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MSI_BASMALAH" svg:font-family="MSI_BASMALAH"/>
    <style:font-face style:name="MSI_Z522" svg:font-family="MSI_Z522" style:font-pitch="variable"/>
    <style:font-face style:name="MSI_Z523" svg:font-family="MSI_Z523" style:font-pitch="variable"/>
    <style:font-face style:name="MSI_Z524" svg:font-family="MSI_Z524" style:font-pitch="variable"/>
    <style:font-face style:name="MSI_Z525" svg:font-family="MSI_Z525" style:font-pitch="variable"/>
    <style:font-face style:name="MSI_Z526" svg:font-family="MSI_Z526" style:font-pitch="variable"/>
    <style:font-face style:name="MSI_Z527" svg:font-family="MSI_Z527" style:font-pitch="variable"/>
    <style:font-face style:name="MSI_Z528" svg:font-family="MSI_Z528" style:font-pitch="variable"/>
    <style:font-face style:name="MSI_Z529" svg:font-family="MSI_Z529" style:font-pitch="variable"/>
    <style:font-face style:name="MSI_Z530" svg:font-family="MSI_Z530" style:font-pitch="variable"/>
    <style:font-face style:name="MSI_Z531" svg:font-family="MSI_Z531" style:font-pitch="variable"/>
    <style:font-face style:name="MSI_Z532" svg:font-family="MSI_Z532" style:font-pitch="variable"/>
    <style:font-face style:name="MSI_Z533" svg:font-family="MSI_Z533" style:font-pitch="variable"/>
    <style:font-face style:name="MSI_Z534" svg:font-family="MSI_Z534" style:font-pitch="variable"/>
    <style:font-face style:name="MSI_Z535" svg:font-family="MSI_Z535" style:font-pitch="variable"/>
    <style:font-face style:name="MSI_Z536" svg:font-family="MSI_Z536" style:font-pitch="variable"/>
    <style:font-face style:name="MSI_Z537" svg:font-family="MSI_Z537" style:font-pitch="variable"/>
    <style:font-face style:name="MSI_Z539" svg:font-family="MSI_Z539" style:font-pitch="variable"/>
    <style:font-face style:name="MSI_Z540" svg:font-family="MSI_Z540" style:font-pitch="variable"/>
    <style:font-face style:name="MSI_Z541" svg:font-family="MSI_Z541" style:font-pitch="variable"/>
    <style:font-face style:name="msi_z538" svg:font-family="msi_z538" style:font-pitch="variable"/>
    <style:font-face style:name="Liberation Serif" svg:font-family="'Liberation Serif'" style:font-family-generic="roman" style:font-pitch="variable"/>
    <style:font-face style:name="QCF_BSML" svg:font-family="QCF_BSML" style:font-family-generic="roman" style:font-pitch="variable"/>
    <style:font-face style:name="QCF_P521" svg:font-family="QCF_P521" style:font-family-generic="roman" style:font-pitch="variable"/>
    <style:font-face style:name="QCF_P522" svg:font-family="QCF_P522" style:font-family-generic="roman" style:font-pitch="variable"/>
    <style:font-face style:name="QCF_P523" svg:font-family="QCF_P523" style:font-family-generic="roman" style:font-pitch="variable"/>
    <style:font-face style:name="QCF_P524" svg:font-family="QCF_P524" style:font-family-generic="roman" style:font-pitch="variable"/>
    <style:font-face style:name="QCF_P525" svg:font-family="QCF_P525" style:font-family-generic="roman" style:font-pitch="variable"/>
    <style:font-face style:name="QCF_P526" svg:font-family="QCF_P526" style:font-family-generic="roman" style:font-pitch="variable"/>
    <style:font-face style:name="QCF_P527" svg:font-family="QCF_P527" style:font-family-generic="roman" style:font-pitch="variable"/>
    <style:font-face style:name="QCF_P528" svg:font-family="QCF_P528" style:font-family-generic="roman" style:font-pitch="variable"/>
    <style:font-face style:name="QCF_P529" svg:font-family="QCF_P529" style:font-family-generic="roman" style:font-pitch="variable"/>
    <style:font-face style:name="QCF_P530" svg:font-family="QCF_P530" style:font-family-generic="roman" style:font-pitch="variable"/>
    <style:font-face style:name="QCF_P531" svg:font-family="QCF_P531" style:font-family-generic="roman" style:font-pitch="variable"/>
    <style:font-face style:name="QCF_P532" svg:font-family="QCF_P532" style:font-family-generic="roman" style:font-pitch="variable"/>
    <style:font-face style:name="QCF_P533" svg:font-family="QCF_P533" style:font-family-generic="roman" style:font-pitch="variable"/>
    <style:font-face style:name="QCF_P534" svg:font-family="QCF_P534" style:font-family-generic="roman" style:font-pitch="variable"/>
    <style:font-face style:name="QCF_P535" svg:font-family="QCF_P535" style:font-family-generic="roman" style:font-pitch="variable"/>
    <style:font-face style:name="QCF_P536" svg:font-family="QCF_P536" style:font-family-generic="roman" style:font-pitch="variable"/>
    <style:font-face style:name="QCF_P537" svg:font-family="QCF_P537" style:font-family-generic="roman" style:font-pitch="variable"/>
    <style:font-face style:name="QCF_P538" svg:font-family="QCF_P538" style:font-family-generic="roman" style:font-pitch="variable"/>
    <style:font-face style:name="QCF_P539" svg:font-family="QCF_P539" style:font-family-generic="roman" style:font-pitch="variable"/>
    <style:font-face style:name="QCF_P540" svg:font-family="QCF_P540" style:font-family-generic="roman" style:font-pitch="variable"/>
    <style:font-face style:name="QCF_P541" svg:font-family="QCF_P54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5281" svg:font-family="QCF_P528" style:font-family-generic="system" style:font-pitch="variable"/>
    <style:font-face style:name="QCF_P5341" svg:font-family="QCF_P534" style:font-family-generic="system" style:font-pitch="variable"/>
    <style:font-face style:name="QCF_P5371" svg:font-family="QCF_P537" style:font-family-generic="system" style:font-pitch="variable"/>
    <style:font-face style:name="QCF_P5381" svg:font-family="QCF_P538" style:font-family-generic="system" style:font-pitch="variable"/>
    <style:font-face style:name="QCF_P5391" svg:font-family="QCF_P539" style:font-family-generic="system" style:font-pitch="variable"/>
    <style:font-face style:name="QCF_P5401" svg:font-family="QCF_P540" style:font-family-generic="system" style:font-pitch="variable"/>
    <style:font-face style:name="QCF_P5411" svg:font-family="QCF_P541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paragraph-rsid="0075019c"/>
    </style:style>
    <style:style style:name="P2" style:family="paragraph" style:parent-style-name="Header">
      <style:paragraph-properties fo:text-align="start" style:justify-single-word="false"/>
      <style:text-properties officeooo:paragraph-rsid="00c359f2"/>
    </style:style>
    <style:style style:name="P3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382a6" style:font-size-asian="23.5pt" style:font-name-complex="MSI_Z525" style:font-size-complex="23.5pt"/>
    </style:style>
    <style:style style:name="P5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20382a6" officeooo:paragraph-rsid="020382a6" style:font-size-asian="23.5pt" style:font-name-complex="MSI_Z525" style:font-size-complex="23.5pt"/>
    </style:style>
    <style:style style:name="P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382a6" style:font-size-asian="23.5pt" style:font-name-complex="MSI_Z526" style:font-size-complex="23.5pt"/>
    </style:style>
    <style:style style:name="P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47569" style:font-size-asian="23.5pt" style:font-name-complex="MSI_Z527" style:font-size-complex="23.5pt"/>
    </style:style>
    <style:style style:name="P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47569" style:font-size-asian="23.5pt" style:font-name-complex="MSI_Z528" style:font-size-complex="23.5pt"/>
    </style:style>
    <style:style style:name="P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527f5" style:font-size-asian="23.5pt" style:font-name-complex="MSI_Z528" style:font-size-complex="23.5pt"/>
    </style:style>
    <style:style style:name="P10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47569" style:font-size-asian="23.5pt" style:font-name-complex="MSI_Z528" style:font-size-complex="23.5pt"/>
    </style:style>
    <style:style style:name="P1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527f5" style:font-size-asian="23.5pt" style:font-name-complex="MSI_Z529" style:font-size-complex="23.5pt"/>
    </style:style>
    <style:style style:name="P1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527f5" style:font-size-asian="23.5pt" style:font-name-complex="MSI_Z530" style:font-size-complex="23.5pt"/>
    </style:style>
    <style:style style:name="P1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53b66" style:font-size-asian="23.5pt" style:font-name-complex="MSI_Z531" style:font-size-complex="23.5pt"/>
    </style:style>
    <style:style style:name="P1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527f5" style:font-size-asian="23.5pt" style:font-name-complex="MSI_Z534" style:font-size-complex="23.5pt"/>
    </style:style>
    <style:style style:name="P1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69e06" style:font-size-asian="23.5pt" style:font-name-complex="MSI_Z532" style:font-size-complex="23.5pt"/>
    </style:style>
    <style:style style:name="P1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69e06" style:font-size-asian="23.5pt" style:font-name-complex="MSI_Z533" style:font-size-complex="23.5pt"/>
    </style:style>
    <style:style style:name="P1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793a3" style:font-size-asian="23.5pt" style:font-name-complex="MSI_Z535" style:font-size-complex="23.5pt"/>
    </style:style>
    <style:style style:name="P18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7db51" style:font-size-asian="23.5pt" style:font-name-complex="MSI_Z535" style:font-size-complex="23.5pt"/>
    </style:style>
    <style:style style:name="P1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8d6f0" style:font-size-asian="23.5pt" style:font-name-complex="MSI_Z536" style:font-size-complex="23.5pt"/>
    </style:style>
    <style:style style:name="P2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ab156" style:font-size-asian="23.5pt" style:font-name-complex="MSI_Z537" style:font-size-complex="23.5pt"/>
    </style:style>
    <style:style style:name="P2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ab156" style:font-size-asian="23.5pt" style:font-name-complex="msi_z538" style:font-size-complex="23.5pt"/>
    </style:style>
    <style:style style:name="P22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ab156" style:font-size-asian="23.5pt" style:font-name-complex="MSI_Z539" style:font-size-complex="23.5pt"/>
    </style:style>
    <style:style style:name="P2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ab156" style:font-size-asian="23.5pt" style:font-name-complex="MSI_Z540" style:font-size-complex="23.5pt"/>
    </style:style>
    <style:style style:name="P24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b38d0" style:font-size-asian="23.5pt" style:font-name-complex="MSI_Z541" style:font-size-complex="23.5pt"/>
    </style:style>
    <style:style style:name="P25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21" fo:font-size="23.5pt" officeooo:rsid="0134ce9b" officeooo:paragraph-rsid="0201df5d" style:font-size-asian="23.5pt" style:font-name-complex="MSI_Z522" style:font-size-complex="23.5pt"/>
    </style:style>
    <style:style style:name="P26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21" fo:font-size="23.5pt" officeooo:rsid="0134ce9b" officeooo:paragraph-rsid="0201df5d" style:font-size-asian="23.5pt" style:font-name-complex="MSI_Z523" style:font-size-complex="23.5pt"/>
    </style:style>
    <style:style style:name="P27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21" fo:font-size="23.5pt" officeooo:rsid="0134ce9b" officeooo:paragraph-rsid="020382a6" style:font-size-asian="23.5pt" style:font-name-complex="MSI_Z524" style:font-size-complex="23.5pt"/>
    </style:style>
    <style:style style:name="P28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23" fo:font-size="23.5pt" officeooo:rsid="020382a6" officeooo:paragraph-rsid="020382a6" style:font-size-asian="23.5pt" style:font-name-complex="MSI_BASMALAH" style:font-size-complex="23.5pt"/>
    </style:style>
    <style:style style:name="P29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31" fo:font-size="23.5pt" officeooo:rsid="0134ce9b" officeooo:paragraph-rsid="020527f5" style:font-size-asian="23.5pt" style:font-name-complex="MSI_Z531" style:font-size-complex="23.5pt"/>
    </style:style>
    <style:style style:name="P30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34" fo:font-size="23.5pt" officeooo:rsid="0134ce9b" officeooo:paragraph-rsid="02069e06" style:font-size-asian="23.5pt" style:font-name-complex="MSI_Z534" style:font-size-complex="23.5pt"/>
    </style:style>
    <style:style style:name="P31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37" fo:font-size="23.5pt" officeooo:rsid="0134ce9b" officeooo:paragraph-rsid="0208d6f0" style:font-size-asian="23.5pt" style:font-name-complex="MSI_Z537" style:font-size-complex="23.5pt"/>
    </style:style>
    <style:style style:name="P32" style:family="paragraph" style:parent-style-name="Standard">
      <style:paragraph-properties fo:text-align="center" style:justify-single-word="fals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20382a6" officeooo:paragraph-rsid="020382a6" style:font-size-asian="23.5pt" style:font-name-complex="MSI_Z526" style:font-size-complex="23.5pt"/>
    </style:style>
    <style:style style:name="P33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47569" style:font-size-asian="23.5pt" style:font-name-complex="MSI_Z527" style:font-size-complex="23.5pt"/>
    </style:style>
    <style:style style:name="P34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527f5" style:font-size-asian="23.5pt" style:font-name-complex="MSI_Z529" style:font-size-complex="23.5pt"/>
    </style:style>
    <style:style style:name="P35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527f5" style:font-size-asian="23.5pt" style:font-name-complex="MSI_Z530" style:font-size-complex="23.5pt"/>
    </style:style>
    <style:style style:name="P36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69e06" style:font-size-asian="23.5pt" style:font-name-complex="MSI_Z532" style:font-size-complex="23.5pt"/>
    </style:style>
    <style:style style:name="P37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69e06" style:font-size-asian="23.5pt" style:font-name-complex="MSI_Z533" style:font-size-complex="23.5pt"/>
    </style:style>
    <style:style style:name="P38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793a3" style:font-size-asian="23.5pt" style:font-name-complex="MSI_Z535" style:font-size-complex="23.5pt"/>
    </style:style>
    <style:style style:name="P39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8d6f0" style:font-size-asian="23.5pt" style:font-name-complex="MSI_Z536" style:font-size-complex="23.5pt"/>
    </style:style>
    <style:style style:name="P40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ab156" style:font-size-asian="23.5pt" style:font-name-complex="msi_z538" style:font-size-complex="23.5pt"/>
    </style:style>
    <style:style style:name="P41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ab156" style:font-size-asian="23.5pt" style:font-name-complex="MSI_Z539" style:font-size-complex="23.5pt"/>
    </style:style>
    <style:style style:name="P42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ab156" style:font-size-asian="23.5pt" style:font-name-complex="MSI_Z540" style:font-size-complex="23.5pt"/>
    </style:style>
    <style:style style:name="P43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b38d0" style:font-size-asian="23.5pt" style:font-name-complex="MSI_Z541" style:font-size-complex="23.5pt"/>
    </style:style>
    <style:style style:name="P44" style:family="paragraph" style:parent-style-name="Standard">
      <style:paragraph-properties fo:text-align="justify" fo:text-align-last="justify" style:justify-single-word="true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21" fo:font-size="23.5pt" officeooo:rsid="0134ce9b" officeooo:paragraph-rsid="020382a6" style:font-size-asian="23.5pt" style:font-name-complex="MSI_Z524" style:font-size-complex="23.5pt"/>
    </style:style>
    <style:style style:name="P45" style:family="paragraph" style:parent-style-name="Standard" style:master-page-name="Standard">
      <style:paragraph-properties fo:text-align="justify" fo:text-align-last="justify" style:justify-single-word="true" style:page-number="522" fo:break-before="auto" fo:break-after="auto" style:writing-mode="rl-tb">
        <style:tab-stops>
          <style:tab-stop style:position="1.4673in"/>
        </style:tab-stops>
      </style:paragraph-properties>
      <style:text-properties style:use-window-font-color="true" style:font-name="QCF_P521" fo:font-size="23.5pt" officeooo:rsid="0134ce9b" officeooo:paragraph-rsid="0201df5d" style:font-size-asian="23.5pt" style:font-name-complex="MSI_Z522" style:font-size-complex="23.5pt"/>
    </style:style>
    <style:style style:name="P46" style:family="paragraph" style:parent-style-name="Standard" style:master-page-name="ganti_20_surat">
      <style:paragraph-properties fo:text-align="justify" fo:text-align-last="justify" style:justify-single-word="tru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21" fo:font-size="23.5pt" officeooo:rsid="0134ce9b" officeooo:paragraph-rsid="0201df5d" style:font-size-asian="23.5pt" style:font-name-complex="MSI_Z523" style:font-size-complex="23.5pt"/>
    </style:style>
    <style:style style:name="P47" style:family="paragraph" style:parent-style-name="Standard" style:master-page-name="ganti_20_surat2">
      <style:paragraph-properties fo:text-align="justify" fo:text-align-last="justify" style:justify-single-word="tru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382a6" style:font-size-asian="23.5pt" style:font-name-complex="MSI_Z525" style:font-size-complex="23.5pt"/>
    </style:style>
    <style:style style:name="P48" style:family="paragraph" style:parent-style-name="Standard" style:master-page-name="ganti_20_surat3">
      <style:paragraph-properties fo:text-align="justify" fo:text-align-last="justify" style:justify-single-word="tru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47569" style:font-size-asian="23.5pt" style:font-name-complex="MSI_Z528" style:font-size-complex="23.5pt"/>
    </style:style>
    <style:style style:name="P49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28" fo:font-size="23.5pt" officeooo:rsid="020527f5" officeooo:paragraph-rsid="020527f5" style:font-size-asian="23.5pt" style:font-name-complex="MSI_BASMALAH" style:font-size-complex="23.5pt"/>
    </style:style>
    <style:style style:name="P50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31" fo:font-size="23.5pt" officeooo:rsid="020527f5" officeooo:paragraph-rsid="020527f5" style:font-size-asian="23.5pt" style:font-name-complex="MSI_BASMALAH" style:font-size-complex="23.5pt"/>
    </style:style>
    <style:style style:name="P51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34" fo:font-size="23.5pt" officeooo:rsid="020527f5" officeooo:paragraph-rsid="020527f5" style:font-size-asian="23.5pt" style:font-name-complex="MSI_BASMALAH" style:font-size-complex="23.5pt"/>
    </style:style>
    <style:style style:name="P52" style:family="paragraph" style:parent-style-name="Standard">
      <style:paragraph-properties fo:text-align="center" style:justify-single-word="false" style:writing-mode="rl-tb">
        <style:tab-stops>
          <style:tab-stop style:position="1.4673in"/>
        </style:tab-stops>
      </style:paragraph-properties>
      <style:text-properties style:use-window-font-color="true" style:font-name="QCF_P537" fo:font-size="23.5pt" officeooo:rsid="020ab156" officeooo:paragraph-rsid="020ab156" style:font-size-asian="23.5pt" style:font-name-complex="MSI_BASMALAH" style:font-size-complex="23.5pt"/>
    </style:style>
    <style:style style:name="P53" style:family="paragraph" style:parent-style-name="Standard">
      <style:paragraph-properties fo:text-align="justify" fo:text-align-last="justify" style:justify-single-word="true" style:writing-mode="rl-tb">
        <style:tab-stops>
          <style:tab-stop style:position="1.4673in"/>
        </style:tab-stops>
      </style:paragraph-properties>
      <style:text-properties style:use-window-font-color="true" style:font-name="QCF_P524" fo:font-size="23.5pt" officeooo:rsid="0134ce9b" officeooo:paragraph-rsid="020c7da9" style:font-size-asian="23.5pt" style:font-name-complex="MSI_Z535" style:font-size-complex="23.5pt"/>
    </style:style>
    <style:style style:name="P54" style:family="paragraph" style:parent-style-name="Standard" style:master-page-name="ganti_20_surat4">
      <style:paragraph-properties fo:text-align="justify" fo:text-align-last="justify" style:justify-single-word="tru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31" fo:font-size="23.5pt" officeooo:rsid="0134ce9b" officeooo:paragraph-rsid="020527f5" style:font-size-asian="23.5pt" style:font-name-complex="MSI_Z531" style:font-size-complex="23.5pt"/>
    </style:style>
    <style:style style:name="P55" style:family="paragraph" style:parent-style-name="Standard" style:master-page-name="ganti_20_surat5">
      <style:paragraph-properties fo:text-align="justify" fo:text-align-last="justify" style:justify-single-word="tru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34" fo:font-size="23.5pt" officeooo:rsid="0134ce9b" officeooo:paragraph-rsid="02069e06" style:font-size-asian="23.5pt" style:font-name-complex="MSI_Z534" style:font-size-complex="23.5pt"/>
    </style:style>
    <style:style style:name="P56" style:family="paragraph" style:parent-style-name="Standard" style:master-page-name="ganti_20_surat6">
      <style:paragraph-properties fo:text-align="justify" fo:text-align-last="justify" style:justify-single-word="true" style:page-number="auto" fo:break-before="page" style:writing-mode="rl-tb">
        <style:tab-stops>
          <style:tab-stop style:position="1.4673in"/>
        </style:tab-stops>
      </style:paragraph-properties>
      <style:text-properties style:use-window-font-color="true" style:font-name="QCF_P537" fo:font-size="23.5pt" officeooo:rsid="0134ce9b" officeooo:paragraph-rsid="0208d6f0" style:font-size-asian="23.5pt" style:font-name-complex="MSI_Z537" style:font-size-complex="23.5pt"/>
    </style:style>
    <style:style style:name="T1" style:family="text">
      <style:text-properties style:font-name="Liberation Sans Narrow"/>
    </style:style>
    <style:style style:name="T2" style:family="text">
      <style:text-properties style:font-name="Liberation Sans Narrow" fo:font-size="10pt" officeooo:rsid="0075019c" style:font-size-asian="8pt" style:font-size-complex="8pt"/>
    </style:style>
    <style:style style:name="T3" style:family="text">
      <style:text-properties style:font-name="Liberation Sans Narrow" fo:font-size="10pt" officeooo:rsid="01dabfa1" style:font-size-asian="8pt" style:font-size-complex="8pt"/>
    </style:style>
    <style:style style:name="T4" style:family="text">
      <style:text-properties style:font-name="Liberation Sans Narrow" fo:font-size="10pt" officeooo:rsid="01f67100" style:font-size-asian="8pt" style:font-size-complex="8pt"/>
    </style:style>
    <style:style style:name="T5" style:family="text">
      <style:text-properties style:font-name="Liberation Sans Narrow" fo:font-size="10pt" officeooo:rsid="015e6cbb" style:font-size-asian="8pt" style:font-size-complex="8pt"/>
    </style:style>
    <style:style style:name="T6" style:family="text">
      <style:text-properties style:font-name="Liberation Sans Narrow" fo:font-size="10pt" officeooo:rsid="019c7e8c" style:font-size-asian="8pt" style:font-size-complex="8pt"/>
    </style:style>
    <style:style style:name="T7" style:family="text">
      <style:text-properties style:font-name="Liberation Sans Narrow" fo:font-size="10pt" officeooo:rsid="01fa2a46" style:font-size-asian="8pt" style:font-size-complex="8pt"/>
    </style:style>
    <style:style style:name="T8" style:family="text">
      <style:text-properties style:font-name="Liberation Sans Narrow" fo:font-size="10pt" officeooo:rsid="01e3d5c0" style:font-size-asian="8pt" style:font-size-complex="8pt"/>
    </style:style>
    <style:style style:name="T9" style:family="text">
      <style:text-properties style:font-name="Liberation Sans Narrow" fo:font-size="10pt" officeooo:rsid="01fad878" style:font-size-asian="8pt" style:font-size-complex="8pt"/>
    </style:style>
    <style:style style:name="T10" style:family="text">
      <style:text-properties style:font-name="Liberation Sans Narrow" fo:font-size="10pt" officeooo:rsid="01faf2ff" style:font-size-asian="8pt" style:font-size-complex="8pt"/>
    </style:style>
    <style:style style:name="T11" style:family="text">
      <style:text-properties style:font-name="Liberation Sans Narrow" fo:font-size="10pt" officeooo:rsid="01c0fc98" style:font-size-asian="8pt" style:font-size-complex="8pt"/>
    </style:style>
    <style:style style:name="T12" style:family="text">
      <style:text-properties style:font-name="Liberation Sans Narrow" fo:font-size="10pt" officeooo:rsid="01fbef86" style:font-size-asian="8pt" style:font-size-complex="8pt"/>
    </style:style>
    <style:style style:name="T13" style:family="text">
      <style:text-properties style:font-name="Liberation Sans Narrow" fo:font-size="10pt" officeooo:rsid="0075019c" style:font-size-asian="10pt" style:font-size-complex="10pt"/>
    </style:style>
    <style:style style:name="T14" style:family="text">
      <style:text-properties style:font-name="Liberation Sans Narrow" fo:font-size="10pt" officeooo:rsid="01dff3d2" style:font-size-asian="10pt" style:font-size-complex="10pt"/>
    </style:style>
    <style:style style:name="T15" style:family="text">
      <style:text-properties style:font-name="Liberation Sans Narrow" fo:font-size="10pt" officeooo:rsid="01f71ac8" style:font-size-asian="10pt" style:font-size-complex="10pt"/>
    </style:style>
    <style:style style:name="T16" style:family="text">
      <style:text-properties style:font-name="Liberation Sans Narrow" fo:font-size="10pt" officeooo:rsid="016128c4" style:font-size-asian="10pt" style:font-size-complex="10pt"/>
    </style:style>
    <style:style style:name="T17" style:family="text">
      <style:text-properties style:font-name="Liberation Sans Narrow" fo:font-size="10pt" officeooo:rsid="01c515fe" style:font-size-asian="10pt" style:font-size-complex="10pt"/>
    </style:style>
    <style:style style:name="T18" style:family="text">
      <style:text-properties style:font-name="Liberation Sans Narrow" fo:font-size="10pt" officeooo:rsid="01f8c6f7" style:font-size-asian="10pt" style:font-size-complex="10pt"/>
    </style:style>
    <style:style style:name="T19" style:family="text">
      <style:text-properties style:font-name="Liberation Sans Narrow" fo:font-size="10pt" officeooo:rsid="0163d1a8" style:font-size-asian="10pt" style:font-size-complex="10pt"/>
    </style:style>
    <style:style style:name="T20" style:family="text">
      <style:text-properties style:font-name="QCF_P525"/>
    </style:style>
    <style:style style:name="T21" style:family="text">
      <style:text-properties style:font-name="QCF_P525" style:font-name-complex="MSI_BASMALAH"/>
    </style:style>
    <style:style style:name="T22" style:family="text">
      <style:text-properties style:font-name="QCF_P526"/>
    </style:style>
    <style:style style:name="T23" style:family="text">
      <style:text-properties style:font-name="QCF_P526" style:font-name-complex="MSI_BASMALAH"/>
    </style:style>
    <style:style style:name="T24" style:family="text">
      <style:text-properties style:font-name="QCF_P527"/>
    </style:style>
    <style:style style:name="T25" style:family="text">
      <style:text-properties style:font-name="QCF_P528"/>
    </style:style>
    <style:style style:name="T26" style:family="text">
      <style:text-properties style:font-name="QCF_BSML"/>
    </style:style>
    <style:style style:name="T27" style:family="text">
      <style:text-properties style:font-name="QCF_P529"/>
    </style:style>
    <style:style style:name="T28" style:family="text">
      <style:text-properties style:font-name="QCF_P530"/>
    </style:style>
    <style:style style:name="T29" style:family="text">
      <style:text-properties style:font-name="QCF_P531"/>
    </style:style>
    <style:style style:name="T30" style:family="text">
      <style:text-properties style:font-name="QCF_P532"/>
    </style:style>
    <style:style style:name="T31" style:family="text">
      <style:text-properties style:font-name="QCF_P533"/>
    </style:style>
    <style:style style:name="T32" style:family="text">
      <style:text-properties style:font-name="QCF_P534"/>
    </style:style>
    <style:style style:name="T33" style:family="text">
      <style:text-properties style:font-name="QCF_P535"/>
    </style:style>
    <style:style style:name="T34" style:family="text">
      <style:text-properties style:font-name="QCF_P536"/>
    </style:style>
    <style:style style:name="T35" style:family="text">
      <style:text-properties style:font-name="QCF_P537"/>
    </style:style>
    <style:style style:name="T36" style:family="text">
      <style:text-properties style:font-name="QCF_P538"/>
    </style:style>
    <style:style style:name="T37" style:family="text">
      <style:text-properties style:font-name="QCF_P539"/>
    </style:style>
    <style:style style:name="T38" style:family="text">
      <style:text-properties style:font-name="QCF_P540"/>
    </style:style>
    <style:style style:name="T39" style:family="text">
      <style:text-properties style:font-name="QCF_P541"/>
    </style:style>
    <style:style style:name="T40" style:family="text">
      <style:text-properties style:font-name="QCF_P523"/>
    </style:style>
    <style:style style:name="T41" style:family="text">
      <style:text-properties style:font-name="QCF_P522"/>
    </style:style>
    <style:style style:name="T42" style:family="text">
      <style:text-properties style:font-name="QCF_P524"/>
    </style:style>
    <style:style style:name="T43" style:family="text">
      <style:text-properties style:font-name-complex="MSI_BASMALA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span text:style-name="T40">ﭑ</text:span><text:span text:style-name="T1"> </text:span><text:span text:style-name="T41">ﭒ</text:span><text:span text:style-name="T1"> </text:span><text:span text:style-name="T41">ﭓ</text:span><text:span text:style-name="T1"> </text:span><text:span text:style-name="T41">ﭔ</text:span><text:span text:style-name="T1"> </text:span><text:span text:style-name="T41">ﭕ</text:span><text:span text:style-name="T1"> </text:span><text:span text:style-name="T41">ﭖ</text:span><text:span text:style-name="T1"> </text:span><text:span text:style-name="T41">ﭗ</text:span><text:span text:style-name="T1"> </text:span><text:span text:style-name="T41">ﭘ</text:span><text:span text:style-name="T1"> </text:span><text:span text:style-name="T41">ﭙ</text:span><text:span text:style-name="T1"> </text:span><text:span text:style-name="T41">ﭚ</text:span><text:span text:style-name="T1"> </text:span><text:span text:style-name="T41">ﭛ</text:span><text:span text:style-name="T1"> </text:span><text:span text:style-name="T41">ﭜ</text:span></text:p>
      <text:p text:style-name="P25"><text:span text:style-name="T1"><text:s/></text:span><text:span text:style-name="T41">ﭝ</text:span><text:span text:style-name="T1"> </text:span><text:span text:style-name="T41">ﭞ</text:span><text:span text:style-name="T1"> </text:span><text:span text:style-name="T41">ﭟ</text:span><text:span text:style-name="T1"> </text:span><text:span text:style-name="T41">ﭠ</text:span><text:span text:style-name="T1"> </text:span><text:span text:style-name="T41">ﭡ</text:span><text:span text:style-name="T1"> </text:span><text:span text:style-name="T41">ﭢ</text:span><text:span text:style-name="T1"> </text:span><text:span text:style-name="T41">ﭣ</text:span><text:span text:style-name="T1"> </text:span><text:span text:style-name="T41">ﭤ</text:span><text:span text:style-name="T1"> </text:span><text:span text:style-name="T41">ﭥ</text:span><text:span text:style-name="T1"> </text:span><text:span text:style-name="T41">ﭦ</text:span><text:span text:style-name="T1"> </text:span><text:span text:style-name="T41">ﭧ</text:span></text:p>
      <text:p text:style-name="P25"><text:span text:style-name="T1"><text:s/></text:span><text:span text:style-name="T41">ﭨ</text:span><text:span text:style-name="T1"> </text:span><text:span text:style-name="T41">ﭩ</text:span><text:span text:style-name="T1"> </text:span><text:span text:style-name="T41">ﭪ</text:span><text:span text:style-name="T1"> </text:span><text:span text:style-name="T41">ﭫ</text:span><text:span text:style-name="T1"> </text:span><text:span text:style-name="T41">ﭬ</text:span><text:span text:style-name="T1"> </text:span><text:span text:style-name="T41">ﭭ</text:span><text:span text:style-name="T1"> </text:span><text:span text:style-name="T41">ﭮ</text:span><text:span text:style-name="T1"> </text:span><text:span text:style-name="T41">ﭯ</text:span><text:span text:style-name="T1"> </text:span><text:span text:style-name="T41">ﭰ</text:span><text:span text:style-name="T1"> </text:span><text:span text:style-name="T41">ﭱ</text:span><text:span text:style-name="T1"> </text:span><text:span text:style-name="T41">ﭲ</text:span></text:p>
      <text:p text:style-name="P25"><text:span text:style-name="T1"><text:s/></text:span><text:span text:style-name="T41">ﭳ</text:span><text:span text:style-name="T1"> </text:span><text:span text:style-name="T41">ﭴ</text:span><text:span text:style-name="T1"> </text:span><text:span text:style-name="T41">ﭵ</text:span><text:span text:style-name="T1"> </text:span><text:span text:style-name="T41">ﭶ</text:span><text:span text:style-name="T1"> </text:span><text:span text:style-name="T41">ﭷ</text:span><text:span text:style-name="T1"> </text:span><text:span text:style-name="T41">ﭸ</text:span><text:span text:style-name="T1"> </text:span><text:span text:style-name="T41">ﭹ</text:span><text:span text:style-name="T1"> </text:span><text:span text:style-name="T41">ﭺ</text:span><text:span text:style-name="T1"> </text:span><text:span text:style-name="T41">ﭻ</text:span><text:span text:style-name="T1"> </text:span><text:span text:style-name="T41">ﭼ</text:span><text:span text:style-name="T1"> </text:span><text:span text:style-name="T41">ﭽ</text:span></text:p>
      <text:p text:style-name="P25"><text:span text:style-name="T1"><text:s/></text:span><text:span text:style-name="T41">ﭾ</text:span><text:span text:style-name="T1"> </text:span><text:span text:style-name="T41">ﭿ</text:span><text:span text:style-name="T1"> </text:span><text:span text:style-name="T41">ﮀ</text:span><text:span text:style-name="T1"> </text:span><text:span text:style-name="T41">ﮁ</text:span><text:span text:style-name="T1"> </text:span><text:span text:style-name="T41">ﮂ</text:span><text:span text:style-name="T1"> </text:span><text:span text:style-name="T41">ﮃ</text:span><text:span text:style-name="T1"> </text:span><text:span text:style-name="T41">ﮄ</text:span><text:span text:style-name="T1"> </text:span><text:span text:style-name="T41">ﮅ</text:span><text:span text:style-name="T1"> </text:span><text:span text:style-name="T41">ﮆ</text:span><text:span text:style-name="T1"> </text:span><text:span text:style-name="T41">ﮇ</text:span></text:p>
      <text:p text:style-name="P25"><text:span text:style-name="T1"><text:s/></text:span><text:span text:style-name="T41">ﮈ</text:span><text:span text:style-name="T1"> </text:span><text:span text:style-name="T41">ﮉ</text:span><text:span text:style-name="T1"> </text:span><text:span text:style-name="T41">ﮊ</text:span><text:span text:style-name="T1"> </text:span><text:span text:style-name="T41">ﮋ</text:span><text:span text:style-name="T1"> </text:span><text:span text:style-name="T41">ﮌ</text:span><text:span text:style-name="T1"> </text:span><text:span text:style-name="T41">ﮍ</text:span><text:span text:style-name="T1"> </text:span><text:span text:style-name="T41">ﮎ</text:span><text:span text:style-name="T1"> </text:span><text:span text:style-name="T41">ﮏ</text:span><text:span text:style-name="T1"> </text:span><text:span text:style-name="T41">ﮐ</text:span><text:span text:style-name="T1"> </text:span><text:span text:style-name="T41">ﮑ</text:span><text:span text:style-name="T1"> </text:span><text:span text:style-name="T41">ﮒ</text:span></text:p>
      <text:p text:style-name="P25"><text:span text:style-name="T1"><text:s/></text:span><text:span text:style-name="T41">ﮓ</text:span><text:span text:style-name="T1"> </text:span><text:span text:style-name="T41">ﮔ</text:span><text:span text:style-name="T1"> </text:span><text:span text:style-name="T41">ﮕ</text:span><text:span text:style-name="T1"> </text:span><text:span text:style-name="T41">ﮖ</text:span><text:span text:style-name="T1"> </text:span><text:span text:style-name="T41">ﮗ</text:span><text:span text:style-name="T1"> </text:span><text:span text:style-name="T41">ﮘ</text:span><text:span text:style-name="T1"> </text:span><text:span text:style-name="T41">ﮙ</text:span><text:span text:style-name="T1"> </text:span><text:span text:style-name="T41">ﮚ</text:span><text:span text:style-name="T1"> </text:span><text:span text:style-name="T41">ﮛ</text:span><text:span text:style-name="T1"> </text:span><text:span text:style-name="T41">ﮜ</text:span><text:span text:style-name="T1"> </text:span><text:span text:style-name="T41">ﮝ</text:span><text:span text:style-name="T1"> </text:span><text:span text:style-name="T41">ﮞ</text:span></text:p>
      <text:p text:style-name="P25"><text:span text:style-name="T1"><text:s/></text:span><text:span text:style-name="T41">ﮟ</text:span><text:span text:style-name="T1"> </text:span><text:span text:style-name="T41">ﮠ</text:span><text:span text:style-name="T1"> </text:span><text:span text:style-name="T41">ﮡ</text:span><text:span text:style-name="T1"> </text:span><text:span text:style-name="T41">ﮢ</text:span><text:span text:style-name="T1"> </text:span><text:span text:style-name="T41">ﮣ</text:span><text:span text:style-name="T1"> </text:span><text:span text:style-name="T41">ﮤ</text:span><text:span text:style-name="T1"> </text:span><text:span text:style-name="T41">ﮥ</text:span><text:span text:style-name="T1"> </text:span><text:span text:style-name="T41">ﮦ</text:span><text:span text:style-name="T1"> </text:span><text:span text:style-name="T41">ﮧ</text:span><text:span text:style-name="T1"> </text:span><text:span text:style-name="T41">ﮨ</text:span><text:span text:style-name="T1"> </text:span><text:span text:style-name="T41">ﮩ</text:span><text:span text:style-name="T1"> </text:span><text:span text:style-name="T41">ﮪ</text:span></text:p>
      <text:p text:style-name="P25"><text:span text:style-name="T1"><text:s/></text:span><text:span text:style-name="T41">ﮫ</text:span><text:span text:style-name="T1"> </text:span><text:span text:style-name="T41">ﮬ</text:span><text:span text:style-name="T1"> </text:span><text:span text:style-name="T41">ﮭ</text:span><text:span text:style-name="T1"> </text:span><text:span text:style-name="T41">ﮮ</text:span><text:span text:style-name="T1"> </text:span><text:span text:style-name="T41">ﮯ</text:span><text:span text:style-name="T1"> </text:span><text:span text:style-name="T41">ﮰ</text:span><text:span text:style-name="T1"> </text:span><text:span text:style-name="T41">ﮱ</text:span><text:span text:style-name="T1"> </text:span><text:span text:style-name="T41">ﯓ</text:span><text:span text:style-name="T1"> </text:span><text:span text:style-name="T41">ﯔ</text:span><text:span text:style-name="T1"> </text:span><text:span text:style-name="T41">ﯕ</text:span><text:span text:style-name="T1"> </text:span><text:span text:style-name="T41">ﯖ</text:span><text:span text:style-name="T1"> </text:span><text:span text:style-name="T41">ﯗ</text:span><text:span text:style-name="T1"> </text:span><text:span text:style-name="T41">ﯘ</text:span></text:p>
      <text:p text:style-name="P25"><text:span text:style-name="T1"><text:s/></text:span><text:span text:style-name="T41">ﯙ</text:span><text:span text:style-name="T1"> </text:span><text:span text:style-name="T41">ﯚ</text:span><text:span text:style-name="T1"> </text:span><text:span text:style-name="T41">ﯛ</text:span><text:span text:style-name="T1"> </text:span><text:span text:style-name="T41">ﯜ</text:span><text:span text:style-name="T1"> </text:span><text:span text:style-name="T41">ﯝ</text:span><text:span text:style-name="T1"> </text:span><text:span text:style-name="T41">ﯞ</text:span><text:span text:style-name="T1"> </text:span><text:span text:style-name="T41">ﯟ</text:span><text:span text:style-name="T1"> </text:span><text:span text:style-name="T41">ﯠ</text:span><text:span text:style-name="T1"> </text:span><text:span text:style-name="T41">ﯡ</text:span></text:p>
      <text:p text:style-name="P25"><text:span text:style-name="T1"><text:s/></text:span><text:span text:style-name="T41">ﯢ</text:span><text:span text:style-name="T1"> </text:span><text:span text:style-name="T41">ﯣ</text:span><text:span text:style-name="T1"> </text:span><text:span text:style-name="T41">ﯤ</text:span><text:span text:style-name="T1"> </text:span><text:span text:style-name="T41">ﯥ</text:span><text:span text:style-name="T1"> </text:span><text:span text:style-name="T41">ﯦ</text:span><text:span text:style-name="T1"> </text:span><text:span text:style-name="T41">ﯧ</text:span><text:span text:style-name="T1"> </text:span><text:span text:style-name="T41">ﯨ</text:span><text:span text:style-name="T1"> </text:span><text:span text:style-name="T41">ﯩﯪ</text:span><text:span text:style-name="T1"> </text:span><text:span text:style-name="T41">ﯫ</text:span><text:span text:style-name="T1"> </text:span><text:span text:style-name="T41">ﯬ</text:span><text:span text:style-name="T1"> </text:span><text:span text:style-name="T41">ﯭ</text:span></text:p>
      <text:p text:style-name="P25"><text:span text:style-name="T1"><text:s/></text:span><text:span text:style-name="T41">ﯮ</text:span><text:span text:style-name="T1"> </text:span><text:span text:style-name="T41">ﯯ</text:span><text:span text:style-name="T1"> </text:span><text:span text:style-name="T41">ﯰ</text:span><text:span text:style-name="T1"> </text:span><text:span text:style-name="T41">ﯱ</text:span><text:span text:style-name="T1"> </text:span><text:span text:style-name="T41">ﯲ</text:span><text:span text:style-name="T1"> </text:span><text:span text:style-name="T41">ﯳ</text:span><text:span text:style-name="T1"> </text:span><text:span text:style-name="T41">ﯴ</text:span><text:span text:style-name="T1"> </text:span><text:span text:style-name="T41">ﯵ</text:span><text:span text:style-name="T1"> </text:span><text:span text:style-name="T41">ﯶ</text:span></text:p>
      <text:p text:style-name="P25"><text:span text:style-name="T1"><text:s/></text:span><text:span text:style-name="T41">ﯷ</text:span><text:span text:style-name="T1"> </text:span><text:span text:style-name="T41">ﯸ</text:span><text:span text:style-name="T1"> </text:span><text:span text:style-name="T41">ﯹ</text:span><text:span text:style-name="T1"> </text:span><text:span text:style-name="T41">ﯺ</text:span><text:span text:style-name="T1"> </text:span><text:span text:style-name="T41">ﯻ</text:span><text:span text:style-name="T1"> </text:span><text:span text:style-name="T41">ﯼ</text:span><text:span text:style-name="T1"> </text:span><text:span text:style-name="T41">ﯽ</text:span><text:span text:style-name="T1"> </text:span><text:span text:style-name="T41">ﯾ</text:span><text:span text:style-name="T1"> </text:span><text:span text:style-name="T41">ﯿ</text:span></text:p>
      <text:p text:style-name="P25"><text:span text:style-name="T1"><text:s/></text:span><text:span text:style-name="T41">ﰀ</text:span><text:span text:style-name="T1"> </text:span><text:span text:style-name="T41">ﰁ</text:span><text:span text:style-name="T1"> </text:span><text:span text:style-name="T41">ﰂ</text:span><text:span text:style-name="T1"> </text:span><text:span text:style-name="T41">ﰃ</text:span><text:span text:style-name="T1"> </text:span><text:span text:style-name="T41">ﰄ</text:span><text:span text:style-name="T1"> </text:span><text:span text:style-name="T41">ﰅﰆ</text:span><text:span text:style-name="T1"> </text:span><text:span text:style-name="T41">ﰇ</text:span><text:span text:style-name="T1"> </text:span><text:span text:style-name="T41">ﰈ</text:span><text:span text:style-name="T1"> </text:span><text:span text:style-name="T41">ﰉ</text:span><text:span text:style-name="T1"> </text:span><text:span text:style-name="T41">ﰊ</text:span><text:span text:style-name="T1"> </text:span><text:span text:style-name="T41">ﰋ</text:span><text:span text:style-name="T1"> </text:span><text:span text:style-name="T41">ﰌ</text:span></text:p>
      <text:p text:style-name="P25"><text:span text:style-name="T1"><text:s/></text:span><text:span text:style-name="T41">ﰍ</text:span><text:span text:style-name="T1"> </text:span><text:span text:style-name="T41">ﰎ</text:span><text:span text:style-name="T1"> </text:span><text:span text:style-name="T41">ﰏ</text:span><text:span text:style-name="T1"> </text:span><text:span text:style-name="T41">ﰐ</text:span><text:span text:style-name="T1"> </text:span><text:span text:style-name="T41">ﰑ</text:span><text:span text:style-name="T1"> </text:span><text:span text:style-name="T41">ﰒﰓ</text:span><text:span text:style-name="T1"> </text:span><text:span text:style-name="T41">ﰔ</text:span><text:span text:style-name="T1"> </text:span><text:span text:style-name="T41">ﰕ</text:span><text:span text:style-name="T1"> </text:span><text:span text:style-name="T41">ﰖ</text:span><text:span text:style-name="T1"> </text:span><text:span text:style-name="T41">ﰗ</text:span><text:span text:style-name="T1"> </text:span><text:span text:style-name="T41">ﰘ</text:span><text:span text:style-name="T1"> </text:span><text:span text:style-name="T41">ﰙ</text:span></text:p>
      <text:p text:style-name="P46"><text:span text:style-name="T40">ﭑ</text:span><text:span text:style-name="T1"> </text:span><text:span text:style-name="T40">ﭒ</text:span><text:span text:style-name="T1"> </text:span><text:span text:style-name="T40">ﭓ</text:span><text:span text:style-name="T1"> </text:span><text:span text:style-name="T40">ﭔ</text:span><text:span text:style-name="T1"> </text:span><text:span text:style-name="T40">ﭕ</text:span><text:span text:style-name="T1"> </text:span><text:span text:style-name="T40">ﭖ</text:span><text:span text:style-name="T1"> </text:span><text:span text:style-name="T40">ﭗ</text:span><text:span text:style-name="T1"> </text:span><text:span text:style-name="T40">ﭘ</text:span><text:span text:style-name="T1"> </text:span><text:span text:style-name="T40">ﭙ</text:span><text:span text:style-name="T1"> </text:span><text:span text:style-name="T40">ﭚ</text:span><text:span text:style-name="T1"> </text:span><text:span text:style-name="T40">ﭛ</text:span><text:span text:style-name="T1"> </text:span><text:span text:style-name="T40">ﭜ</text:span><text:span text:style-name="T1"> </text:span><text:span text:style-name="T40">ﭝ</text:span></text:p>
      <text:p text:style-name="P26"><text:span text:style-name="T1"><text:s/></text:span><text:span text:style-name="T40">ﭞ</text:span><text:span text:style-name="T1"> </text:span><text:span text:style-name="T40">ﭟ</text:span><text:span text:style-name="T1"> </text:span><text:span text:style-name="T40">ﭠﭡ</text:span><text:span text:style-name="T1"> </text:span><text:span text:style-name="T40">ﭢ</text:span><text:span text:style-name="T1"> </text:span><text:span text:style-name="T40">ﭣ</text:span><text:span text:style-name="T1"> </text:span><text:span text:style-name="T40">ﭤ</text:span><text:span text:style-name="T1"> </text:span><text:span text:style-name="T40">ﭥ</text:span><text:span text:style-name="T1"> </text:span><text:span text:style-name="T40">ﭦ</text:span><text:span text:style-name="T1"> </text:span><text:span text:style-name="T40">ﭧ</text:span><text:span text:style-name="T1"> </text:span><text:span text:style-name="T40">ﭨ</text:span><text:span text:style-name="T1"> </text:span><text:span text:style-name="T40">ﭩ</text:span><text:span text:style-name="T1"> </text:span><text:span text:style-name="T40">ﭪ</text:span></text:p>
      <text:p text:style-name="P26"><text:span text:style-name="T1"><text:s/></text:span><text:span text:style-name="T40">ﭫ</text:span><text:span text:style-name="T1"> </text:span><text:span text:style-name="T40">ﭬ</text:span><text:span text:style-name="T1"> </text:span><text:span text:style-name="T40">ﭭ</text:span><text:span text:style-name="T1"> </text:span><text:span text:style-name="T40">ﭮ</text:span><text:span text:style-name="T1"> </text:span><text:span text:style-name="T40">ﭯ</text:span><text:span text:style-name="T1"> </text:span><text:span text:style-name="T40">ﭰ</text:span><text:span text:style-name="T1"> </text:span><text:span text:style-name="T40">ﭱ</text:span><text:span text:style-name="T1"> </text:span><text:span text:style-name="T40">ﭲ</text:span><text:span text:style-name="T1"> </text:span><text:span text:style-name="T40">ﭳ</text:span><text:span text:style-name="T1"> </text:span><text:span text:style-name="T40">ﭴ</text:span></text:p>
      <text:p text:style-name="P26"><text:span text:style-name="T1"><text:s/></text:span><text:span text:style-name="T40">ﭵ</text:span><text:span text:style-name="T1"> </text:span><text:span text:style-name="T40">ﭶ</text:span><text:span text:style-name="T1"> </text:span><text:span text:style-name="T40">ﭷ</text:span><text:span text:style-name="T1"> </text:span><text:span text:style-name="T40">ﭸ</text:span><text:span text:style-name="T1"> </text:span><text:span text:style-name="T40">ﭹ</text:span><text:span text:style-name="T1"> </text:span><text:span text:style-name="T40">ﭺ</text:span><text:span text:style-name="T1"> </text:span><text:span text:style-name="T40">ﭻ</text:span><text:span text:style-name="T1"> </text:span><text:span text:style-name="T40">ﭼ</text:span><text:span text:style-name="T1"> </text:span><text:span text:style-name="T40">ﭽ</text:span><text:span text:style-name="T1"> </text:span><text:span text:style-name="T40">ﭾ</text:span><text:span text:style-name="T1"> </text:span><text:span text:style-name="T40">ﭿ</text:span><text:span text:style-name="T1"> </text:span><text:span text:style-name="T40">ﮀ</text:span></text:p>
      <text:p text:style-name="P26"><text:span text:style-name="T1"><text:s/></text:span><text:span text:style-name="T40">ﮁ</text:span><text:span text:style-name="T1"> </text:span><text:span text:style-name="T40">ﮂ</text:span><text:span text:style-name="T1"> </text:span><text:span text:style-name="T40">ﮃ</text:span><text:span text:style-name="T1"> </text:span><text:span text:style-name="T40">ﮄ</text:span><text:span text:style-name="T1"> </text:span><text:span text:style-name="T40">ﮅ</text:span><text:span text:style-name="T1"> </text:span><text:span text:style-name="T40">ﮆ</text:span><text:span text:style-name="T1"> </text:span><text:span text:style-name="T40">ﮇ</text:span><text:span text:style-name="T1"> </text:span><text:span text:style-name="T40">ﮈ</text:span><text:span text:style-name="T1"> </text:span><text:span text:style-name="T40">ﮉ</text:span><text:span text:style-name="T1"> </text:span><text:span text:style-name="T40">ﮊ</text:span><text:span text:style-name="T1"> </text:span><text:span text:style-name="T40">ﮋ</text:span></text:p>
      <text:p text:style-name="P26"><text:span text:style-name="T1"><text:s/></text:span><text:span text:style-name="T40">ﮌ</text:span><text:span text:style-name="T1"> </text:span><text:span text:style-name="T40">ﮍ</text:span><text:span text:style-name="T1"> </text:span><text:span text:style-name="T40">ﮎ</text:span><text:span text:style-name="T1"> </text:span><text:span text:style-name="T40">ﮏ</text:span><text:span text:style-name="T1"> </text:span><text:span text:style-name="T40">ﮐ</text:span><text:span text:style-name="T1"> </text:span><text:span text:style-name="T40">ﮑ</text:span><text:span text:style-name="T1"> </text:span><text:span text:style-name="T40">ﮒ</text:span><text:span text:style-name="T1"> </text:span><text:span text:style-name="T40">ﮓ</text:span><text:span text:style-name="T1"> </text:span><text:span text:style-name="T40">ﮔ</text:span></text:p>
      <text:p text:style-name="P26"><text:span text:style-name="T1"><text:s/></text:span><text:span text:style-name="T40">ﮕ</text:span><text:span text:style-name="T1"> </text:span><text:span text:style-name="T40">ﮖ</text:span><text:span text:style-name="T1"> </text:span><text:span text:style-name="T40">ﮗ</text:span><text:span text:style-name="T1"> </text:span><text:span text:style-name="T40">ﮘ</text:span><text:span text:style-name="T1"> </text:span><text:span text:style-name="T40">ﮙ</text:span><text:span text:style-name="T1"> </text:span><text:span text:style-name="T40">ﮚ</text:span><text:span text:style-name="T1"> </text:span><text:span text:style-name="T40">ﮛ</text:span><text:span text:style-name="T1"> </text:span><text:span text:style-name="T40">ﮜ</text:span><text:span text:style-name="T1"> </text:span><text:span text:style-name="T40">ﮝ</text:span></text:p>
      <text:p text:style-name="P28">ﮌﯡ</text:p>
      <text:p text:style-name="P28">ﭤﭥﭦ</text:p>
      <text:p text:style-name="P26"><text:span text:style-name="T40">ﮞ</text:span><text:span text:style-name="T1"> </text:span><text:span text:style-name="T40">ﮟ</text:span><text:span text:style-name="T1"> </text:span><text:span text:style-name="T40">ﮠ</text:span><text:span text:style-name="T1"> </text:span><text:span text:style-name="T40">ﮡ</text:span><text:span text:style-name="T1"> </text:span><text:span text:style-name="T40">ﮢ</text:span><text:span text:style-name="T1"> </text:span><text:span text:style-name="T40">ﮣ</text:span><text:span text:style-name="T1"> </text:span><text:span text:style-name="T40">ﮤ</text:span><text:span text:style-name="T1"> </text:span><text:span text:style-name="T40">ﮥ</text:span><text:span text:style-name="T1"> </text:span><text:span text:style-name="T40">ﮦ</text:span><text:span text:style-name="T1"> </text:span><text:span text:style-name="T40">ﮧ</text:span></text:p>
      <text:p text:style-name="P26"><text:span text:style-name="T1"><text:s/></text:span><text:span text:style-name="T40">ﮨ</text:span><text:span text:style-name="T1"> </text:span><text:span text:style-name="T40">ﮩ</text:span><text:span text:style-name="T1"> </text:span><text:span text:style-name="T40">ﮪ</text:span><text:span text:style-name="T1"> </text:span><text:span text:style-name="T40">ﮫ</text:span><text:span text:style-name="T1"> </text:span><text:span text:style-name="T40">ﮬ</text:span><text:span text:style-name="T1"> </text:span><text:span text:style-name="T40">ﮭ</text:span><text:span text:style-name="T1"> </text:span><text:span text:style-name="T40">ﮮ</text:span><text:span text:style-name="T1"> </text:span><text:span text:style-name="T40">ﮯ</text:span><text:span text:style-name="T1"> </text:span><text:span text:style-name="T40">ﮰ</text:span></text:p>
      <text:p text:style-name="P26"><text:span text:style-name="T1"><text:s/></text:span><text:span text:style-name="T40">ﮱ</text:span><text:span text:style-name="T1"> </text:span><text:span text:style-name="T40">ﯓ</text:span><text:span text:style-name="T1"> </text:span><text:span text:style-name="T40">ﯔ</text:span><text:span text:style-name="T1"> </text:span><text:span text:style-name="T40">ﯕ</text:span><text:span text:style-name="T1"> </text:span><text:span text:style-name="T40">ﯖ</text:span><text:span text:style-name="T1"> </text:span><text:span text:style-name="T40">ﯗ</text:span><text:span text:style-name="T1"> </text:span><text:span text:style-name="T40">ﯘ</text:span><text:span text:style-name="T1"> </text:span><text:span text:style-name="T40">ﯙ</text:span><text:span text:style-name="T1"> </text:span><text:span text:style-name="T40">ﯚ</text:span><text:span text:style-name="T1"> </text:span><text:span text:style-name="T40">ﯛ</text:span><text:span text:style-name="T1"> </text:span><text:span text:style-name="T40">ﯜ</text:span><text:span text:style-name="T1"> </text:span><text:span text:style-name="T40">ﯝ</text:span></text:p>
      <text:p text:style-name="P26"><text:span text:style-name="T1"><text:s/></text:span><text:span text:style-name="T40">ﯞ</text:span><text:span text:style-name="T1"> </text:span><text:span text:style-name="T40">ﯟ</text:span><text:span text:style-name="T1"> </text:span><text:span text:style-name="T40">ﯠ</text:span><text:span text:style-name="T1"> </text:span><text:span text:style-name="T40">ﯡ</text:span><text:span text:style-name="T1"> </text:span><text:span text:style-name="T40">ﯢ</text:span><text:span text:style-name="T1"> </text:span><text:span text:style-name="T40">ﯣ</text:span><text:span text:style-name="T1"> </text:span><text:span text:style-name="T40">ﯤ</text:span><text:span text:style-name="T1"> </text:span><text:span text:style-name="T40">ﯥ</text:span><text:span text:style-name="T1"> </text:span><text:span text:style-name="T40">ﯦ</text:span></text:p>
      <text:p text:style-name="P26"><text:span text:style-name="T40">ﯧ</text:span><text:span text:style-name="T1"> </text:span><text:span text:style-name="T40">ﯨ</text:span><text:span text:style-name="T1"> </text:span><text:span text:style-name="T40">ﯩ</text:span><text:span text:style-name="T1"> </text:span><text:span text:style-name="T40">ﯪ</text:span><text:span text:style-name="T1"> </text:span><text:span text:style-name="T40">ﯫ</text:span><text:span text:style-name="T1"> </text:span><text:span text:style-name="T40">ﯬ</text:span><text:span text:style-name="T1"> </text:span><text:span text:style-name="T40">ﯭ</text:span><text:span text:style-name="T1"> </text:span><text:span text:style-name="T40">ﯮ</text:span><text:span text:style-name="T1"> </text:span><text:span text:style-name="T40">ﯯ</text:span><text:span text:style-name="T1"> </text:span><text:span text:style-name="T40">ﯰ</text:span><text:span text:style-name="T1"> </text:span><text:span text:style-name="T40">ﯱ</text:span></text:p>
      <text:p text:style-name="P26"><text:span text:style-name="T1"><text:s/></text:span><text:span text:style-name="T40">ﯲ</text:span><text:span text:style-name="T1"> </text:span><text:span text:style-name="T40">ﯳ</text:span><text:span text:style-name="T1"> </text:span><text:span text:style-name="T40">ﯴ</text:span><text:span text:style-name="T1"> </text:span><text:span text:style-name="T40">ﯵ</text:span><text:span text:style-name="T1"> </text:span><text:span text:style-name="T40">ﯶ</text:span><text:span text:style-name="T1"> </text:span><text:span text:style-name="T40">ﯷ</text:span><text:span text:style-name="T1"> </text:span><text:span text:style-name="T40">ﯸ</text:span><text:span text:style-name="T1"> </text:span><text:span text:style-name="T40">ﯹ</text:span><text:span text:style-name="T1"> </text:span><text:span text:style-name="T40">ﯺ</text:span><text:span text:style-name="T1"> </text:span><text:span text:style-name="T40">ﯻ</text:span></text:p>
      <text:p text:style-name="P44"><text:span text:style-name="T42">ﭑ</text:span><text:span text:style-name="T1"> </text:span><text:span text:style-name="T42">ﭒ</text:span><text:span text:style-name="T1"> </text:span><text:span text:style-name="T42">ﭓ</text:span><text:span text:style-name="T1"> </text:span><text:span text:style-name="T42">ﭔ</text:span><text:span text:style-name="T1"> </text:span><text:span text:style-name="T42">ﭕ</text:span><text:span text:style-name="T1"> </text:span><text:span text:style-name="T42">ﭖ</text:span><text:span text:style-name="T1"> </text:span><text:span text:style-name="T42">ﭗ</text:span><text:span text:style-name="T1"> </text:span><text:span text:style-name="T42">ﭘ</text:span><text:span text:style-name="T1"> </text:span><text:span text:style-name="T42">ﭙ</text:span></text:p>
      <text:p text:style-name="P27"><text:span text:style-name="T1"><text:s/></text:span><text:span text:style-name="T42">ﭚ</text:span><text:span text:style-name="T1"> </text:span><text:span text:style-name="T42">ﭛ</text:span><text:span text:style-name="T1"> </text:span><text:span text:style-name="T42">ﭜ</text:span><text:span text:style-name="T1"> </text:span><text:span text:style-name="T42">ﭝ</text:span><text:span text:style-name="T1"> </text:span><text:span text:style-name="T42">ﭞﭟ</text:span><text:span text:style-name="T1"> </text:span><text:span text:style-name="T42">ﭠ</text:span><text:span text:style-name="T1"> </text:span><text:span text:style-name="T42">ﭡ</text:span><text:span text:style-name="T1"> </text:span><text:span text:style-name="T42">ﭢ</text:span><text:span text:style-name="T1"> </text:span><text:span text:style-name="T42">ﭣ</text:span><text:span text:style-name="T1"> </text:span><text:span text:style-name="T42">ﭤ</text:span><text:span text:style-name="T1"> </text:span><text:span text:style-name="T42">ﭥ</text:span></text:p>
      <text:p text:style-name="P27"><text:span text:style-name="T1"><text:s/></text:span><text:span text:style-name="T42">ﭦ</text:span><text:span text:style-name="T1"> </text:span><text:span text:style-name="T42">ﭧ</text:span><text:span text:style-name="T1"> </text:span><text:span text:style-name="T42">ﭨ</text:span><text:span text:style-name="T1"> </text:span><text:span text:style-name="T42">ﭩ</text:span><text:span text:style-name="T1"> </text:span><text:span text:style-name="T42">ﭪ</text:span><text:span text:style-name="T1"> </text:span><text:span text:style-name="T42">ﭫ</text:span><text:span text:style-name="T1"> </text:span><text:span text:style-name="T42">ﭬ</text:span><text:span text:style-name="T1"> </text:span><text:span text:style-name="T42">ﭭ</text:span><text:span text:style-name="T1"> </text:span><text:span text:style-name="T42">ﭮ</text:span><text:span text:style-name="T1"> </text:span><text:span text:style-name="T42">ﭯ</text:span></text:p>
      <text:p text:style-name="P27"><text:span text:style-name="T1"><text:s/></text:span><text:span text:style-name="T42">ﭰ</text:span><text:span text:style-name="T1"> </text:span><text:span text:style-name="T42">ﭱ</text:span><text:span text:style-name="T1"> </text:span><text:span text:style-name="T42">ﭲ</text:span><text:span text:style-name="T1"> </text:span><text:span text:style-name="T42">ﭳ</text:span><text:span text:style-name="T1"> </text:span><text:span text:style-name="T42">ﭴ</text:span><text:span text:style-name="T1"> </text:span><text:span text:style-name="T42">ﭵ</text:span><text:span text:style-name="T1"> </text:span><text:span text:style-name="T42">ﭶ</text:span><text:span text:style-name="T1"> </text:span><text:span text:style-name="T42">ﭷ</text:span><text:span text:style-name="T1"> </text:span><text:span text:style-name="T42">ﭸ</text:span></text:p>
      <text:p text:style-name="P27"><text:span text:style-name="T1"><text:s/></text:span><text:span text:style-name="T42">ﭹ</text:span><text:span text:style-name="T1"> </text:span><text:span text:style-name="T42">ﭺ</text:span><text:span text:style-name="T1"> </text:span><text:span text:style-name="T42">ﭻ</text:span><text:span text:style-name="T1"> </text:span><text:span text:style-name="T42">ﭼ</text:span><text:span text:style-name="T1"> </text:span><text:span text:style-name="T42">ﭽ</text:span><text:span text:style-name="T1"> </text:span><text:span text:style-name="T42">ﭾ</text:span><text:span text:style-name="T1"> </text:span><text:span text:style-name="T42">ﭿﮀ</text:span><text:span text:style-name="T1"> </text:span><text:span text:style-name="T42">ﮁ</text:span></text:p>
      <text:p text:style-name="P27"><text:span text:style-name="T1"><text:s/></text:span><text:span text:style-name="T42">ﮂ</text:span><text:span text:style-name="T1"> </text:span><text:span text:style-name="T42">ﮃ</text:span><text:span text:style-name="T1"> </text:span><text:span text:style-name="T42">ﮄ</text:span><text:span text:style-name="T1"> </text:span><text:span text:style-name="T42">ﮅ</text:span><text:span text:style-name="T1"> </text:span><text:span text:style-name="T42">ﮆ</text:span><text:span text:style-name="T1"> </text:span><text:span text:style-name="T42">ﮇ</text:span><text:span text:style-name="T1"> </text:span><text:span text:style-name="T42">ﮈ</text:span><text:span text:style-name="T1"> </text:span><text:span text:style-name="T42">ﮉ</text:span><text:span text:style-name="T1"> </text:span><text:span text:style-name="T42">ﮊ</text:span></text:p>
      <text:p text:style-name="P27"><text:span text:style-name="T1"><text:s/></text:span><text:span text:style-name="T42">ﮋ</text:span><text:span text:style-name="T1"> </text:span><text:span text:style-name="T42">ﮌ</text:span><text:span text:style-name="T1"> </text:span><text:span text:style-name="T42">ﮍ</text:span><text:span text:style-name="T1"> </text:span><text:span text:style-name="T42">ﮎ</text:span><text:span text:style-name="T1"> </text:span><text:span text:style-name="T42">ﮏ</text:span><text:span text:style-name="T1"> </text:span><text:span text:style-name="T42">ﮐ</text:span><text:span text:style-name="T1"> </text:span><text:span text:style-name="T42">ﮑ</text:span><text:span text:style-name="T1"> </text:span><text:span text:style-name="T42">ﮒﮓ</text:span><text:span text:style-name="T1"> </text:span><text:span text:style-name="T42">ﮔ</text:span><text:span text:style-name="T1"> </text:span><text:span text:style-name="T42">ﮕ</text:span><text:span text:style-name="T1"> </text:span><text:span text:style-name="T42">ﮖ</text:span></text:p>
      <text:p text:style-name="P27"><text:span text:style-name="T1"><text:s/></text:span><text:span text:style-name="T42">ﮗ</text:span><text:span text:style-name="T1"> </text:span><text:span text:style-name="T42">ﮘ</text:span><text:span text:style-name="T1"> </text:span><text:span text:style-name="T42">ﮙ</text:span><text:span text:style-name="T1"> </text:span><text:span text:style-name="T42">ﮚ</text:span><text:span text:style-name="T1"> </text:span><text:span text:style-name="T42">ﮛ</text:span><text:span text:style-name="T1"> </text:span><text:span text:style-name="T42">ﮜ</text:span><text:span text:style-name="T1"> </text:span><text:span text:style-name="T42">ﮝ</text:span><text:span text:style-name="T1"> </text:span><text:span text:style-name="T42">ﮞ</text:span><text:span text:style-name="T1"> </text:span><text:span text:style-name="T42">ﮟ</text:span></text:p>
      <text:p text:style-name="P27"><text:span text:style-name="T1"><text:s/></text:span><text:span text:style-name="T42">ﮠ</text:span><text:span text:style-name="T1"> </text:span><text:span text:style-name="T42">ﮡ</text:span><text:span text:style-name="T1"> </text:span><text:span text:style-name="T42">ﮢ</text:span><text:span text:style-name="T1"> </text:span><text:span text:style-name="T42">ﮣ</text:span><text:span text:style-name="T1"> </text:span><text:span text:style-name="T42">ﮤ</text:span><text:span text:style-name="T1"> </text:span><text:span text:style-name="T42">ﮥ</text:span><text:span text:style-name="T1"> </text:span><text:span text:style-name="T42">ﮦ</text:span><text:span text:style-name="T1"> </text:span><text:span text:style-name="T42">ﮧ</text:span><text:span text:style-name="T1"> </text:span><text:span text:style-name="T42">ﮨ</text:span><text:span text:style-name="T1"> </text:span><text:span text:style-name="T42">ﮩ</text:span><text:span text:style-name="T1"> </text:span><text:span text:style-name="T42">ﮪ</text:span><text:span text:style-name="T1"> </text:span><text:span text:style-name="T42">ﮫ</text:span></text:p>
      <text:p text:style-name="P27"><text:span text:style-name="T1"><text:s/></text:span><text:span text:style-name="T42">ﮬ</text:span><text:span text:style-name="T1"> </text:span><text:span text:style-name="T42">ﮭ</text:span><text:span text:style-name="T1"> </text:span><text:span text:style-name="T42">ﮮ</text:span><text:span text:style-name="T1"> </text:span><text:span text:style-name="T42">ﮯ</text:span><text:span text:style-name="T1"> </text:span><text:span text:style-name="T42">ﮰ</text:span><text:span text:style-name="T1"> </text:span><text:span text:style-name="T42">ﮱ</text:span><text:span text:style-name="T1"> </text:span><text:span text:style-name="T42">ﯓ</text:span><text:span text:style-name="T1"> </text:span><text:span text:style-name="T42">ﯔ</text:span><text:span text:style-name="T1"> </text:span><text:span text:style-name="T42">ﯕ</text:span></text:p>
      <text:p text:style-name="P27"><text:span text:style-name="T1"><text:s/></text:span><text:span text:style-name="T42">ﯖ</text:span><text:span text:style-name="T1"> </text:span><text:span text:style-name="T42">ﯗ</text:span><text:span text:style-name="T1"> </text:span><text:span text:style-name="T42">ﯘ</text:span><text:span text:style-name="T1"> </text:span><text:span text:style-name="T42">ﯙ</text:span><text:span text:style-name="T1"> </text:span><text:span text:style-name="T42">ﯚ</text:span><text:span text:style-name="T1"> </text:span><text:span text:style-name="T42">ﯛ</text:span><text:span text:style-name="T1"> </text:span><text:span text:style-name="T42">ﯜ</text:span><text:span text:style-name="T1"> </text:span><text:span text:style-name="T42">ﯝ</text:span><text:span text:style-name="T1"> </text:span><text:span text:style-name="T42">ﯞ</text:span><text:span text:style-name="T1"> </text:span><text:span text:style-name="T42">ﯟ</text:span></text:p>
      <text:p text:style-name="P27"><text:span text:style-name="T1"><text:s/></text:span><text:span text:style-name="T42">ﯠ</text:span><text:span text:style-name="T1"> </text:span><text:span text:style-name="T42">ﯡ</text:span><text:span text:style-name="T1"> </text:span><text:span text:style-name="T42">ﯢ</text:span><text:span text:style-name="T1"> </text:span><text:span text:style-name="T42">ﯣ</text:span><text:span text:style-name="T1"> </text:span><text:span text:style-name="T42">ﯤ</text:span><text:span text:style-name="T1"> </text:span><text:span text:style-name="T42">ﯥ</text:span><text:span text:style-name="T1"> </text:span><text:span text:style-name="T42">ﯦ</text:span><text:span text:style-name="T1"> </text:span><text:span text:style-name="T42">ﯧ</text:span><text:span text:style-name="T1"> </text:span><text:span text:style-name="T42">ﯨ</text:span><text:span text:style-name="T1"> </text:span><text:span text:style-name="T42">ﯩ</text:span></text:p>
      <text:p text:style-name="P27"><text:span text:style-name="T1"><text:s/></text:span><text:span text:style-name="T42">ﯪ</text:span><text:span text:style-name="T1"> </text:span><text:span text:style-name="T42">ﯫ</text:span><text:span text:style-name="T1"> </text:span><text:span text:style-name="T42">ﯬﯭ</text:span><text:span text:style-name="T1"> </text:span><text:span text:style-name="T42">ﯮ</text:span><text:span text:style-name="T1"> </text:span><text:span text:style-name="T42">ﯯ</text:span><text:span text:style-name="T1"> </text:span><text:span text:style-name="T42">ﯰ</text:span><text:span text:style-name="T1"> </text:span><text:span text:style-name="T42">ﯱ</text:span><text:span text:style-name="T1"> </text:span><text:span text:style-name="T42">ﯲ</text:span><text:span text:style-name="T1"> </text:span><text:span text:style-name="T42">ﯳ</text:span><text:span text:style-name="T1"> </text:span><text:span text:style-name="T42">ﯴ</text:span><text:span text:style-name="T1"> </text:span><text:span text:style-name="T42">ﯵ</text:span><text:span text:style-name="T1"> </text:span><text:span text:style-name="T42">ﯶ</text:span></text:p>
      <text:p text:style-name="P27"><text:span text:style-name="T1"><text:s/></text:span><text:span text:style-name="T42">ﯷ</text:span><text:span text:style-name="T1"> </text:span><text:span text:style-name="T42">ﯸ</text:span><text:span text:style-name="T1"> </text:span><text:span text:style-name="T42">ﯹ</text:span><text:span text:style-name="T1"> </text:span><text:span text:style-name="T42">ﯺ</text:span><text:span text:style-name="T1"> </text:span><text:span text:style-name="T42">ﯻ</text:span><text:span text:style-name="T1"> </text:span><text:span text:style-name="T42">ﯼ</text:span><text:span text:style-name="T1"> </text:span><text:span text:style-name="T42">ﯽ</text:span><text:span text:style-name="T1"> </text:span><text:span text:style-name="T42">ﯾ</text:span><text:span text:style-name="T1"> </text:span><text:span text:style-name="T42">ﯿ</text:span><text:span text:style-name="T1"> </text:span><text:span text:style-name="T42">ﰀ</text:span><text:span text:style-name="T1"> </text:span><text:span text:style-name="T42">ﰁ</text:span></text:p>
      <text:p text:style-name="P27"><text:span text:style-name="T1"><text:s/></text:span><text:span text:style-name="T42">ﰂ</text:span><text:span text:style-name="T1"> </text:span><text:span text:style-name="T42">ﰃ</text:span><text:span text:style-name="T1"> </text:span><text:span text:style-name="T42">ﰄ</text:span><text:span text:style-name="T1"> </text:span><text:span text:style-name="T42">ﰅ</text:span><text:span text:style-name="T1"> </text:span><text:span text:style-name="T42">ﰆ</text:span><text:span text:style-name="T1"> </text:span><text:span text:style-name="T42">ﰇ</text:span><text:span text:style-name="T1"> </text:span><text:span text:style-name="T42">ﰈ</text:span><text:span text:style-name="T1"> </text:span><text:span text:style-name="T42">ﰉ</text:span><text:span text:style-name="T1"> </text:span><text:span text:style-name="T42">ﰊ</text:span></text:p>
      <text:p text:style-name="P47"><text:span text:style-name="T20">ﭑ</text:span><text:span text:style-name="T1"> </text:span><text:span text:style-name="T20">ﭒ</text:span><text:span text:style-name="T1"> </text:span><text:span text:style-name="T20">ﭓ</text:span><text:span text:style-name="T1"> </text:span><text:span text:style-name="T20">ﭔﭕ</text:span><text:span text:style-name="T1"> </text:span><text:span text:style-name="T20">ﭖ</text:span><text:span text:style-name="T1"> </text:span><text:span text:style-name="T20">ﭗ</text:span><text:span text:style-name="T1"> </text:span><text:span text:style-name="T20">ﭘ</text:span><text:span text:style-name="T1"> </text:span><text:span text:style-name="T20">ﭙ</text:span><text:span text:style-name="T1"> </text:span><text:span text:style-name="T20">ﭚ</text:span><text:span text:style-name="T1"> </text:span><text:span text:style-name="T20">ﭛ</text:span><text:span text:style-name="T1"> </text:span><text:span text:style-name="T20">ﭜ</text:span><text:span text:style-name="T1"> </text:span><text:span text:style-name="T20">ﭝﭞ</text:span></text:p>
      <text:p text:style-name="P4"><text:span text:style-name="T1"><text:s/></text:span><text:span text:style-name="T20">ﭟ</text:span><text:span text:style-name="T1"> </text:span><text:span text:style-name="T20">ﭠ</text:span><text:span text:style-name="T1"> </text:span><text:span text:style-name="T20">ﭡ</text:span><text:span text:style-name="T1"> </text:span><text:span text:style-name="T20">ﭢ</text:span><text:span text:style-name="T1"> </text:span><text:span text:style-name="T20">ﭣ</text:span><text:span text:style-name="T1"> </text:span><text:span text:style-name="T20">ﭤ</text:span><text:span text:style-name="T1"> </text:span><text:span text:style-name="T20">ﭥ</text:span><text:span text:style-name="T1"> </text:span><text:span text:style-name="T20">ﭦ</text:span><text:span text:style-name="T1"> </text:span><text:span text:style-name="T20">ﭧ</text:span><text:span text:style-name="T1"> </text:span><text:span text:style-name="T20">ﭨ</text:span></text:p>
      <text:p text:style-name="P4"><text:span text:style-name="T1"><text:s/></text:span><text:span text:style-name="T20">ﭩ</text:span><text:span text:style-name="T1"> </text:span><text:span text:style-name="T20">ﭪ</text:span><text:span text:style-name="T1"> </text:span><text:span text:style-name="T20">ﭫ</text:span><text:span text:style-name="T1"> </text:span><text:span text:style-name="T20">ﭬ</text:span><text:span text:style-name="T1"> </text:span><text:span text:style-name="T20">ﭭ</text:span><text:span text:style-name="T1"> </text:span><text:span text:style-name="T20">ﭮ</text:span><text:span text:style-name="T1"> </text:span><text:span text:style-name="T20">ﭯ</text:span><text:span text:style-name="T1"> </text:span><text:span text:style-name="T20">ﭰ</text:span><text:span text:style-name="T1"> </text:span><text:span text:style-name="T20">ﭱ</text:span><text:span text:style-name="T1"> </text:span><text:span text:style-name="T20">ﭲ</text:span><text:span text:style-name="T1"> </text:span><text:span text:style-name="T20">ﭳ</text:span><text:span text:style-name="T1"> </text:span><text:span text:style-name="T20">ﭴ</text:span></text:p>
      <text:p text:style-name="P4"><text:span text:style-name="T1"><text:s/></text:span><text:span text:style-name="T20">ﭵ</text:span><text:span text:style-name="T1"> </text:span><text:span text:style-name="T20">ﭶﭷ</text:span><text:span text:style-name="T1"> </text:span><text:span text:style-name="T20">ﭸ</text:span><text:span text:style-name="T1"> </text:span><text:span text:style-name="T20">ﭹ</text:span><text:span text:style-name="T1"> </text:span><text:span text:style-name="T20">ﭺ</text:span><text:span text:style-name="T1"> </text:span><text:span text:style-name="T20">ﭻ</text:span><text:span text:style-name="T1"> </text:span><text:span text:style-name="T20">ﭼ</text:span><text:span text:style-name="T1"> </text:span><text:span text:style-name="T20">ﭽ</text:span><text:span text:style-name="T1"> </text:span><text:span text:style-name="T20">ﭾ</text:span><text:span text:style-name="T1"> </text:span><text:span text:style-name="T20">ﭿ</text:span></text:p>
      <text:p text:style-name="P4"><text:span text:style-name="T1"><text:s/></text:span><text:span text:style-name="T20">ﮀ</text:span><text:span text:style-name="T1"> </text:span><text:span text:style-name="T20">ﮁ</text:span><text:span text:style-name="T1"> </text:span><text:span text:style-name="T20">ﮂ</text:span><text:span text:style-name="T1"> </text:span><text:span text:style-name="T20">ﮃ</text:span><text:span text:style-name="T1"> </text:span><text:span text:style-name="T20">ﮄ</text:span><text:span text:style-name="T1"> </text:span><text:span text:style-name="T20">ﮅ</text:span><text:span text:style-name="T1"> </text:span><text:span text:style-name="T20">ﮆ</text:span><text:span text:style-name="T1"> </text:span><text:span text:style-name="T20">ﮇ</text:span><text:span text:style-name="T1"> </text:span><text:span text:style-name="T20">ﮈﮉ</text:span><text:span text:style-name="T1"> </text:span><text:span text:style-name="T20">ﮊ</text:span></text:p>
      <text:p text:style-name="P4"><text:span text:style-name="T1"><text:s/></text:span><text:span text:style-name="T20">ﮋ</text:span><text:span text:style-name="T1"> </text:span><text:span text:style-name="T20">ﮌ</text:span><text:span text:style-name="T1"> </text:span><text:span text:style-name="T20">ﮍ</text:span><text:span text:style-name="T1"> </text:span><text:span text:style-name="T20">ﮎ</text:span><text:span text:style-name="T1"> </text:span><text:span text:style-name="T20">ﮏ</text:span><text:span text:style-name="T1"> </text:span><text:span text:style-name="T20">ﮐ</text:span><text:span text:style-name="T1"> </text:span><text:span text:style-name="T20">ﮑ</text:span><text:span text:style-name="T1"> </text:span><text:span text:style-name="T20">ﮒ</text:span><text:span text:style-name="T1"> </text:span><text:span text:style-name="T20">ﮓ</text:span><text:span text:style-name="T1"> </text:span><text:span text:style-name="T20">ﮔ</text:span></text:p>
      <text:p text:style-name="P4"><text:span text:style-name="T1"><text:s/></text:span><text:span text:style-name="T20">ﮕ</text:span><text:span text:style-name="T1"> </text:span><text:span text:style-name="T20">ﮖ</text:span><text:span text:style-name="T1"> </text:span><text:span text:style-name="T20">ﮗ</text:span><text:span text:style-name="T1"> </text:span><text:span text:style-name="T20">ﮘ</text:span><text:span text:style-name="T1"> </text:span><text:span text:style-name="T20">ﮙ</text:span><text:span text:style-name="T1"> </text:span><text:span text:style-name="T20">ﮚ</text:span><text:span text:style-name="T1"> </text:span><text:span text:style-name="T20">ﮛ</text:span><text:span text:style-name="T1"> </text:span><text:span text:style-name="T20">ﮜ</text:span><text:span text:style-name="T1"> </text:span><text:span text:style-name="T20">ﮝ</text:span><text:span text:style-name="T1"> </text:span><text:span text:style-name="T20">ﮞ</text:span><text:span text:style-name="T1"> </text:span><text:span text:style-name="T20">ﮟ</text:span></text:p>
      <text:p text:style-name="P4"><text:span text:style-name="T1"><text:s/></text:span><text:span text:style-name="T20">ﮠ</text:span><text:span text:style-name="T1"> </text:span><text:span text:style-name="T20">ﮡ</text:span><text:span text:style-name="T1"> </text:span><text:span text:style-name="T20">ﮢ</text:span><text:span text:style-name="T1"> </text:span><text:span text:style-name="T20">ﮣ</text:span><text:span text:style-name="T1"> </text:span><text:span text:style-name="T20">ﮤ</text:span><text:span text:style-name="T1"> </text:span><text:span text:style-name="T20">ﮥﮦ</text:span><text:span text:style-name="T1"> </text:span><text:span text:style-name="T20">ﮧ</text:span><text:span text:style-name="T1"> </text:span><text:span text:style-name="T20">ﮨ</text:span><text:span text:style-name="T1"> </text:span><text:span text:style-name="T20">ﮩ</text:span><text:span text:style-name="T1"> </text:span><text:span text:style-name="T20">ﮪ</text:span><text:span text:style-name="T1"> </text:span><text:span text:style-name="T20">ﮫ</text:span></text:p>
      <text:p text:style-name="P4"><text:span text:style-name="T1"><text:s/></text:span><text:span text:style-name="T20">ﮬ</text:span><text:span text:style-name="T1"> </text:span><text:span text:style-name="T20">ﮭ</text:span><text:span text:style-name="T1"> </text:span><text:span text:style-name="T20">ﮮ</text:span><text:span text:style-name="T1"> </text:span><text:span text:style-name="T20">ﮯ</text:span><text:span text:style-name="T1"> </text:span><text:span text:style-name="T20">ﮰﮱ</text:span><text:span text:style-name="T1"> </text:span><text:span text:style-name="T20">ﯓ</text:span><text:span text:style-name="T1"> </text:span><text:span text:style-name="T20">ﯔ</text:span><text:span text:style-name="T1"> </text:span><text:span text:style-name="T20">ﯕ</text:span><text:span text:style-name="T1"> </text:span><text:span text:style-name="T20">ﯖ</text:span><text:span text:style-name="T1"> </text:span><text:span text:style-name="T20">ﯗ</text:span><text:span text:style-name="T1"> </text:span><text:span text:style-name="T20">ﯘ</text:span><text:span text:style-name="T1"> </text:span><text:span text:style-name="T20">ﯙ</text:span><text:span text:style-name="T1"> </text:span><text:span text:style-name="T20">ﯚ</text:span></text:p>
      <text:p text:style-name="P4"><text:span text:style-name="T1"><text:s/></text:span><text:span text:style-name="T20">ﯛ</text:span><text:span text:style-name="T1"> </text:span><text:span text:style-name="T20">ﯜ</text:span><text:span text:style-name="T1"> </text:span><text:span text:style-name="T20">ﯝ</text:span><text:span text:style-name="T1"> </text:span><text:span text:style-name="T20">ﯞ</text:span><text:span text:style-name="T1"> </text:span><text:span text:style-name="T20">ﯟ</text:span><text:span text:style-name="T1"> </text:span><text:span text:style-name="T20">ﯠ</text:span><text:span text:style-name="T1"> </text:span><text:span text:style-name="T20">ﯡ</text:span><text:span text:style-name="T1"> </text:span><text:span text:style-name="T20">ﯢ</text:span><text:span text:style-name="T1"> </text:span><text:span text:style-name="T20">ﯣ</text:span><text:span text:style-name="T1"> </text:span><text:span text:style-name="T20">ﯤ</text:span></text:p>
      <text:p text:style-name="P4"><text:span text:style-name="T1"><text:s/></text:span><text:span text:style-name="T20">ﯥ</text:span><text:span text:style-name="T1"> </text:span><text:span text:style-name="T20">ﯦ</text:span><text:span text:style-name="T1"> </text:span><text:span text:style-name="T20">ﯧ</text:span><text:span text:style-name="T1"> </text:span><text:span text:style-name="T20">ﯨ</text:span><text:span text:style-name="T1"> </text:span><text:span text:style-name="T20">ﯩ</text:span><text:span text:style-name="T1"> </text:span><text:span text:style-name="T20">ﯪ</text:span><text:span text:style-name="T1"> </text:span><text:span text:style-name="T20">ﯫ</text:span><text:span text:style-name="T1"> </text:span><text:span text:style-name="T20">ﯬ</text:span><text:span text:style-name="T1"> </text:span><text:span text:style-name="T20">ﯭ</text:span><text:span text:style-name="T1"> </text:span><text:span text:style-name="T20">ﯮ</text:span><text:span text:style-name="T1"> </text:span><text:span text:style-name="T20">ﯯ</text:span></text:p>
      <text:p text:style-name="P4"><text:span text:style-name="T1"><text:s/></text:span><text:span text:style-name="T20">ﯰ</text:span><text:span text:style-name="T1"> </text:span><text:span text:style-name="T20">ﯱ</text:span><text:span text:style-name="T1"> </text:span><text:span text:style-name="T20">ﯲ</text:span><text:span text:style-name="T1"> </text:span><text:span text:style-name="T20">ﯳ</text:span><text:span text:style-name="T1"> </text:span><text:span text:style-name="T20">ﯴ</text:span><text:span text:style-name="T1"> </text:span><text:span text:style-name="T20">ﯵ</text:span><text:span text:style-name="T1"> </text:span><text:span text:style-name="T20">ﯶ</text:span><text:span text:style-name="T1"> </text:span><text:span text:style-name="T20">ﯷ</text:span><text:span text:style-name="T1"> </text:span><text:span text:style-name="T20">ﯸ</text:span><text:span text:style-name="T1"> </text:span><text:span text:style-name="T20">ﯹ</text:span><text:span text:style-name="T1"> </text:span><text:span text:style-name="T20">ﯺ</text:span></text:p>
      <text:p text:style-name="P4"><text:span text:style-name="T1"><text:s/></text:span><text:span text:style-name="T20">ﯻ</text:span><text:span text:style-name="T1"> </text:span><text:span text:style-name="T20">ﯼ</text:span><text:span text:style-name="T1"> </text:span><text:span text:style-name="T20">ﯽ</text:span><text:span text:style-name="T1"> </text:span><text:span text:style-name="T20">ﯾ</text:span><text:span text:style-name="T1"> </text:span><text:span text:style-name="T20">ﯿ</text:span><text:span text:style-name="T1"> </text:span><text:span text:style-name="T20">ﰀ</text:span><text:span text:style-name="T1"> </text:span><text:span text:style-name="T20">ﰁ</text:span><text:span text:style-name="T1"> </text:span><text:span text:style-name="T20">ﰂ</text:span><text:span text:style-name="T1"> </text:span><text:span text:style-name="T20">ﰃﰄ</text:span><text:span text:style-name="T1"> </text:span><text:span text:style-name="T20">ﰅ</text:span></text:p>
      <text:p text:style-name="P4"><text:span text:style-name="T1"><text:s/></text:span><text:span text:style-name="T20">ﰆ</text:span><text:span text:style-name="T1"> </text:span><text:span text:style-name="T20">ﰇ</text:span><text:span text:style-name="T1"> </text:span><text:span text:style-name="T20">ﰈ</text:span><text:span text:style-name="T1"> </text:span><text:span text:style-name="T20">ﰉ</text:span><text:span text:style-name="T1"> </text:span><text:span text:style-name="T20">ﰊ</text:span><text:span text:style-name="T1"> </text:span><text:span text:style-name="T20">ﰋ</text:span><text:span text:style-name="T1"> </text:span><text:span text:style-name="T20">ﰌ</text:span><text:span text:style-name="T1"> </text:span><text:span text:style-name="T20">ﰍ</text:span><text:span text:style-name="T1"> </text:span><text:span text:style-name="T20">ﰎ</text:span><text:span text:style-name="T1"> </text:span><text:span text:style-name="T20">ﰏ</text:span><text:span text:style-name="T1"> </text:span><text:span text:style-name="T20">ﰐ</text:span></text:p>
      <text:p text:style-name="P5"><text:span text:style-name="T21">ﮌ</text:span><text:span text:style-name="T43">ﯢ</text:span></text:p>
      <text:p text:style-name="P32"><text:span text:style-name="T23">ﭤ</text:span><text:span text:style-name="T43">ﭥﭦ</text:span></text:p>
      <text:p text:style-name="P6"><text:span text:style-name="T22">ﭑ</text:span><text:span text:style-name="T1"> </text:span><text:span text:style-name="T22">ﭒ</text:span><text:span text:style-name="T1"> </text:span><text:span text:style-name="T22">ﭓ</text:span><text:span text:style-name="T1"> </text:span><text:span text:style-name="T22">ﭔ</text:span><text:span text:style-name="T1"> </text:span><text:span text:style-name="T22">ﭕﭖﭗﭘ</text:span><text:span text:style-name="T1"> </text:span><text:span text:style-name="T22">ﭙ</text:span><text:span text:style-name="T1"> </text:span><text:span text:style-name="T22">ﭚ</text:span><text:span text:style-name="T1"> </text:span><text:span text:style-name="T22">ﭛ</text:span><text:span text:style-name="T1"> </text:span><text:span text:style-name="T22">ﭜ</text:span><text:span text:style-name="T1"> </text:span><text:span text:style-name="T22">ﭝ</text:span></text:p>
      <text:p text:style-name="P6"><text:span text:style-name="T1"><text:s/></text:span><text:span text:style-name="T22">ﭞ</text:span><text:span text:style-name="T1"> </text:span><text:span text:style-name="T22">ﭟ</text:span><text:span text:style-name="T1"> </text:span><text:span text:style-name="T22">ﭠ</text:span><text:span text:style-name="T1"> </text:span><text:span text:style-name="T22">ﭡ</text:span><text:span text:style-name="T1"> </text:span><text:span text:style-name="T22">ﭢ</text:span><text:span text:style-name="T1"> </text:span><text:span text:style-name="T22">ﭣ</text:span><text:span text:style-name="T1"> </text:span><text:span text:style-name="T22">ﭤ</text:span><text:span text:style-name="T1"> </text:span><text:span text:style-name="T22">ﭥ</text:span><text:span text:style-name="T1"> </text:span><text:span text:style-name="T22">ﭦ</text:span><text:span text:style-name="T1"> </text:span><text:span text:style-name="T22">ﭧ</text:span><text:span text:style-name="T1"> </text:span><text:span text:style-name="T22">ﭨ</text:span><text:span text:style-name="T1"> </text:span><text:span text:style-name="T22">ﭩ</text:span></text:p>
      <text:p text:style-name="P6"><text:span text:style-name="T1"><text:s/></text:span><text:span text:style-name="T22">ﭪ</text:span><text:span text:style-name="T1"> </text:span><text:span text:style-name="T22">ﭫ</text:span><text:span text:style-name="T1"> </text:span><text:span text:style-name="T22">ﭬ</text:span><text:span text:style-name="T1"> </text:span><text:span text:style-name="T22">ﭭ</text:span><text:span text:style-name="T1"> </text:span><text:span text:style-name="T22">ﭮ</text:span><text:span text:style-name="T1"> </text:span><text:span text:style-name="T22">ﭯ</text:span><text:span text:style-name="T1"> </text:span><text:span text:style-name="T22">ﭰ</text:span><text:span text:style-name="T1"> </text:span><text:span text:style-name="T22">ﭱ</text:span><text:span text:style-name="T1"> </text:span><text:span text:style-name="T22">ﭲ</text:span><text:span text:style-name="T1"> </text:span><text:span text:style-name="T22">ﭳ</text:span><text:span text:style-name="T1"> </text:span><text:span text:style-name="T22">ﭴ</text:span><text:span text:style-name="T1"> </text:span><text:span text:style-name="T22">ﭵ</text:span></text:p>
      <text:p text:style-name="P6"><text:span text:style-name="T1"><text:s/></text:span><text:span text:style-name="T22">ﭶ</text:span><text:span text:style-name="T1"> </text:span><text:span text:style-name="T22">ﭷ</text:span><text:span text:style-name="T1"> </text:span><text:span text:style-name="T22">ﭸ</text:span><text:span text:style-name="T1"> </text:span><text:span text:style-name="T22">ﭹ</text:span><text:span text:style-name="T1"> </text:span><text:span text:style-name="T22">ﭺ</text:span><text:span text:style-name="T1"> </text:span><text:span text:style-name="T22">ﭻ</text:span><text:span text:style-name="T1"> </text:span><text:span text:style-name="T22">ﭼ</text:span><text:span text:style-name="T1"> </text:span><text:span text:style-name="T22">ﭽ</text:span><text:span text:style-name="T1"> </text:span><text:span text:style-name="T22">ﭾ</text:span><text:span text:style-name="T1"> </text:span><text:span text:style-name="T22">ﭿ</text:span><text:span text:style-name="T1"> </text:span><text:span text:style-name="T22">ﮀ</text:span><text:span text:style-name="T1"> </text:span><text:span text:style-name="T22">ﮁ</text:span></text:p>
      <text:p text:style-name="P6"><text:span text:style-name="T22">ﮂ</text:span><text:span text:style-name="T1"> </text:span><text:span text:style-name="T22">ﮃ</text:span><text:span text:style-name="T1"> </text:span><text:span text:style-name="T22">ﮄ</text:span><text:span text:style-name="T1"> </text:span><text:span text:style-name="T22">ﮅ</text:span><text:span text:style-name="T1"> </text:span><text:span text:style-name="T22">ﮆ</text:span><text:span text:style-name="T1"> </text:span><text:span text:style-name="T22">ﮇ</text:span><text:span text:style-name="T1"> </text:span><text:span text:style-name="T22">ﮈ</text:span><text:span text:style-name="T1"> </text:span><text:span text:style-name="T22">ﮉ</text:span><text:span text:style-name="T1"> </text:span><text:span text:style-name="T22">ﮊ</text:span><text:span text:style-name="T1"> </text:span><text:span text:style-name="T22">ﮋ</text:span><text:span text:style-name="T1"> </text:span><text:span text:style-name="T22">ﮌ</text:span><text:span text:style-name="T1"> </text:span><text:span text:style-name="T22">ﮍ</text:span><text:span text:style-name="T1"> </text:span><text:span text:style-name="T22">ﮎ</text:span></text:p>
      <text:p text:style-name="P6"><text:span text:style-name="T1"><text:s/></text:span><text:span text:style-name="T22">ﮏ</text:span><text:span text:style-name="T1"> </text:span><text:span text:style-name="T22">ﮐ</text:span><text:span text:style-name="T1"> </text:span><text:span text:style-name="T22">ﮑ</text:span><text:span text:style-name="T1"> </text:span><text:span text:style-name="T22">ﮒ</text:span><text:span text:style-name="T1"> </text:span><text:span text:style-name="T22">ﮓ</text:span><text:span text:style-name="T1"> </text:span><text:span text:style-name="T22">ﮔ</text:span><text:span text:style-name="T1"> </text:span><text:span text:style-name="T22">ﮕ</text:span><text:span text:style-name="T1"> </text:span><text:span text:style-name="T22">ﮖ</text:span><text:span text:style-name="T1"> </text:span><text:span text:style-name="T22">ﮗ</text:span><text:span text:style-name="T1"> </text:span><text:span text:style-name="T22">ﮘ</text:span><text:span text:style-name="T1"> </text:span><text:span text:style-name="T22">ﮙ</text:span></text:p>
      <text:p text:style-name="P6"><text:span text:style-name="T1"><text:s/></text:span><text:span text:style-name="T22">ﮚ</text:span><text:span text:style-name="T1"> </text:span><text:span text:style-name="T22">ﮛ</text:span><text:span text:style-name="T1"> </text:span><text:span text:style-name="T22">ﮜ</text:span><text:span text:style-name="T1"> </text:span><text:span text:style-name="T22">ﮝ</text:span><text:span text:style-name="T1"> </text:span><text:span text:style-name="T22">ﮞ</text:span><text:span text:style-name="T1"> </text:span><text:span text:style-name="T22">ﮟ</text:span><text:span text:style-name="T1"> </text:span><text:span text:style-name="T22">ﮠ</text:span><text:span text:style-name="T1"> </text:span><text:span text:style-name="T22">ﮡ</text:span><text:span text:style-name="T1"> </text:span><text:span text:style-name="T22">ﮢ</text:span><text:span text:style-name="T1"> </text:span><text:span text:style-name="T22">ﮣ</text:span><text:span text:style-name="T1"> </text:span><text:span text:style-name="T22">ﮤ</text:span><text:span text:style-name="T1"> </text:span><text:span text:style-name="T22">ﮥ</text:span><text:span text:style-name="T1"> </text:span><text:span text:style-name="T22">ﮦ</text:span><text:span text:style-name="T1"> </text:span><text:span text:style-name="T22">ﮧ</text:span></text:p>
      <text:p text:style-name="P6"><text:span text:style-name="T1"><text:s/></text:span><text:span text:style-name="T22">ﮨ</text:span><text:span text:style-name="T1"> </text:span><text:span text:style-name="T22">ﮩ</text:span><text:span text:style-name="T1"> </text:span><text:span text:style-name="T22">ﮪ</text:span><text:span text:style-name="T1"> </text:span><text:span text:style-name="T22">ﮫ</text:span><text:span text:style-name="T1"> </text:span><text:span text:style-name="T22">ﮬ</text:span><text:span text:style-name="T1"> </text:span><text:span text:style-name="T22">ﮭ</text:span><text:span text:style-name="T1"> </text:span><text:span text:style-name="T22">ﮮ</text:span><text:span text:style-name="T1"> </text:span><text:span text:style-name="T22">ﮯ</text:span><text:span text:style-name="T1"> </text:span><text:span text:style-name="T22">ﮰ</text:span><text:span text:style-name="T1"> </text:span><text:span text:style-name="T22">ﮱ</text:span></text:p>
      <text:p text:style-name="P6"><text:span text:style-name="T1"><text:s/></text:span><text:span text:style-name="T22">ﯓ</text:span><text:span text:style-name="T1"> </text:span><text:span text:style-name="T22">ﯔ</text:span><text:span text:style-name="T1"> </text:span><text:span text:style-name="T22">ﯕ</text:span><text:span text:style-name="T1"> </text:span><text:span text:style-name="T22">ﯖ</text:span><text:span text:style-name="T1"> </text:span><text:span text:style-name="T22">ﯗ</text:span><text:span text:style-name="T1"> </text:span><text:span text:style-name="T22">ﯘ</text:span><text:span text:style-name="T1"> </text:span><text:span text:style-name="T22">ﯙ</text:span><text:span text:style-name="T1"> </text:span><text:span text:style-name="T22">ﯚ</text:span><text:span text:style-name="T1"> </text:span><text:span text:style-name="T22">ﯛ</text:span><text:span text:style-name="T1"> </text:span><text:span text:style-name="T22">ﯜ</text:span><text:span text:style-name="T1"> </text:span><text:span text:style-name="T22">ﯝ</text:span></text:p>
      <text:p text:style-name="P6"><text:span text:style-name="T1"><text:s/></text:span><text:span text:style-name="T22">ﯞ</text:span><text:span text:style-name="T1"> </text:span><text:span text:style-name="T22">ﯟ</text:span><text:span text:style-name="T1"> </text:span><text:span text:style-name="T22">ﯠ</text:span><text:span text:style-name="T1"> </text:span><text:span text:style-name="T22">ﯡ</text:span><text:span text:style-name="T1"> </text:span><text:span text:style-name="T22">ﯢ</text:span><text:span text:style-name="T1"> </text:span><text:span text:style-name="T22">ﯣ</text:span><text:span text:style-name="T1"> </text:span><text:span text:style-name="T22">ﯤ</text:span><text:span text:style-name="T1"> </text:span><text:span text:style-name="T22">ﯥ</text:span><text:span text:style-name="T1"> </text:span><text:span text:style-name="T22">ﯦ</text:span><text:span text:style-name="T1"> </text:span><text:span text:style-name="T22">ﯧ</text:span><text:span text:style-name="T1"> </text:span><text:span text:style-name="T22">ﯨ</text:span></text:p>
      <text:p text:style-name="P6"><text:span text:style-name="T1"><text:s/></text:span><text:span text:style-name="T22">ﯩ</text:span><text:span text:style-name="T1"> </text:span><text:span text:style-name="T22">ﯪ</text:span><text:span text:style-name="T1"> </text:span><text:span text:style-name="T22">ﯫ</text:span><text:span text:style-name="T1"> </text:span><text:span text:style-name="T22">ﯬﯭ</text:span><text:span text:style-name="T1"> </text:span><text:span text:style-name="T22">ﯮ</text:span><text:span text:style-name="T1"> </text:span><text:span text:style-name="T22">ﯯ</text:span><text:span text:style-name="T1"> </text:span><text:span text:style-name="T22">ﯰ</text:span><text:span text:style-name="T1"> </text:span><text:span text:style-name="T22">ﯱ</text:span><text:span text:style-name="T1"> </text:span><text:span text:style-name="T22">ﯲ</text:span><text:span text:style-name="T1"> </text:span><text:span text:style-name="T22">ﯳ</text:span><text:span text:style-name="T1"> </text:span><text:span text:style-name="T22">ﯴﯵ</text:span></text:p>
      <text:p text:style-name="P6"><text:span text:style-name="T1"><text:s/></text:span><text:span text:style-name="T22">ﯶ</text:span><text:span text:style-name="T1"> </text:span><text:span text:style-name="T22">ﯷ</text:span><text:span text:style-name="T1"> </text:span><text:span text:style-name="T22">ﯸ</text:span><text:span text:style-name="T1"> </text:span><text:span text:style-name="T22">ﯹ</text:span><text:span text:style-name="T1"> </text:span><text:span text:style-name="T22">ﯺ</text:span><text:span text:style-name="T1"> </text:span><text:span text:style-name="T22">ﯻ</text:span><text:span text:style-name="T1"> </text:span><text:span text:style-name="T22">ﯼ</text:span><text:span text:style-name="T1"> </text:span><text:span text:style-name="T22">ﯽ</text:span><text:span text:style-name="T1"> </text:span><text:span text:style-name="T22">ﯾ</text:span><text:span text:style-name="T1"> </text:span><text:span text:style-name="T22">ﯿ</text:span><text:span text:style-name="T1"> </text:span><text:span text:style-name="T22">ﰀ</text:span><text:span text:style-name="T1"> </text:span><text:span text:style-name="T22">ﰁ</text:span></text:p>
      <text:p text:style-name="P6"><text:span text:style-name="T1"><text:s/></text:span><text:span text:style-name="T22">ﰂ</text:span><text:span text:style-name="T1"> </text:span><text:span text:style-name="T22">ﰃ</text:span><text:span text:style-name="T1"> </text:span><text:span text:style-name="T22">ﰄ</text:span><text:span text:style-name="T1"> </text:span><text:span text:style-name="T22">ﰅ</text:span><text:span text:style-name="T1"> </text:span><text:span text:style-name="T22">ﰆ</text:span><text:span text:style-name="T1"> </text:span><text:span text:style-name="T22">ﰇ</text:span><text:span text:style-name="T1"> </text:span><text:span text:style-name="T22">ﰈ</text:span><text:span text:style-name="T1"> </text:span><text:span text:style-name="T22">ﰉ</text:span><text:span text:style-name="T1"> </text:span><text:span text:style-name="T22">ﰊ</text:span><text:span text:style-name="T1"> </text:span><text:span text:style-name="T22">ﰋ</text:span><text:span text:style-name="T1"> </text:span><text:span text:style-name="T22">ﰌ</text:span></text:p>
      <text:p text:style-name="P6"><text:span text:style-name="T1"><text:s/></text:span><text:span text:style-name="T22">ﰍ</text:span><text:span text:style-name="T1"> </text:span><text:span text:style-name="T22">ﰎ</text:span><text:span text:style-name="T1"> </text:span><text:span text:style-name="T22">ﰏ</text:span><text:span text:style-name="T1"> </text:span><text:span text:style-name="T22">ﰐ</text:span><text:span text:style-name="T1"> </text:span><text:span text:style-name="T22">ﰑ</text:span><text:span text:style-name="T1"> </text:span><text:span text:style-name="T22">ﰒ</text:span><text:span text:style-name="T1"> </text:span><text:span text:style-name="T22">ﰓ</text:span><text:span text:style-name="T1"> </text:span><text:span text:style-name="T22">ﰔ</text:span><text:span text:style-name="T1"> </text:span><text:span text:style-name="T22">ﰕ</text:span><text:span text:style-name="T1"> </text:span><text:span text:style-name="T22">ﰖ</text:span><text:span text:style-name="T1"> </text:span><text:span text:style-name="T22">ﰗ</text:span><text:span text:style-name="T1"> </text:span><text:span text:style-name="T22">ﰘ</text:span></text:p>
      <text:p text:style-name="P33"><text:span text:style-name="T24">ﭑ</text:span><text:span text:style-name="T1"> </text:span><text:span text:style-name="T24">ﭒ</text:span><text:span text:style-name="T1"> </text:span><text:span text:style-name="T24">ﭓ</text:span><text:span text:style-name="T1"> </text:span><text:span text:style-name="T24">ﭔ</text:span><text:span text:style-name="T1"> </text:span><text:span text:style-name="T24">ﭕ</text:span><text:span text:style-name="T1"> </text:span><text:span text:style-name="T24">ﭖ</text:span><text:span text:style-name="T1"> </text:span><text:span text:style-name="T24">ﭗ</text:span><text:span text:style-name="T1"> </text:span><text:span text:style-name="T24">ﭘ</text:span><text:span text:style-name="T1"> </text:span><text:span text:style-name="T24">ﭙ</text:span><text:span text:style-name="T1"> </text:span><text:span text:style-name="T24">ﭚ</text:span></text:p>
      <text:p text:style-name="P7"><text:span text:style-name="T1"><text:s/></text:span><text:span text:style-name="T24">ﭛ</text:span><text:span text:style-name="T1"> </text:span><text:span text:style-name="T24">ﭜ</text:span><text:span text:style-name="T1"> </text:span><text:span text:style-name="T24">ﭝ</text:span><text:span text:style-name="T1"> </text:span><text:span text:style-name="T24">ﭞ</text:span><text:span text:style-name="T1"> </text:span><text:span text:style-name="T24">ﭟﭠ</text:span><text:span text:style-name="T1"> </text:span><text:span text:style-name="T24">ﭡ</text:span><text:span text:style-name="T1"> </text:span><text:span text:style-name="T24">ﭢ</text:span><text:span text:style-name="T1"> </text:span><text:span text:style-name="T24">ﭣ</text:span><text:span text:style-name="T1"> </text:span><text:span text:style-name="T24">ﭤﭥ</text:span><text:span text:style-name="T1"> </text:span><text:span text:style-name="T24">ﭦ</text:span><text:span text:style-name="T1"> </text:span><text:span text:style-name="T24">ﭧ</text:span><text:span text:style-name="T1"> </text:span><text:span text:style-name="T24">ﭨ</text:span><text:span text:style-name="T1"> </text:span><text:span text:style-name="T24">ﭩ</text:span><text:span text:style-name="T1"> </text:span><text:span text:style-name="T24">ﭪ</text:span></text:p>
      <text:p text:style-name="P7"><text:span text:style-name="T1"><text:s/></text:span><text:span text:style-name="T24">ﭫ</text:span><text:span text:style-name="T1"> </text:span><text:span text:style-name="T24">ﭬ</text:span><text:span text:style-name="T1"> </text:span><text:span text:style-name="T24">ﭭ</text:span><text:span text:style-name="T1"> </text:span><text:span text:style-name="T24">ﭮ</text:span><text:span text:style-name="T1"> </text:span><text:span text:style-name="T24">ﭯ</text:span><text:span text:style-name="T1"> </text:span><text:span text:style-name="T24">ﭰ</text:span><text:span text:style-name="T1"> </text:span><text:span text:style-name="T24">ﭱ</text:span><text:span text:style-name="T1"> </text:span><text:span text:style-name="T24">ﭲ</text:span><text:span text:style-name="T1"> </text:span><text:span text:style-name="T24">ﭳ</text:span><text:span text:style-name="T1"> </text:span><text:span text:style-name="T24">ﭴ</text:span><text:span text:style-name="T1"> </text:span><text:span text:style-name="T24">ﭵ</text:span><text:span text:style-name="T1"> </text:span><text:span text:style-name="T24">ﭶ</text:span><text:span text:style-name="T1"> </text:span><text:span text:style-name="T24">ﭷ</text:span></text:p>
      <text:p text:style-name="P7"><text:span text:style-name="T1"><text:s/></text:span><text:span text:style-name="T24">ﭸ</text:span><text:span text:style-name="T1"> </text:span><text:span text:style-name="T24">ﭹ</text:span><text:span text:style-name="T1"> </text:span><text:span text:style-name="T24">ﭺ</text:span><text:span text:style-name="T1"> </text:span><text:span text:style-name="T24">ﭻ</text:span><text:span text:style-name="T1"> </text:span><text:span text:style-name="T24">ﭼ</text:span><text:span text:style-name="T1"> </text:span><text:span text:style-name="T24">ﭽﭾ</text:span><text:span text:style-name="T1"> </text:span><text:span text:style-name="T24">ﭿ</text:span><text:span text:style-name="T1"> </text:span><text:span text:style-name="T24">ﮀ</text:span><text:span text:style-name="T1"> </text:span><text:span text:style-name="T24">ﮁ</text:span><text:span text:style-name="T1"> </text:span><text:span text:style-name="T24">ﮂ</text:span><text:span text:style-name="T1"> </text:span><text:span text:style-name="T24">ﮃ</text:span><text:span text:style-name="T1"> </text:span><text:span text:style-name="T24">ﮄ</text:span><text:span text:style-name="T1"> </text:span><text:span text:style-name="T24">ﮅ</text:span></text:p>
      <text:p text:style-name="P7"><text:span text:style-name="T1"><text:s/></text:span><text:span text:style-name="T24">ﮆ</text:span><text:span text:style-name="T1"> </text:span><text:span text:style-name="T24">ﮇ</text:span><text:span text:style-name="T1"> </text:span><text:span text:style-name="T24">ﮈ</text:span><text:span text:style-name="T1"> </text:span><text:span text:style-name="T24">ﮉ</text:span><text:span text:style-name="T1"> </text:span><text:span text:style-name="T24">ﮊ</text:span><text:span text:style-name="T1"> </text:span><text:span text:style-name="T24">ﮋ</text:span><text:span text:style-name="T1"> </text:span><text:span text:style-name="T24">ﮌ</text:span><text:span text:style-name="T1"> </text:span><text:span text:style-name="T24">ﮍ</text:span><text:span text:style-name="T1"> </text:span><text:span text:style-name="T24">ﮎ</text:span><text:span text:style-name="T1"> </text:span><text:span text:style-name="T24">ﮏ</text:span><text:span text:style-name="T1"> </text:span><text:span text:style-name="T24">ﮐ</text:span><text:span text:style-name="T1"> </text:span><text:span text:style-name="T24">ﮑ</text:span></text:p>
      <text:p text:style-name="P7"><text:span text:style-name="T1"><text:s/></text:span><text:span text:style-name="T24">ﮒ</text:span><text:span text:style-name="T1"> </text:span><text:span text:style-name="T24">ﮓ</text:span><text:span text:style-name="T1"> </text:span><text:span text:style-name="T24">ﮔ</text:span><text:span text:style-name="T1"> </text:span><text:span text:style-name="T24">ﮕ</text:span><text:span text:style-name="T1"> </text:span><text:span text:style-name="T24">ﮖ</text:span><text:span text:style-name="T1"> </text:span><text:span text:style-name="T24">ﮗ</text:span><text:span text:style-name="T1"> </text:span><text:span text:style-name="T24">ﮘ</text:span><text:span text:style-name="T1"> </text:span><text:span text:style-name="T24">ﮙ</text:span><text:span text:style-name="T1"> </text:span><text:span text:style-name="T24">ﮚ</text:span></text:p>
      <text:p text:style-name="P7"><text:span text:style-name="T1"><text:s/></text:span><text:span text:style-name="T24">ﮛ</text:span><text:span text:style-name="T1"> </text:span><text:span text:style-name="T24">ﮜ</text:span><text:span text:style-name="T1"> </text:span><text:span text:style-name="T24">ﮝ</text:span><text:span text:style-name="T1"> </text:span><text:span text:style-name="T24">ﮞ</text:span><text:span text:style-name="T1"> </text:span><text:span text:style-name="T24">ﮟ</text:span><text:span text:style-name="T1"> </text:span><text:span text:style-name="T24">ﮠ</text:span><text:span text:style-name="T1"> </text:span><text:span text:style-name="T24">ﮡ</text:span><text:span text:style-name="T1"> </text:span><text:span text:style-name="T24">ﮢ</text:span><text:span text:style-name="T1"> </text:span><text:span text:style-name="T24">ﮣﮤ</text:span></text:p>
      <text:p text:style-name="P7"><text:span text:style-name="T1"><text:s/></text:span><text:span text:style-name="T24">ﮥ</text:span><text:span text:style-name="T1"> </text:span><text:span text:style-name="T24">ﮦ</text:span><text:span text:style-name="T1"> </text:span><text:span text:style-name="T24">ﮧ</text:span><text:span text:style-name="T1"> </text:span><text:span text:style-name="T24">ﮨﮩ</text:span><text:span text:style-name="T1"> </text:span><text:span text:style-name="T24">ﮪ</text:span><text:span text:style-name="T1"> </text:span><text:span text:style-name="T24">ﮫ</text:span><text:span text:style-name="T1"> </text:span><text:span text:style-name="T24">ﮬ</text:span><text:span text:style-name="T1"> </text:span><text:span text:style-name="T24">ﮭ</text:span><text:span text:style-name="T1"> </text:span><text:span text:style-name="T24">ﮮ</text:span><text:span text:style-name="T1"> </text:span><text:span text:style-name="T24">ﮯ</text:span><text:span text:style-name="T1"> </text:span><text:span text:style-name="T24">ﮰ</text:span></text:p>
      <text:p text:style-name="P7"><text:span text:style-name="T1"><text:s/></text:span><text:span text:style-name="T24">ﮱ</text:span><text:span text:style-name="T1"> </text:span><text:span text:style-name="T24">ﯓ</text:span><text:span text:style-name="T1"> </text:span><text:span text:style-name="T24">ﯔ</text:span><text:span text:style-name="T1"> </text:span><text:span text:style-name="T24">ﯕ</text:span><text:span text:style-name="T1"> </text:span><text:span text:style-name="T24">ﯖ</text:span><text:span text:style-name="T1"> </text:span><text:span text:style-name="T24">ﯗﯘ</text:span><text:span text:style-name="T1"> </text:span><text:span text:style-name="T24">ﯙ</text:span><text:span text:style-name="T1"> </text:span><text:span text:style-name="T24">ﯚ</text:span><text:span text:style-name="T1"> </text:span><text:span text:style-name="T24">ﯛﯜ</text:span><text:span text:style-name="T1"> </text:span><text:span text:style-name="T24">ﯝ</text:span><text:span text:style-name="T1"> </text:span><text:span text:style-name="T24">ﯞ</text:span></text:p>
      <text:p text:style-name="P7"><text:span text:style-name="T1"><text:s/></text:span><text:span text:style-name="T24">ﯟ</text:span><text:span text:style-name="T1"> </text:span><text:span text:style-name="T24">ﯠ</text:span><text:span text:style-name="T1"> </text:span><text:span text:style-name="T24">ﯡ</text:span><text:span text:style-name="T1"> </text:span><text:span text:style-name="T24">ﯢ</text:span><text:span text:style-name="T1"> </text:span><text:span text:style-name="T24">ﯣ</text:span><text:span text:style-name="T1"> </text:span><text:span text:style-name="T24">ﯤ</text:span><text:span text:style-name="T1"> </text:span><text:span text:style-name="T24">ﯥ</text:span><text:span text:style-name="T1"> </text:span><text:span text:style-name="T24">ﯦ</text:span><text:span text:style-name="T1"> </text:span><text:span text:style-name="T24">ﯧ</text:span><text:span text:style-name="T1"> </text:span><text:span text:style-name="T24">ﯨ</text:span></text:p>
      <text:p text:style-name="P7"><text:span text:style-name="T1"><text:s/></text:span><text:span text:style-name="T24">ﯩ</text:span><text:span text:style-name="T1"> </text:span><text:span text:style-name="T24">ﯪ</text:span><text:span text:style-name="T1"> </text:span><text:span text:style-name="T24">ﯫ</text:span><text:span text:style-name="T1"> </text:span><text:span text:style-name="T24">ﯬ</text:span><text:span text:style-name="T1"> </text:span><text:span text:style-name="T24">ﯭ</text:span><text:span text:style-name="T1"> </text:span><text:span text:style-name="T24">ﯮ</text:span><text:span text:style-name="T1"> </text:span><text:span text:style-name="T24">ﯯ</text:span><text:span text:style-name="T1"> </text:span><text:span text:style-name="T24">ﯰ</text:span><text:span text:style-name="T1"> </text:span><text:span text:style-name="T24">ﯱ</text:span><text:span text:style-name="T1"> </text:span><text:span text:style-name="T24">ﯲ</text:span><text:span text:style-name="T1"> </text:span><text:span text:style-name="T24">ﯳ</text:span><text:span text:style-name="T1"> </text:span><text:span text:style-name="T24">ﯴ</text:span><text:span text:style-name="T1"> </text:span><text:span text:style-name="T24">ﯵ</text:span></text:p>
      <text:p text:style-name="P7"><text:span text:style-name="T1"><text:s/></text:span><text:span text:style-name="T24">ﯶ</text:span><text:span text:style-name="T1"> </text:span><text:span text:style-name="T24">ﯷ</text:span><text:span text:style-name="T1"> </text:span><text:span text:style-name="T24">ﯸ</text:span><text:span text:style-name="T1"> </text:span><text:span text:style-name="T24">ﯹ</text:span><text:span text:style-name="T1"> </text:span><text:span text:style-name="T24">ﯺ</text:span><text:span text:style-name="T1"> </text:span><text:span text:style-name="T24">ﯻ</text:span><text:span text:style-name="T1"> </text:span><text:span text:style-name="T24">ﯼ</text:span><text:span text:style-name="T1"> </text:span><text:span text:style-name="T24">ﯽ</text:span><text:span text:style-name="T1"> </text:span><text:span text:style-name="T24">ﯾ</text:span><text:span text:style-name="T1"> </text:span><text:span text:style-name="T24">ﯿ</text:span><text:span text:style-name="T1"> </text:span><text:span text:style-name="T24">ﰀ</text:span></text:p>
      <text:p text:style-name="P7"><text:span text:style-name="T1"><text:s/></text:span><text:span text:style-name="T24">ﰁ</text:span><text:span text:style-name="T1"> </text:span><text:span text:style-name="T24">ﰂ</text:span><text:span text:style-name="T1"> </text:span><text:span text:style-name="T24">ﰃ</text:span><text:span text:style-name="T1"> </text:span><text:span text:style-name="T24">ﰄ</text:span><text:span text:style-name="T1"> </text:span><text:span text:style-name="T24">ﰅ</text:span><text:span text:style-name="T1"> </text:span><text:span text:style-name="T24">ﰆ</text:span><text:span text:style-name="T1"> </text:span><text:span text:style-name="T24">ﰇ</text:span><text:span text:style-name="T1"> </text:span><text:span text:style-name="T24">ﰈ</text:span><text:span text:style-name="T1"> </text:span><text:span text:style-name="T24">ﰉ</text:span><text:span text:style-name="T1"> </text:span><text:span text:style-name="T24">ﰊ</text:span><text:span text:style-name="T1"> </text:span><text:span text:style-name="T24">ﰋ</text:span><text:span text:style-name="T1"> </text:span><text:span text:style-name="T24">ﰌ</text:span></text:p>
      <text:p text:style-name="P7"><text:span text:style-name="T1"><text:s/></text:span><text:span text:style-name="T24">ﰍ</text:span><text:span text:style-name="T1"> </text:span><text:span text:style-name="T24">ﰎ</text:span><text:span text:style-name="T1"> </text:span><text:span text:style-name="T24">ﰏ</text:span><text:span text:style-name="T1"> </text:span><text:span text:style-name="T24">ﰐ</text:span><text:span text:style-name="T1"> </text:span><text:span text:style-name="T24">ﰑ</text:span><text:span text:style-name="T1"> </text:span><text:span text:style-name="T24">ﰒ</text:span><text:span text:style-name="T1"> </text:span><text:span text:style-name="T24">ﰓ</text:span><text:span text:style-name="T1"> </text:span><text:span text:style-name="T24">ﰔ</text:span><text:span text:style-name="T1"> </text:span><text:span text:style-name="T24">ﰕ</text:span><text:span text:style-name="T1"> </text:span><text:span text:style-name="T24">ﰖ</text:span><text:span text:style-name="T1"> </text:span><text:span text:style-name="T24">ﰗ</text:span></text:p>
      <text:p text:style-name="P7"><text:span text:style-name="T1"><text:s/></text:span><text:span text:style-name="T24">ﰘ</text:span><text:span text:style-name="T1"> </text:span><text:span text:style-name="T24">ﰙ</text:span><text:span text:style-name="T1"> </text:span><text:span text:style-name="T24">ﰚ</text:span><text:span text:style-name="T1"> </text:span><text:span text:style-name="T24">ﰛ</text:span><text:span text:style-name="T1"> </text:span><text:span text:style-name="T24">ﰜ</text:span><text:span text:style-name="T1"> </text:span><text:span text:style-name="T24">ﰝ</text:span><text:span text:style-name="T1"> </text:span><text:span text:style-name="T24">ﰞ</text:span><text:span text:style-name="T1"> </text:span><text:span text:style-name="T24">ﰟ</text:span><text:span text:style-name="T1"> </text:span><text:span text:style-name="T24">ﰠ</text:span><text:span text:style-name="T1"> </text:span><text:span text:style-name="T24">ﰡ</text:span></text:p>
      <text:p text:style-name="P48"><text:span text:style-name="T25">ﭑ</text:span><text:span text:style-name="T1"> </text:span><text:span text:style-name="T25">ﭒ</text:span><text:span text:style-name="T1"> </text:span><text:span text:style-name="T25">ﭓ</text:span><text:span text:style-name="T1"> </text:span><text:span text:style-name="T25">ﭔ</text:span><text:span text:style-name="T1"> </text:span><text:span text:style-name="T25">ﭕ</text:span><text:span text:style-name="T1"> </text:span><text:span text:style-name="T25">ﭖ</text:span><text:span text:style-name="T1"> </text:span><text:span text:style-name="T25">ﭗ</text:span><text:span text:style-name="T1"> </text:span><text:span text:style-name="T25">ﭘ</text:span><text:span text:style-name="T1"> </text:span><text:span text:style-name="T25">ﭙ</text:span><text:span text:style-name="T1"> </text:span><text:span text:style-name="T25">ﭚ</text:span></text:p>
      <text:p text:style-name="P8"><text:span text:style-name="T1"><text:s/></text:span><text:span text:style-name="T25">ﭛ</text:span><text:span text:style-name="T1"> </text:span><text:span text:style-name="T25">ﭜ</text:span><text:span text:style-name="T1"> </text:span><text:span text:style-name="T25">ﭝ</text:span><text:span text:style-name="T1"> </text:span><text:span text:style-name="T25">ﭞ</text:span><text:span text:style-name="T1"> </text:span><text:span text:style-name="T25">ﭟ</text:span><text:span text:style-name="T1"> </text:span><text:span text:style-name="T25">ﭠ</text:span><text:span text:style-name="T1"> </text:span><text:span text:style-name="T25">ﭡ</text:span><text:span text:style-name="T1"> </text:span><text:span text:style-name="T25">ﭢ</text:span><text:span text:style-name="T1"> </text:span><text:span text:style-name="T25">ﭣ</text:span><text:span text:style-name="T1"> </text:span><text:span text:style-name="T25">ﭤ</text:span><text:span text:style-name="T1"> </text:span><text:span text:style-name="T25">ﭥ</text:span><text:span text:style-name="T1"> </text:span><text:span text:style-name="T25">ﭦ</text:span></text:p>
      <text:p text:style-name="P8"><text:span text:style-name="T1"><text:s/></text:span><text:span text:style-name="T25">ﭧ</text:span><text:span text:style-name="T1"> </text:span><text:span text:style-name="T25">ﭨ</text:span><text:span text:style-name="T1"> </text:span><text:span text:style-name="T25">ﭩ</text:span><text:span text:style-name="T1"> </text:span><text:span text:style-name="T25">ﭪ</text:span><text:span text:style-name="T1"> </text:span><text:span text:style-name="T25">ﭫ</text:span><text:span text:style-name="T1"> </text:span><text:span text:style-name="T25">ﭬ</text:span><text:span text:style-name="T1"> </text:span><text:span text:style-name="T25">ﭭ</text:span><text:span text:style-name="T1"> </text:span><text:span text:style-name="T25">ﭮ</text:span><text:span text:style-name="T1"> </text:span><text:span text:style-name="T25">ﭯ</text:span><text:span text:style-name="T1"> </text:span><text:span text:style-name="T25">ﭰ</text:span><text:span text:style-name="T1"> </text:span><text:span text:style-name="T25">ﭱ</text:span></text:p>
      <text:p text:style-name="P8"><text:span text:style-name="T1"><text:s/></text:span><text:span text:style-name="T25">ﭲ</text:span><text:span text:style-name="T1"> </text:span><text:span text:style-name="T25">ﭳ</text:span><text:span text:style-name="T1"> </text:span><text:span text:style-name="T25">ﭴ</text:span><text:span text:style-name="T1"> </text:span><text:span text:style-name="T25">ﭵ</text:span><text:span text:style-name="T1"> </text:span><text:span text:style-name="T25">ﭶ</text:span><text:span text:style-name="T1"> </text:span><text:span text:style-name="T25">ﭷﭸ</text:span><text:span text:style-name="T1"> </text:span><text:span text:style-name="T25">ﭹ</text:span><text:span text:style-name="T1"> </text:span><text:span text:style-name="T25">ﭺ</text:span><text:span text:style-name="T1"> </text:span><text:span text:style-name="T25">ﭻ</text:span><text:span text:style-name="T1"> </text:span><text:span text:style-name="T25">ﭼ</text:span><text:span text:style-name="T1"> </text:span><text:span text:style-name="T25">ﭽ</text:span></text:p>
      <text:p text:style-name="P8"><text:span text:style-name="T25">ﭾ</text:span><text:span text:style-name="T1"> </text:span><text:span text:style-name="T25">ﭿ</text:span><text:span text:style-name="T1"> </text:span><text:span text:style-name="T25">ﮀ</text:span><text:span text:style-name="T1"> </text:span><text:span text:style-name="T25">ﮁ</text:span><text:span text:style-name="T1"> </text:span><text:span text:style-name="T25">ﮂ</text:span><text:span text:style-name="T1"> </text:span><text:span text:style-name="T25">ﮃ</text:span><text:span text:style-name="T1"> </text:span><text:span text:style-name="T25">ﮄ</text:span><text:span text:style-name="T1"> </text:span><text:span text:style-name="T25">ﮅ</text:span><text:span text:style-name="T1"> </text:span><text:span text:style-name="T25">ﮆ</text:span><text:span text:style-name="T1"> </text:span><text:span text:style-name="T25">ﮇ</text:span></text:p>
      <text:p text:style-name="P8"><text:span text:style-name="T1"><text:s/></text:span><text:span text:style-name="T25">ﮈ</text:span><text:span text:style-name="T1"> </text:span><text:span text:style-name="T25">ﮉ</text:span><text:span text:style-name="T1"> </text:span><text:span text:style-name="T25">ﮊ</text:span><text:span text:style-name="T1"> </text:span><text:span text:style-name="T25">ﮋ</text:span><text:span text:style-name="T1"> </text:span><text:span text:style-name="T25">ﮌ</text:span><text:span text:style-name="T1"> </text:span><text:span text:style-name="T25">ﮍ</text:span><text:span text:style-name="T1"> </text:span><text:span text:style-name="T25">ﮎ</text:span><text:span text:style-name="T1"> </text:span><text:span text:style-name="T25">ﮏ</text:span><text:span text:style-name="T1"> </text:span><text:span text:style-name="T25">ﮐ</text:span><text:span text:style-name="T1"> </text:span><text:span text:style-name="T25">ﮑ</text:span><text:span text:style-name="T1"> </text:span><text:span text:style-name="T25">ﮒ</text:span></text:p>
      <text:p text:style-name="P8"><text:span text:style-name="T1"><text:s/></text:span><text:span text:style-name="T25">ﮓ</text:span><text:span text:style-name="T1"> </text:span><text:span text:style-name="T25">ﮔ</text:span><text:span text:style-name="T1"> </text:span><text:span text:style-name="T25">ﮕ</text:span><text:span text:style-name="T1"> </text:span><text:span text:style-name="T25">ﮖ</text:span><text:span text:style-name="T1"> </text:span><text:span text:style-name="T25">ﮗ</text:span><text:span text:style-name="T1"> </text:span><text:span text:style-name="T25">ﮘ</text:span><text:span text:style-name="T1"> </text:span><text:span text:style-name="T25">ﮙ</text:span><text:span text:style-name="T1"> </text:span><text:span text:style-name="T25">ﮚ</text:span><text:span text:style-name="T1"> </text:span><text:span text:style-name="T25">ﮛ</text:span><text:span text:style-name="T1"> </text:span><text:span text:style-name="T25">ﮜ</text:span><text:span text:style-name="T1"> </text:span><text:span text:style-name="T25">ﮝ</text:span></text:p>
      <text:p text:style-name="P8"><text:span text:style-name="T1"><text:s/></text:span><text:span text:style-name="T25">ﮞ</text:span><text:span text:style-name="T1"> </text:span><text:span text:style-name="T25">ﮟ</text:span><text:span text:style-name="T1"> </text:span><text:span text:style-name="T25">ﮠ</text:span><text:span text:style-name="T1"> </text:span><text:span text:style-name="T25">ﮡ</text:span><text:span text:style-name="T1"> </text:span><text:span text:style-name="T25">ﮢ</text:span><text:span text:style-name="T1"> </text:span><text:span text:style-name="T25">ﮣ</text:span><text:span text:style-name="T1"> </text:span><text:span text:style-name="T25">ﮤ</text:span><text:span text:style-name="T1"> </text:span><text:span text:style-name="T25">ﮥ</text:span></text:p>
      <text:p text:style-name="P10"><text:span text:style-name="T1"><text:s/></text:span><text:span text:style-name="T25">ﮦ</text:span><text:span text:style-name="T1"> </text:span><text:span text:style-name="T25">ﮧ</text:span><text:span text:style-name="T1"> </text:span><text:span text:style-name="T25">ﮨ</text:span><text:span text:style-name="T1"> </text:span><text:span text:style-name="T25">ﮩ</text:span><text:span text:style-name="T1"> </text:span><text:span text:style-name="T25">ﮪ</text:span><text:span text:style-name="T1"> </text:span><text:span text:style-name="T25">ﮫ</text:span></text:p>
      <text:p text:style-name="P49">ﮌﯣ</text:p>
      <text:p text:style-name="P49">ﭤﭥﭦ</text:p>
      <text:p text:style-name="P9"><text:span text:style-name="T25">ﮬ</text:span><text:span text:style-name="T1"> </text:span><text:span text:style-name="T25">ﮭ</text:span><text:span text:style-name="T1"> </text:span><text:span text:style-name="T25">ﮮ</text:span><text:span text:style-name="T1"> </text:span><text:span text:style-name="T25">ﮯ</text:span><text:span text:style-name="T1"> </text:span><text:span text:style-name="T25">ﮰ</text:span><text:span text:style-name="T1"> </text:span><text:span text:style-name="T25">ﮱ</text:span><text:span text:style-name="T1"> </text:span><text:span text:style-name="T25">ﯓ</text:span><text:span text:style-name="T1"> </text:span><text:span text:style-name="T25">ﯔ</text:span><text:span text:style-name="T1"> </text:span><text:span text:style-name="T25">ﯕ</text:span><text:span text:style-name="T1"> </text:span><text:span text:style-name="T25">ﯖ</text:span></text:p>
      <text:p text:style-name="P9"><text:span text:style-name="T1"><text:s/></text:span><text:span text:style-name="T25">ﯗ</text:span><text:span text:style-name="T1"> </text:span><text:span text:style-name="T25">ﯘ</text:span><text:span text:style-name="T1"> </text:span><text:span text:style-name="T25">ﯙ</text:span><text:span text:style-name="T1"> </text:span><text:span text:style-name="T25">ﯚ</text:span><text:span text:style-name="T1"> </text:span><text:span text:style-name="T25">ﯛ</text:span><text:span text:style-name="T1"> </text:span><text:span text:style-name="T25">ﯜﯝ</text:span><text:span text:style-name="T1"> </text:span><text:span text:style-name="T25">ﯞ</text:span><text:span text:style-name="T1"> </text:span><text:span text:style-name="T25">ﯟ</text:span><text:span text:style-name="T1"> </text:span><text:span text:style-name="T25">ﯠ</text:span><text:span text:style-name="T1"> </text:span><text:span text:style-name="T25">ﯡ</text:span></text:p>
      <text:p text:style-name="P9"><text:span text:style-name="T1"><text:s/></text:span><text:span text:style-name="T25">ﯢ</text:span><text:span text:style-name="T1"> </text:span><text:span text:style-name="T25">ﯣ</text:span><text:span text:style-name="T1"> </text:span><text:span text:style-name="T25">ﯤ</text:span><text:span text:style-name="T1"> </text:span><text:span text:style-name="T25">ﯥ</text:span><text:span text:style-name="T1"> </text:span><text:span text:style-name="T25">ﯦ</text:span><text:span text:style-name="T1"> </text:span><text:span text:style-name="T25">ﯧ</text:span><text:span text:style-name="T1"> </text:span><text:span text:style-name="T25">ﯨ</text:span><text:span text:style-name="T1"> </text:span><text:span text:style-name="T25">ﯩ</text:span><text:span text:style-name="T1"> </text:span><text:span text:style-name="T25">ﯪ</text:span><text:span text:style-name="T1"> </text:span><text:span text:style-name="T25">ﯫﯬ</text:span><text:span text:style-name="T1"> </text:span><text:span text:style-name="T25">ﯭ</text:span><text:span text:style-name="T1"> </text:span><text:span text:style-name="T25">ﯮ</text:span></text:p>
      <text:p text:style-name="P9"><text:span text:style-name="T1"><text:s/></text:span><text:span text:style-name="T25">ﯯ</text:span><text:span text:style-name="T1"> </text:span><text:span text:style-name="T25">ﯰ</text:span><text:span text:style-name="T1"> </text:span><text:span text:style-name="T25">ﯱ</text:span><text:span text:style-name="T1"> </text:span><text:span text:style-name="T25">ﯲﯳ</text:span><text:span text:style-name="T1"> </text:span><text:span text:style-name="T25">ﯴ</text:span><text:span text:style-name="T1"> </text:span><text:span text:style-name="T25">ﯵ</text:span><text:span text:style-name="T1"> </text:span><text:span text:style-name="T25">ﯶ</text:span><text:span text:style-name="T1"> </text:span><text:span text:style-name="T25">ﯷ</text:span><text:span text:style-name="T1"> </text:span><text:span text:style-name="T25">ﯸ</text:span><text:span text:style-name="T1"> </text:span><text:span text:style-name="T25">ﯹ</text:span><text:span text:style-name="T1"> </text:span><text:span text:style-name="T25">ﯺ</text:span></text:p>
      <text:p text:style-name="P34"><text:span text:style-name="T27">ﭑ</text:span><text:span text:style-name="T1"> </text:span><text:span text:style-name="T27">ﭒ</text:span><text:span text:style-name="T1"> </text:span><text:span text:style-name="T27">ﭓ</text:span><text:span text:style-name="T1"> </text:span><text:span text:style-name="T27">ﭔ</text:span><text:span text:style-name="T1"> </text:span><text:span text:style-name="T27">ﭕ</text:span><text:span text:style-name="T1"> </text:span><text:span text:style-name="T27">ﭖ</text:span><text:span text:style-name="T1"> </text:span><text:span text:style-name="T27">ﭗ</text:span><text:span text:style-name="T1"> </text:span><text:span text:style-name="T27">ﭘ</text:span><text:span text:style-name="T1"> </text:span><text:span text:style-name="T27">ﭙ</text:span></text:p>
      <text:p text:style-name="P11"><text:span text:style-name="T1"><text:s/></text:span><text:span text:style-name="T27">ﭚ</text:span><text:span text:style-name="T1"> </text:span><text:span text:style-name="T27">ﭛ</text:span><text:span text:style-name="T1"> </text:span><text:span text:style-name="T27">ﭜﭝ</text:span><text:span text:style-name="T1"> </text:span><text:span text:style-name="T27">ﭞ</text:span><text:span text:style-name="T1"> </text:span><text:span text:style-name="T27">ﭟ</text:span><text:span text:style-name="T1"> </text:span><text:span text:style-name="T27">ﭠ</text:span><text:span text:style-name="T1"> </text:span><text:span text:style-name="T27">ﭡ</text:span><text:span text:style-name="T1"> </text:span><text:span text:style-name="T27">ﭢ</text:span><text:span text:style-name="T1"> </text:span><text:span text:style-name="T27">ﭣ</text:span><text:span text:style-name="T1"> </text:span><text:span text:style-name="T27">ﭤ</text:span><text:span text:style-name="T1"> </text:span><text:span text:style-name="T27">ﭥ</text:span></text:p>
      <text:p text:style-name="P11"><text:span text:style-name="T1"><text:s/></text:span><text:span text:style-name="T27">ﭦ</text:span><text:span text:style-name="T1"> </text:span><text:span text:style-name="T27">ﭧ</text:span><text:span text:style-name="T1"> </text:span><text:span text:style-name="T27">ﭨ</text:span><text:span text:style-name="T1"> </text:span><text:span text:style-name="T27">ﭩ</text:span><text:span text:style-name="T1"> </text:span><text:span text:style-name="T27">ﭪ</text:span><text:span text:style-name="T1"> </text:span><text:span text:style-name="T27">ﭫ</text:span><text:span text:style-name="T1"> </text:span><text:span text:style-name="T27">ﭬ</text:span><text:span text:style-name="T1"> </text:span><text:span text:style-name="T27">ﭭ</text:span><text:span text:style-name="T1"> </text:span><text:span text:style-name="T27">ﭮ</text:span><text:span text:style-name="T1"> </text:span><text:span text:style-name="T27">ﭯ</text:span></text:p>
      <text:p text:style-name="P11"><text:span text:style-name="T1"><text:s/></text:span><text:span text:style-name="T27">ﭰ</text:span><text:span text:style-name="T1"> </text:span><text:span text:style-name="T27">ﭱ</text:span><text:span text:style-name="T1"> </text:span><text:span text:style-name="T27">ﭲ</text:span><text:span text:style-name="T1"> </text:span><text:span text:style-name="T27">ﭳ</text:span><text:span text:style-name="T1"> </text:span><text:span text:style-name="T27">ﭴ</text:span><text:span text:style-name="T1"> </text:span><text:span text:style-name="T27">ﭵ</text:span><text:span text:style-name="T1"> </text:span><text:span text:style-name="T27">ﭶ</text:span><text:span text:style-name="T1"> </text:span><text:span text:style-name="T27">ﭷ</text:span><text:span text:style-name="T1"> </text:span><text:span text:style-name="T27">ﭸ</text:span><text:span text:style-name="T1"> </text:span><text:span text:style-name="T27">ﭹ</text:span></text:p>
      <text:p text:style-name="P11"><text:span text:style-name="T1"><text:s/></text:span><text:span text:style-name="T27">ﭺ</text:span><text:span text:style-name="T1"> </text:span><text:span text:style-name="T27">ﭻ</text:span><text:span text:style-name="T1"> </text:span><text:span text:style-name="T27">ﭼ</text:span><text:span text:style-name="T1"> </text:span><text:span text:style-name="T27">ﭽ</text:span><text:span text:style-name="T1"> </text:span><text:span text:style-name="T27">ﭾ</text:span><text:span text:style-name="T1"> </text:span><text:span text:style-name="T27">ﭿ</text:span><text:span text:style-name="T1"> </text:span><text:span text:style-name="T27">ﮀ</text:span><text:span text:style-name="T1"> </text:span><text:span text:style-name="T27">ﮁ</text:span><text:span text:style-name="T1"> </text:span><text:span text:style-name="T27">ﮂ</text:span><text:span text:style-name="T1"> </text:span><text:span text:style-name="T27">ﮃ</text:span><text:span text:style-name="T1"> </text:span><text:span text:style-name="T27">ﮄ</text:span></text:p>
      <text:p text:style-name="P11"><text:span text:style-name="T1"><text:s/></text:span><text:span text:style-name="T27">ﮅ</text:span><text:span text:style-name="T1"> </text:span><text:span text:style-name="T27">ﮆ</text:span><text:span text:style-name="T1"> </text:span><text:span text:style-name="T27">ﮇ</text:span><text:span text:style-name="T1"> </text:span><text:span text:style-name="T27">ﮈ</text:span><text:span text:style-name="T1"> </text:span><text:span text:style-name="T27">ﮉ</text:span><text:span text:style-name="T1"> </text:span><text:span text:style-name="T27">ﮊ</text:span><text:span text:style-name="T1"> </text:span><text:span text:style-name="T27">ﮋ</text:span><text:span text:style-name="T1"> </text:span><text:span text:style-name="T27">ﮌ</text:span><text:span text:style-name="T1"> </text:span><text:span text:style-name="T27">ﮍ</text:span><text:span text:style-name="T1"> </text:span><text:span text:style-name="T27">ﮎ</text:span><text:span text:style-name="T1"> </text:span><text:span text:style-name="T27">ﮏ</text:span></text:p>
      <text:p text:style-name="P11"><text:span text:style-name="T1"><text:s/></text:span><text:span text:style-name="T27">ﮐ</text:span><text:span text:style-name="T1"> </text:span><text:span text:style-name="T27">ﮑ</text:span><text:span text:style-name="T1"> </text:span><text:span text:style-name="T27">ﮒ</text:span><text:span text:style-name="T1"> </text:span><text:span text:style-name="T27">ﮓ</text:span><text:span text:style-name="T1"> </text:span><text:span text:style-name="T27">ﮔ</text:span><text:span text:style-name="T1"> </text:span><text:span text:style-name="T27">ﮕ</text:span><text:span text:style-name="T1"> </text:span><text:span text:style-name="T27">ﮖ</text:span><text:span text:style-name="T1"> </text:span><text:span text:style-name="T27">ﮗ</text:span><text:span text:style-name="T1"> </text:span><text:span text:style-name="T27">ﮘ</text:span><text:span text:style-name="T1"> </text:span><text:span text:style-name="T27">ﮙ</text:span><text:span text:style-name="T1"> </text:span><text:span text:style-name="T27">ﮚ</text:span></text:p>
      <text:p text:style-name="P11"><text:span text:style-name="T1"><text:s/></text:span><text:span text:style-name="T27">ﮛ</text:span><text:span text:style-name="T1"> </text:span><text:span text:style-name="T27">ﮜ</text:span><text:span text:style-name="T1"> </text:span><text:span text:style-name="T27">ﮝ</text:span><text:span text:style-name="T1"> </text:span><text:span text:style-name="T27">ﮞ</text:span><text:span text:style-name="T1"> </text:span><text:span text:style-name="T27">ﮟ</text:span><text:span text:style-name="T1"> </text:span><text:span text:style-name="T27">ﮠ</text:span><text:span text:style-name="T1"> </text:span><text:span text:style-name="T27">ﮡ</text:span><text:span text:style-name="T1"> </text:span><text:span text:style-name="T27">ﮢ</text:span><text:span text:style-name="T1"> </text:span><text:span text:style-name="T27">ﮣ</text:span><text:span text:style-name="T1"> </text:span><text:span text:style-name="T27">ﮤ</text:span><text:span text:style-name="T1"> </text:span><text:span text:style-name="T27">ﮥ</text:span></text:p>
      <text:p text:style-name="P11"><text:span text:style-name="T1"><text:s/></text:span><text:span text:style-name="T27">ﮦ</text:span><text:span text:style-name="T1"> </text:span><text:span text:style-name="T27">ﮧ</text:span><text:span text:style-name="T1"> </text:span><text:span text:style-name="T27">ﮨ</text:span><text:span text:style-name="T1"> </text:span><text:span text:style-name="T27">ﮩ</text:span><text:span text:style-name="T1"> </text:span><text:span text:style-name="T27">ﮪ</text:span><text:span text:style-name="T1"> </text:span><text:span text:style-name="T27">ﮫ</text:span><text:span text:style-name="T1"> </text:span><text:span text:style-name="T27">ﮬ</text:span><text:span text:style-name="T1"> </text:span><text:span text:style-name="T27">ﮭ</text:span><text:span text:style-name="T1"> </text:span><text:span text:style-name="T27">ﮮ</text:span><text:span text:style-name="T1"> </text:span><text:span text:style-name="T27">ﮯ</text:span><text:span text:style-name="T1"> </text:span><text:span text:style-name="T27">ﮰ</text:span></text:p>
      <text:p text:style-name="P11"><text:span text:style-name="T1"><text:s/></text:span><text:span text:style-name="T27">ﮱ</text:span><text:span text:style-name="T1"> </text:span><text:span text:style-name="T27">ﯓ</text:span><text:span text:style-name="T1"> </text:span><text:span text:style-name="T27">ﯔ</text:span><text:span text:style-name="T1"> </text:span><text:span text:style-name="T27">ﯕ</text:span><text:span text:style-name="T1"> </text:span><text:span text:style-name="T27">ﯖ</text:span><text:span text:style-name="T1"> </text:span><text:span text:style-name="T27">ﯗ</text:span><text:span text:style-name="T1"> </text:span><text:span text:style-name="T27">ﯘ</text:span><text:span text:style-name="T1"> </text:span><text:span text:style-name="T27">ﯙ</text:span><text:span text:style-name="T1"> </text:span><text:span text:style-name="T27">ﯚ</text:span><text:span text:style-name="T1"> </text:span><text:span text:style-name="T27">ﯛ</text:span><text:span text:style-name="T1"> </text:span><text:span text:style-name="T27">ﯜ</text:span></text:p>
      <text:p text:style-name="P11"><text:span text:style-name="T1"><text:s/></text:span><text:span text:style-name="T27">ﯝ</text:span><text:span text:style-name="T1"> </text:span><text:span text:style-name="T27">ﯞ</text:span><text:span text:style-name="T1"> </text:span><text:span text:style-name="T27">ﯟ</text:span><text:span text:style-name="T1"> </text:span><text:span text:style-name="T27">ﯠ</text:span><text:span text:style-name="T1"> </text:span><text:span text:style-name="T27">ﯡ</text:span><text:span text:style-name="T1"> </text:span><text:span text:style-name="T27">ﯢ</text:span><text:span text:style-name="T1"> </text:span><text:span text:style-name="T27">ﯣ</text:span><text:span text:style-name="T1"> </text:span><text:span text:style-name="T27">ﯤ</text:span><text:span text:style-name="T1"> </text:span><text:span text:style-name="T27">ﯥ</text:span><text:span text:style-name="T1"> </text:span><text:span text:style-name="T27">ﯦ</text:span></text:p>
      <text:p text:style-name="P11"><text:span text:style-name="T1"><text:s/></text:span><text:span text:style-name="T27">ﯧ</text:span><text:span text:style-name="T1"> </text:span><text:span text:style-name="T27">ﯨ</text:span><text:span text:style-name="T1"> </text:span><text:span text:style-name="T27">ﯩ</text:span><text:span text:style-name="T1"> </text:span><text:span text:style-name="T27">ﯪ</text:span><text:span text:style-name="T1"> </text:span><text:span text:style-name="T27">ﯫ</text:span><text:span text:style-name="T1"> </text:span><text:span text:style-name="T27">ﯬ</text:span><text:span text:style-name="T1"> </text:span><text:span text:style-name="T27">ﯭ</text:span><text:span text:style-name="T1"> </text:span><text:span text:style-name="T27">ﯮ</text:span><text:span text:style-name="T1"> </text:span><text:span text:style-name="T27">ﯯ</text:span><text:span text:style-name="T1"> </text:span><text:span text:style-name="T27">ﯰ</text:span><text:span text:style-name="T1"> </text:span><text:span text:style-name="T27">ﯱ</text:span></text:p>
      <text:p text:style-name="P11"><text:span text:style-name="T1"><text:s/></text:span><text:span text:style-name="T27">ﯲ</text:span><text:span text:style-name="T1"> </text:span><text:span text:style-name="T27">ﯳ</text:span><text:span text:style-name="T1"> </text:span><text:span text:style-name="T27">ﯴ</text:span><text:span text:style-name="T1"> </text:span><text:span text:style-name="T27">ﯵ</text:span><text:span text:style-name="T1"> </text:span><text:span text:style-name="T27">ﯶ</text:span><text:span text:style-name="T1"> </text:span><text:span text:style-name="T27">ﯷ</text:span><text:span text:style-name="T1"> </text:span><text:span text:style-name="T27">ﯸ</text:span><text:span text:style-name="T1"> </text:span><text:span text:style-name="T27">ﯹ</text:span><text:span text:style-name="T1"> </text:span><text:span text:style-name="T27">ﯺ</text:span><text:span text:style-name="T1"> </text:span><text:span text:style-name="T27">ﯻ</text:span><text:span text:style-name="T1"> </text:span><text:span text:style-name="T27">ﯼ</text:span><text:span text:style-name="T1"> </text:span><text:span text:style-name="T27">ﯽ</text:span></text:p>
      <text:p text:style-name="P11"><text:span text:style-name="T1"><text:s/></text:span><text:span text:style-name="T27">ﯾ</text:span><text:span text:style-name="T1"> </text:span><text:span text:style-name="T27">ﯿ</text:span><text:span text:style-name="T1"> </text:span><text:span text:style-name="T27">ﰀ</text:span><text:span text:style-name="T1"> </text:span><text:span text:style-name="T27">ﰁ</text:span><text:span text:style-name="T1"> </text:span><text:span text:style-name="T27">ﰂ</text:span><text:span text:style-name="T1"> </text:span><text:span text:style-name="T27">ﰃ</text:span><text:span text:style-name="T1"> </text:span><text:span text:style-name="T27">ﰄ</text:span><text:span text:style-name="T1"> </text:span><text:span text:style-name="T27">ﰅ</text:span><text:span text:style-name="T1"> </text:span><text:span text:style-name="T27">ﰆ</text:span><text:span text:style-name="T1"> </text:span><text:span text:style-name="T27">ﰇ</text:span><text:span text:style-name="T1"> </text:span><text:span text:style-name="T27">ﰈ</text:span><text:span text:style-name="T1"> </text:span><text:span text:style-name="T27">ﰉ</text:span></text:p>
      <text:p text:style-name="P11"><text:span text:style-name="T1"><text:s/></text:span><text:span text:style-name="T27">ﰊ</text:span><text:span text:style-name="T1"> </text:span><text:span text:style-name="T27">ﰋ</text:span><text:span text:style-name="T1"> </text:span><text:span text:style-name="T27">ﰌ</text:span><text:span text:style-name="T1"> </text:span><text:span text:style-name="T27">ﰍ</text:span><text:span text:style-name="T1"> </text:span><text:span text:style-name="T27">ﰎ</text:span><text:span text:style-name="T1"> </text:span><text:span text:style-name="T27">ﰏ</text:span><text:span text:style-name="T1"> </text:span><text:span text:style-name="T27">ﰐ</text:span><text:span text:style-name="T1"> </text:span><text:span text:style-name="T27">ﰑ</text:span><text:span text:style-name="T1"> </text:span><text:span text:style-name="T27">ﰒ</text:span></text:p>
      <text:p text:style-name="P35"><text:span text:style-name="T28">ﭑ</text:span><text:span text:style-name="T1"> </text:span><text:span text:style-name="T28">ﭒ</text:span><text:span text:style-name="T1"> </text:span><text:span text:style-name="T28">ﭓ</text:span><text:span text:style-name="T1"> </text:span><text:span text:style-name="T28">ﭔ</text:span><text:span text:style-name="T1"> </text:span><text:span text:style-name="T28">ﭕﭖ</text:span><text:span text:style-name="T1"> </text:span><text:span text:style-name="T28">ﭗ</text:span><text:span text:style-name="T1"> </text:span><text:span text:style-name="T28">ﭘ</text:span><text:span text:style-name="T1"> </text:span><text:span text:style-name="T28">ﭙ</text:span><text:span text:style-name="T1"> </text:span><text:span text:style-name="T28">ﭚ</text:span><text:span text:style-name="T1"> </text:span><text:span text:style-name="T28">ﭛ</text:span><text:span text:style-name="T1"> </text:span><text:span text:style-name="T28">ﭜ</text:span></text:p>
      <text:p text:style-name="P12"><text:span text:style-name="T1"><text:s/></text:span><text:span text:style-name="T28">ﭝ</text:span><text:span text:style-name="T1"> </text:span><text:span text:style-name="T28">ﭞ</text:span><text:span text:style-name="T1"> </text:span><text:span text:style-name="T28">ﭟ</text:span><text:span text:style-name="T1"> </text:span><text:span text:style-name="T28">ﭠ</text:span><text:span text:style-name="T1"> </text:span><text:span text:style-name="T28">ﭡ</text:span><text:span text:style-name="T1"> </text:span><text:span text:style-name="T28">ﭢ</text:span><text:span text:style-name="T1"> </text:span><text:span text:style-name="T28">ﭣ</text:span><text:span text:style-name="T1"> </text:span><text:span text:style-name="T28">ﭤ</text:span><text:span text:style-name="T1"> </text:span><text:span text:style-name="T28">ﭥ</text:span><text:span text:style-name="T1"> </text:span><text:span text:style-name="T28">ﭦ</text:span><text:span text:style-name="T1"> </text:span><text:span text:style-name="T28">ﭧ</text:span></text:p>
      <text:p text:style-name="P12"><text:span text:style-name="T1"><text:s/></text:span><text:span text:style-name="T28">ﭨ</text:span><text:span text:style-name="T1"> </text:span><text:span text:style-name="T28">ﭩ</text:span><text:span text:style-name="T1"> </text:span><text:span text:style-name="T28">ﭪ</text:span><text:span text:style-name="T1"> </text:span><text:span text:style-name="T28">ﭫ</text:span><text:span text:style-name="T1"> </text:span><text:span text:style-name="T28">ﭬ</text:span><text:span text:style-name="T1"> </text:span><text:span text:style-name="T28">ﭭ</text:span><text:span text:style-name="T1"> </text:span><text:span text:style-name="T28">ﭮ</text:span><text:span text:style-name="T1"> </text:span><text:span text:style-name="T28">ﭯ</text:span><text:span text:style-name="T1"> </text:span><text:span text:style-name="T28">ﭰ</text:span></text:p>
      <text:p text:style-name="P12"><text:span text:style-name="T1"><text:s/></text:span><text:span text:style-name="T28">ﭱ</text:span><text:span text:style-name="T1"> </text:span><text:span text:style-name="T28">ﭲ</text:span><text:span text:style-name="T1"> </text:span><text:span text:style-name="T28">ﭳ</text:span><text:span text:style-name="T1"> </text:span><text:span text:style-name="T28">ﭴ</text:span><text:span text:style-name="T1"> </text:span><text:span text:style-name="T28">ﭵ</text:span><text:span text:style-name="T1"> </text:span><text:span text:style-name="T28">ﭶ</text:span><text:span text:style-name="T1"> </text:span><text:span text:style-name="T28">ﭷ</text:span><text:span text:style-name="T1"> </text:span><text:span text:style-name="T28">ﭸ</text:span><text:span text:style-name="T1"> </text:span><text:span text:style-name="T28">ﭹ</text:span><text:span text:style-name="T1"> </text:span><text:span text:style-name="T28">ﭺ</text:span><text:span text:style-name="T1"> </text:span><text:span text:style-name="T28">ﭻ</text:span><text:span text:style-name="T1"> </text:span><text:span text:style-name="T28">ﭼ</text:span></text:p>
      <text:p text:style-name="P12"><text:span text:style-name="T1"><text:s/></text:span><text:span text:style-name="T28">ﭽ</text:span><text:span text:style-name="T1"> </text:span><text:span text:style-name="T28">ﭾ</text:span><text:span text:style-name="T1"> </text:span><text:span text:style-name="T28">ﭿ</text:span><text:span text:style-name="T1"> </text:span><text:span text:style-name="T28">ﮀ</text:span><text:span text:style-name="T1"> </text:span><text:span text:style-name="T28">ﮁﮂ</text:span><text:span text:style-name="T1"> </text:span><text:span text:style-name="T28">ﮃ</text:span><text:span text:style-name="T1"> </text:span><text:span text:style-name="T28">ﮄ</text:span><text:span text:style-name="T1"> </text:span><text:span text:style-name="T28">ﮅ</text:span><text:span text:style-name="T1"> </text:span><text:span text:style-name="T28">ﮆ</text:span><text:span text:style-name="T1"> </text:span><text:span text:style-name="T28">ﮇ</text:span><text:span text:style-name="T1"> </text:span><text:span text:style-name="T28">ﮈﮉ</text:span></text:p>
      <text:p text:style-name="P12"><text:span text:style-name="T1"><text:s/></text:span><text:span text:style-name="T28">ﮊ</text:span><text:span text:style-name="T1"> </text:span><text:span text:style-name="T28">ﮋ</text:span><text:span text:style-name="T1"> </text:span><text:span text:style-name="T28">ﮌ</text:span><text:span text:style-name="T1"> </text:span><text:span text:style-name="T28">ﮍ</text:span><text:span text:style-name="T1"> </text:span><text:span text:style-name="T28">ﮎ</text:span><text:span text:style-name="T1"> </text:span><text:span text:style-name="T28">ﮏ</text:span><text:span text:style-name="T1"> </text:span><text:span text:style-name="T28">ﮐ</text:span><text:span text:style-name="T1"> </text:span><text:span text:style-name="T28">ﮑ</text:span><text:span text:style-name="T1"> </text:span><text:span text:style-name="T28">ﮒ</text:span><text:span text:style-name="T1"> </text:span><text:span text:style-name="T28">ﮓ</text:span></text:p>
      <text:p text:style-name="P12"><text:span text:style-name="T1"><text:s/></text:span><text:span text:style-name="T28">ﮔ</text:span><text:span text:style-name="T1"> </text:span><text:span text:style-name="T28">ﮕ</text:span><text:span text:style-name="T1"> </text:span><text:span text:style-name="T28">ﮖ</text:span><text:span text:style-name="T1"> </text:span><text:span text:style-name="T28">ﮗ</text:span><text:span text:style-name="T1"> </text:span><text:span text:style-name="T28">ﮘ</text:span><text:span text:style-name="T1"> </text:span><text:span text:style-name="T28">ﮙ</text:span><text:span text:style-name="T1"> </text:span><text:span text:style-name="T28">ﮚ</text:span><text:span text:style-name="T1"> </text:span><text:span text:style-name="T28">ﮛ</text:span><text:span text:style-name="T1"> </text:span><text:span text:style-name="T28">ﮜ</text:span></text:p>
      <text:p text:style-name="P12"><text:span text:style-name="T1"><text:s/></text:span><text:span text:style-name="T28">ﮝ</text:span><text:span text:style-name="T1"> </text:span><text:span text:style-name="T28">ﮞ</text:span><text:span text:style-name="T1"> </text:span><text:span text:style-name="T28">ﮟ</text:span><text:span text:style-name="T1"> </text:span><text:span text:style-name="T28">ﮠ</text:span><text:span text:style-name="T1"> </text:span><text:span text:style-name="T28">ﮡ</text:span><text:span text:style-name="T1"> </text:span><text:span text:style-name="T28">ﮢ</text:span><text:span text:style-name="T1"> </text:span><text:span text:style-name="T28">ﮣ</text:span><text:span text:style-name="T1"> </text:span><text:span text:style-name="T28">ﮤ</text:span><text:span text:style-name="T1"> </text:span><text:span text:style-name="T28">ﮥ</text:span></text:p>
      <text:p text:style-name="P12"><text:span text:style-name="T1"><text:s/></text:span><text:span text:style-name="T28">ﮦ</text:span><text:span text:style-name="T1"> </text:span><text:span text:style-name="T28">ﮧ</text:span><text:span text:style-name="T1"> </text:span><text:span text:style-name="T28">ﮨ</text:span><text:span text:style-name="T1"> </text:span><text:span text:style-name="T28">ﮩ</text:span><text:span text:style-name="T1"> </text:span><text:span text:style-name="T28">ﮪ</text:span><text:span text:style-name="T1"> </text:span><text:span text:style-name="T28">ﮫ</text:span><text:span text:style-name="T1"> </text:span><text:span text:style-name="T28">ﮬ</text:span><text:span text:style-name="T1"> </text:span><text:span text:style-name="T28">ﮭ</text:span><text:span text:style-name="T1"> </text:span><text:span text:style-name="T28">ﮮ</text:span><text:span text:style-name="T1"> </text:span><text:span text:style-name="T28">ﮯ</text:span><text:span text:style-name="T1"> </text:span><text:span text:style-name="T28">ﮰ</text:span></text:p>
      <text:p text:style-name="P12"><text:span text:style-name="T1"><text:s/></text:span><text:span text:style-name="T28">ﮱ</text:span><text:span text:style-name="T1"> </text:span><text:span text:style-name="T28">ﯓ</text:span><text:span text:style-name="T1"> </text:span><text:span text:style-name="T28">ﯔ</text:span><text:span text:style-name="T1"> </text:span><text:span text:style-name="T28">ﯕ</text:span><text:span text:style-name="T1"> </text:span><text:span text:style-name="T28">ﯖ</text:span><text:span text:style-name="T1"> </text:span><text:span text:style-name="T28">ﯗ</text:span><text:span text:style-name="T1"> </text:span><text:span text:style-name="T28">ﯘ</text:span><text:span text:style-name="T1"> </text:span><text:span text:style-name="T28">ﯙ</text:span><text:span text:style-name="T1"> </text:span><text:span text:style-name="T28">ﯚ</text:span><text:span text:style-name="T1"> </text:span><text:span text:style-name="T28">ﯛ</text:span></text:p>
      <text:p text:style-name="P12"><text:span text:style-name="T1"><text:s/></text:span><text:span text:style-name="T28">ﯜ</text:span><text:span text:style-name="T1"> </text:span><text:span text:style-name="T28">ﯝ</text:span><text:span text:style-name="T1"> </text:span><text:span text:style-name="T28">ﯞ</text:span><text:span text:style-name="T1"> </text:span><text:span text:style-name="T28">ﯟ</text:span><text:span text:style-name="T1"> </text:span><text:span text:style-name="T28">ﯠ</text:span><text:span text:style-name="T1"> </text:span><text:span text:style-name="T28">ﯡ</text:span><text:span text:style-name="T1"> </text:span><text:span text:style-name="T28">ﯢ</text:span><text:span text:style-name="T1"> </text:span><text:span text:style-name="T28">ﯣ</text:span><text:span text:style-name="T1"> </text:span><text:span text:style-name="T28">ﯤ</text:span><text:span text:style-name="T1"> </text:span><text:span text:style-name="T28">ﯥ</text:span><text:span text:style-name="T1"> </text:span><text:span text:style-name="T28">ﯦ</text:span></text:p>
      <text:p text:style-name="P12"><text:span text:style-name="T1"><text:s/></text:span><text:span text:style-name="T28">ﯧ</text:span><text:span text:style-name="T1"> </text:span><text:span text:style-name="T28">ﯨ</text:span><text:span text:style-name="T1"> </text:span><text:span text:style-name="T28">ﯩ</text:span><text:span text:style-name="T1"> </text:span><text:span text:style-name="T28">ﯪ</text:span><text:span text:style-name="T1"> </text:span><text:span text:style-name="T28">ﯫ</text:span><text:span text:style-name="T1"> </text:span><text:span text:style-name="T28">ﯬ</text:span><text:span text:style-name="T1"> </text:span><text:span text:style-name="T28">ﯭ</text:span><text:span text:style-name="T1"> </text:span><text:span text:style-name="T28">ﯮ</text:span><text:span text:style-name="T1"> </text:span><text:span text:style-name="T28">ﯯ</text:span><text:span text:style-name="T1"> </text:span><text:span text:style-name="T28">ﯰ</text:span><text:span text:style-name="T1"> </text:span><text:span text:style-name="T28">ﯱ</text:span></text:p>
      <text:p text:style-name="P12"><text:span text:style-name="T1"><text:s/></text:span><text:span text:style-name="T28">ﯲ</text:span><text:span text:style-name="T1"> </text:span><text:span text:style-name="T28">ﯳ</text:span><text:span text:style-name="T1"> </text:span><text:span text:style-name="T28">ﯴ</text:span><text:span text:style-name="T1"> </text:span><text:span text:style-name="T28">ﯵ</text:span><text:span text:style-name="T1"> </text:span><text:span text:style-name="T28">ﯶ</text:span><text:span text:style-name="T1"> </text:span><text:span text:style-name="T28">ﯷ</text:span><text:span text:style-name="T1"> </text:span><text:span text:style-name="T28">ﯸ</text:span><text:span text:style-name="T1"> </text:span><text:span text:style-name="T28">ﯹ</text:span><text:span text:style-name="T1"> </text:span><text:span text:style-name="T28">ﯺ</text:span><text:span text:style-name="T1"> </text:span><text:span text:style-name="T28">ﯻ</text:span></text:p>
      <text:p text:style-name="P12"><text:span text:style-name="T1"><text:s/></text:span><text:span text:style-name="T28">ﯼ</text:span><text:span text:style-name="T1"> </text:span><text:span text:style-name="T28">ﯽ</text:span><text:span text:style-name="T1"> </text:span><text:span text:style-name="T28">ﯾ</text:span><text:span text:style-name="T1"> </text:span><text:span text:style-name="T28">ﯿ</text:span><text:span text:style-name="T1"> </text:span><text:span text:style-name="T28">ﰀ</text:span><text:span text:style-name="T1"> </text:span><text:span text:style-name="T28">ﰁ</text:span><text:span text:style-name="T1"> </text:span><text:span text:style-name="T28">ﰂ</text:span><text:span text:style-name="T1"> </text:span><text:span text:style-name="T28">ﰃ</text:span><text:span text:style-name="T1"> </text:span><text:span text:style-name="T28">ﰄ</text:span><text:span text:style-name="T1"> </text:span><text:span text:style-name="T28">ﰅ</text:span><text:span text:style-name="T1"> </text:span><text:span text:style-name="T28">ﰆ</text:span></text:p>
      <text:p text:style-name="P12"><text:span text:style-name="T1"><text:s/></text:span><text:span text:style-name="T28">ﰇ</text:span><text:span text:style-name="T1"> </text:span><text:span text:style-name="T28">ﰈ</text:span><text:span text:style-name="T1"> </text:span><text:span text:style-name="T28">ﰉ</text:span><text:span text:style-name="T1"> </text:span><text:span text:style-name="T28">ﰊ</text:span><text:span text:style-name="T1"> </text:span><text:span text:style-name="T28">ﰋ</text:span><text:span text:style-name="T1"> </text:span><text:span text:style-name="T28">ﰌ</text:span><text:span text:style-name="T1"> </text:span><text:span text:style-name="T28">ﰍ</text:span><text:span text:style-name="T1"> </text:span><text:span text:style-name="T28">ﰎ</text:span><text:span text:style-name="T1"> </text:span><text:span text:style-name="T28">ﰏ</text:span><text:span text:style-name="T1"> </text:span><text:span text:style-name="T28">ﰐ</text:span><text:span text:style-name="T1"> </text:span><text:span text:style-name="T28">ﰑ</text:span></text:p>
      <text:p text:style-name="P54">ﭑ<text:span text:style-name="T1"> </text:span>ﭒ<text:span text:style-name="T1"> </text:span>ﭓ<text:span text:style-name="T1"> </text:span>ﭔ<text:span text:style-name="T1"> </text:span>ﭕ<text:span text:style-name="T1"> </text:span>ﭖ<text:span text:style-name="T1"> </text:span>ﭗ<text:span text:style-name="T1"> </text:span>ﭘ<text:span text:style-name="T1"> </text:span>ﭙ</text:p>
      <text:p text:style-name="P29"><text:span text:style-name="T1"><text:s/></text:span>ﭚ<text:span text:style-name="T1"> </text:span>ﭛ<text:span text:style-name="T1"> </text:span>ﭜ<text:span text:style-name="T1"> </text:span>ﭝ<text:span text:style-name="T1"> </text:span>ﭞ<text:span text:style-name="T1"> </text:span>ﭟ<text:span text:style-name="T1"> </text:span>ﭠ<text:span text:style-name="T1"> </text:span>ﭡ<text:span text:style-name="T1"> </text:span>ﭢ<text:span text:style-name="T1"> </text:span>ﭣ</text:p>
      <text:p text:style-name="P29"><text:span text:style-name="T1"><text:s/></text:span>ﭤ<text:span text:style-name="T1"> </text:span>ﭥ<text:span text:style-name="T1"> </text:span>ﭦ<text:span text:style-name="T1"> </text:span>ﭧ<text:span text:style-name="T1"> </text:span>ﭨ<text:span text:style-name="T1"> </text:span>ﭩ<text:span text:style-name="T1"> </text:span>ﭪ<text:span text:style-name="T1"> </text:span>ﭫ</text:p>
      <text:p text:style-name="P29">ﭬ<text:span text:style-name="T1"> </text:span>ﭭ<text:span text:style-name="T1"> </text:span>ﭮ<text:span text:style-name="T1"> </text:span>ﭯ<text:span text:style-name="T1"> </text:span>ﭰ<text:span text:style-name="T1"> </text:span>ﭱ<text:span text:style-name="T1"> </text:span>ﭲ<text:span text:style-name="T1"> </text:span>ﭳ<text:span text:style-name="T1"> </text:span>ﭴ<text:span text:style-name="T1"> </text:span>ﭵ<text:span text:style-name="T1"> </text:span>ﭶ</text:p>
      <text:p text:style-name="P50">ﮌﯤ</text:p>
      <text:p text:style-name="P50">ﭤﭥﭦ</text:p>
      <text:p text:style-name="P13"><text:span text:style-name="T29">ﭷ</text:span><text:span text:style-name="T1"> </text:span><text:span text:style-name="T29">ﭸ</text:span><text:span text:style-name="T1"> </text:span><text:span text:style-name="T29">ﭹ</text:span><text:span text:style-name="T1"> </text:span><text:span text:style-name="T29">ﭺ</text:span><text:span text:style-name="T1"> </text:span><text:span text:style-name="T29">ﭻ</text:span><text:span text:style-name="T1"> </text:span><text:span text:style-name="T29">ﭼ</text:span><text:span text:style-name="T1"> </text:span><text:span text:style-name="T29">ﭽ</text:span><text:span text:style-name="T1"> </text:span><text:span text:style-name="T29">ﭾ</text:span></text:p>
      <text:p text:style-name="P13"><text:span text:style-name="T1"><text:s/></text:span><text:span text:style-name="T29">ﭿ</text:span><text:span text:style-name="T1"> </text:span><text:span text:style-name="T29">ﮀ</text:span><text:span text:style-name="T1"> </text:span><text:span text:style-name="T29">ﮁ</text:span><text:span text:style-name="T1"> </text:span><text:span text:style-name="T29">ﮂ</text:span><text:span text:style-name="T1"> </text:span><text:span text:style-name="T29">ﮃ</text:span><text:span text:style-name="T1"> </text:span><text:span text:style-name="T29">ﮄ</text:span><text:span text:style-name="T1"> </text:span><text:span text:style-name="T29">ﮅ</text:span><text:span text:style-name="T1"> </text:span><text:span text:style-name="T29">ﮆ</text:span></text:p>
      <text:p text:style-name="P13"><text:span text:style-name="T1"><text:s/></text:span><text:span text:style-name="T29">ﮇ</text:span><text:span text:style-name="T1"> </text:span><text:span text:style-name="T29">ﮈ</text:span><text:span text:style-name="T1"> </text:span><text:span text:style-name="T29">ﮉ</text:span><text:span text:style-name="T1"> </text:span><text:span text:style-name="T29">ﮊ</text:span><text:span text:style-name="T1"> </text:span><text:span text:style-name="T29">ﮋ</text:span><text:span text:style-name="T1"> </text:span><text:span text:style-name="T29">ﮌ</text:span><text:span text:style-name="T1"> </text:span><text:span text:style-name="T29">ﮍ</text:span></text:p>
      <text:p text:style-name="P13"><text:span text:style-name="T1"><text:s/></text:span><text:span text:style-name="T29">ﮎ</text:span><text:span text:style-name="T1"> </text:span><text:span text:style-name="T29">ﮏ</text:span><text:span text:style-name="T1"> </text:span><text:span text:style-name="T29">ﮐ</text:span><text:span text:style-name="T1"> </text:span><text:span text:style-name="T29">ﮑ</text:span><text:span text:style-name="T1"> </text:span><text:span text:style-name="T29">ﮒ</text:span><text:span text:style-name="T1"> </text:span><text:span text:style-name="T29">ﮓ</text:span><text:span text:style-name="T1"> </text:span><text:span text:style-name="T29">ﮔ</text:span><text:span text:style-name="T1"> </text:span><text:span text:style-name="T29">ﮕ</text:span><text:span text:style-name="T1"> </text:span><text:span text:style-name="T29">ﮖ</text:span></text:p>
      <text:p text:style-name="P13"><text:span text:style-name="T1"><text:s/></text:span><text:span text:style-name="T29">ﮗ</text:span><text:span text:style-name="T1"> </text:span><text:span text:style-name="T29">ﮘ</text:span><text:span text:style-name="T1"> </text:span><text:span text:style-name="T29">ﮙ</text:span><text:span text:style-name="T1"> </text:span><text:span text:style-name="T29">ﮚ</text:span><text:span text:style-name="T1"> </text:span><text:span text:style-name="T29">ﮛ</text:span><text:span text:style-name="T1"> </text:span><text:span text:style-name="T29">ﮜ</text:span><text:span text:style-name="T1"> </text:span><text:span text:style-name="T29">ﮝ</text:span><text:span text:style-name="T1"> </text:span><text:span text:style-name="T29">ﮞ</text:span></text:p>
      <text:p text:style-name="P13"><text:span text:style-name="T1"><text:s/></text:span><text:span text:style-name="T29">ﮟ</text:span><text:span text:style-name="T1"> </text:span><text:span text:style-name="T29">ﮠ</text:span><text:span text:style-name="T1"> </text:span><text:span text:style-name="T29">ﮡ</text:span><text:span text:style-name="T1"> </text:span><text:span text:style-name="T29">ﮢ</text:span><text:span text:style-name="T1"> </text:span><text:span text:style-name="T29">ﮣ</text:span><text:span text:style-name="T1"> </text:span><text:span text:style-name="T29">ﮤ</text:span><text:span text:style-name="T1"> </text:span><text:span text:style-name="T29">ﮥ</text:span><text:span text:style-name="T1"> </text:span><text:span text:style-name="T29">ﮦ</text:span><text:span text:style-name="T1"> </text:span><text:span text:style-name="T29">ﮧ</text:span></text:p>
      <text:p text:style-name="P13"><text:span text:style-name="T1"><text:s/></text:span><text:span text:style-name="T29">ﮨ</text:span><text:span text:style-name="T1"> </text:span><text:span text:style-name="T29">ﮩ</text:span><text:span text:style-name="T1"> </text:span><text:span text:style-name="T29">ﮪ</text:span><text:span text:style-name="T1"> </text:span><text:span text:style-name="T29">ﮫ</text:span><text:span text:style-name="T1"> </text:span><text:span text:style-name="T29">ﮬ</text:span><text:span text:style-name="T1"> </text:span><text:span text:style-name="T29">ﮭ</text:span><text:span text:style-name="T1"> </text:span><text:span text:style-name="T29">ﮮ</text:span><text:span text:style-name="T1"> </text:span><text:span text:style-name="T29">ﮯ</text:span></text:p>
      <text:p text:style-name="P13"><text:span text:style-name="T1"><text:s/></text:span><text:span text:style-name="T29">ﮰ</text:span><text:span text:style-name="T1"> </text:span><text:span text:style-name="T29">ﮱ</text:span><text:span text:style-name="T1"> </text:span><text:span text:style-name="T29">ﯓ</text:span><text:span text:style-name="T1"> </text:span><text:span text:style-name="T29">ﯔ</text:span><text:span text:style-name="T1"> </text:span><text:span text:style-name="T29">ﯕ</text:span><text:span text:style-name="T1"> </text:span><text:span text:style-name="T29">ﯖ</text:span><text:span text:style-name="T1"> </text:span><text:span text:style-name="T29">ﯗ</text:span></text:p>
      <text:p text:style-name="P13"><text:span text:style-name="T1"><text:s/></text:span><text:span text:style-name="T29">ﯘ</text:span><text:span text:style-name="T1"> </text:span><text:span text:style-name="T29">ﯙ</text:span><text:span text:style-name="T1"> </text:span><text:span text:style-name="T29">ﯚ</text:span><text:span text:style-name="T1"> </text:span><text:span text:style-name="T29">ﯛ</text:span><text:span text:style-name="T1"> </text:span><text:span text:style-name="T29">ﯜ</text:span><text:span text:style-name="T1"> </text:span><text:span text:style-name="T29">ﯝ</text:span><text:span text:style-name="T1"> </text:span><text:span text:style-name="T29">ﯞ</text:span><text:span text:style-name="T1"> </text:span><text:span text:style-name="T29">ﯟ</text:span><text:span text:style-name="T1"> </text:span><text:span text:style-name="T29">ﯠ</text:span><text:span text:style-name="T1"> </text:span><text:span text:style-name="T29">ﯡ</text:span></text:p>
      <text:p text:style-name="P36"><text:span text:style-name="T30">ﭑ</text:span><text:span text:style-name="T1"> </text:span><text:span text:style-name="T30">ﭒ</text:span><text:span text:style-name="T1"> </text:span><text:span text:style-name="T30">ﭓ</text:span><text:span text:style-name="T1"> </text:span><text:span text:style-name="T30">ﭔ</text:span><text:span text:style-name="T1"> </text:span><text:span text:style-name="T30">ﭕ</text:span><text:span text:style-name="T1"> </text:span><text:span text:style-name="T30">ﭖ</text:span><text:span text:style-name="T1"> </text:span><text:span text:style-name="T30">ﭗ</text:span><text:span text:style-name="T1"> </text:span><text:span text:style-name="T30">ﭘ</text:span><text:span text:style-name="T1"> </text:span><text:span text:style-name="T30">ﭙ</text:span><text:span text:style-name="T1"> </text:span><text:span text:style-name="T30">ﭚ</text:span></text:p>
      <text:p text:style-name="P15"><text:span text:style-name="T1"><text:s/></text:span><text:span text:style-name="T30">ﭛ</text:span><text:span text:style-name="T1"> </text:span><text:span text:style-name="T30">ﭜ</text:span><text:span text:style-name="T1"> </text:span><text:span text:style-name="T30">ﭝ</text:span><text:span text:style-name="T1"> </text:span><text:span text:style-name="T30">ﭞ</text:span><text:span text:style-name="T1"> </text:span><text:span text:style-name="T30">ﭟ</text:span><text:span text:style-name="T1"> </text:span><text:span text:style-name="T30">ﭠ</text:span><text:span text:style-name="T1"> </text:span><text:span text:style-name="T30">ﭡ</text:span><text:span text:style-name="T1"> </text:span><text:span text:style-name="T30">ﭢ</text:span><text:span text:style-name="T1"> </text:span><text:span text:style-name="T30">ﭣ</text:span><text:span text:style-name="T1"> </text:span><text:span text:style-name="T30">ﭤ</text:span><text:span text:style-name="T1"> </text:span><text:span text:style-name="T30">ﭥ</text:span></text:p>
      <text:p text:style-name="P15"><text:span text:style-name="T1"><text:s/></text:span><text:span text:style-name="T30">ﭦ</text:span><text:span text:style-name="T1"> </text:span><text:span text:style-name="T30">ﭧ</text:span><text:span text:style-name="T1"> </text:span><text:span text:style-name="T30">ﭨ</text:span><text:span text:style-name="T1"> </text:span><text:span text:style-name="T30">ﭩ</text:span><text:span text:style-name="T1"> </text:span><text:span text:style-name="T30">ﭪ</text:span><text:span text:style-name="T1"> </text:span><text:span text:style-name="T30">ﭫ</text:span><text:span text:style-name="T1"> </text:span><text:span text:style-name="T30">ﭬ</text:span><text:span text:style-name="T1"> </text:span><text:span text:style-name="T30">ﭭ</text:span><text:span text:style-name="T1"> </text:span><text:span text:style-name="T30">ﭮ</text:span><text:span text:style-name="T1"> </text:span><text:span text:style-name="T30">ﭯ</text:span></text:p>
      <text:p text:style-name="P15"><text:span text:style-name="T1"><text:s/></text:span><text:span text:style-name="T30">ﭰ</text:span><text:span text:style-name="T1"> </text:span><text:span text:style-name="T30">ﭱ</text:span><text:span text:style-name="T1"> </text:span><text:span text:style-name="T30">ﭲ</text:span><text:span text:style-name="T1"> </text:span><text:span text:style-name="T30">ﭳ</text:span><text:span text:style-name="T1"> </text:span><text:span text:style-name="T30">ﭴ</text:span><text:span text:style-name="T1"> </text:span><text:span text:style-name="T30">ﭵ</text:span><text:span text:style-name="T1"> </text:span><text:span text:style-name="T30">ﭶ</text:span><text:span text:style-name="T1"> </text:span><text:span text:style-name="T30">ﭷ</text:span><text:span text:style-name="T1"> </text:span><text:span text:style-name="T30">ﭸ</text:span><text:span text:style-name="T1"> </text:span><text:span text:style-name="T30">ﭹ</text:span></text:p>
      <text:p text:style-name="P15"><text:span text:style-name="T1"><text:s/></text:span><text:span text:style-name="T30">ﭺ</text:span><text:span text:style-name="T1"> </text:span><text:span text:style-name="T30">ﭻ</text:span><text:span text:style-name="T1"> </text:span><text:span text:style-name="T30">ﭼ</text:span><text:span text:style-name="T1"> </text:span><text:span text:style-name="T30">ﭽ</text:span><text:span text:style-name="T1"> </text:span><text:span text:style-name="T30">ﭾ</text:span><text:span text:style-name="T1"> </text:span><text:span text:style-name="T30">ﭿ</text:span><text:span text:style-name="T1"> </text:span><text:span text:style-name="T30">ﮀ</text:span><text:span text:style-name="T1"> </text:span><text:span text:style-name="T30">ﮁ</text:span><text:span text:style-name="T1"> </text:span><text:span text:style-name="T30">ﮂ</text:span><text:span text:style-name="T1"> </text:span><text:span text:style-name="T30">ﮃ</text:span><text:span text:style-name="T1"> </text:span><text:span text:style-name="T30">ﮄ</text:span><text:span text:style-name="T1"> </text:span><text:span text:style-name="T30">ﮅ</text:span></text:p>
      <text:p text:style-name="P15"><text:span text:style-name="T1"><text:s/></text:span><text:span text:style-name="T30">ﮆ</text:span><text:span text:style-name="T1"> </text:span><text:span text:style-name="T30">ﮇ</text:span><text:span text:style-name="T1"> </text:span><text:span text:style-name="T30">ﮈ</text:span><text:span text:style-name="T1"> </text:span><text:span text:style-name="T30">ﮉ</text:span><text:span text:style-name="T1"> </text:span><text:span text:style-name="T30">ﮊ</text:span><text:span text:style-name="T1"> </text:span><text:span text:style-name="T30">ﮋ</text:span><text:span text:style-name="T1"> </text:span><text:span text:style-name="T30">ﮌ</text:span><text:span text:style-name="T1"> </text:span><text:span text:style-name="T30">ﮍ</text:span><text:span text:style-name="T1"> </text:span><text:span text:style-name="T30">ﮎ</text:span><text:span text:style-name="T1"> </text:span><text:span text:style-name="T30">ﮏ</text:span></text:p>
      <text:p text:style-name="P15"><text:span text:style-name="T1"><text:s/></text:span><text:span text:style-name="T30">ﮐ</text:span><text:span text:style-name="T1"> </text:span><text:span text:style-name="T30">ﮑ</text:span><text:span text:style-name="T1"> </text:span><text:span text:style-name="T30">ﮒ</text:span><text:span text:style-name="T1"> </text:span><text:span text:style-name="T30">ﮓ</text:span><text:span text:style-name="T1"> </text:span><text:span text:style-name="T30">ﮔﮕ</text:span><text:span text:style-name="T1"> </text:span><text:span text:style-name="T30">ﮖ</text:span><text:span text:style-name="T1"> </text:span><text:span text:style-name="T30">ﮗ</text:span><text:span text:style-name="T1"> </text:span><text:span text:style-name="T30">ﮘ</text:span><text:span text:style-name="T1"> </text:span><text:span text:style-name="T30">ﮙ</text:span><text:span text:style-name="T1"> </text:span><text:span text:style-name="T30">ﮚ</text:span><text:span text:style-name="T1"> </text:span><text:span text:style-name="T30">ﮛ</text:span><text:span text:style-name="T1"> </text:span><text:span text:style-name="T30">ﮜ</text:span></text:p>
      <text:p text:style-name="P15"><text:span text:style-name="T1"><text:s/></text:span><text:span text:style-name="T30">ﮝ</text:span><text:span text:style-name="T1"> </text:span><text:span text:style-name="T30">ﮞ</text:span><text:span text:style-name="T1"> </text:span><text:span text:style-name="T30">ﮟ</text:span><text:span text:style-name="T1"> </text:span><text:span text:style-name="T30">ﮠ</text:span><text:span text:style-name="T1"> </text:span><text:span text:style-name="T30">ﮡ</text:span><text:span text:style-name="T1"> </text:span><text:span text:style-name="T30">ﮢ</text:span><text:span text:style-name="T1"> </text:span><text:span text:style-name="T30">ﮣ</text:span><text:span text:style-name="T1"> </text:span><text:span text:style-name="T30">ﮤ</text:span><text:span text:style-name="T1"> </text:span><text:span text:style-name="T30">ﮥ</text:span><text:span text:style-name="T1"> </text:span><text:span text:style-name="T30">ﮦ</text:span></text:p>
      <text:p text:style-name="P15"><text:span text:style-name="T1"><text:s/></text:span><text:span text:style-name="T30">ﮧ</text:span><text:span text:style-name="T1"> </text:span><text:span text:style-name="T30">ﮨ</text:span><text:span text:style-name="T1"> </text:span><text:span text:style-name="T30">ﮩ</text:span><text:span text:style-name="T1"> </text:span><text:span text:style-name="T30">ﮪ</text:span><text:span text:style-name="T1"> </text:span><text:span text:style-name="T30">ﮫ</text:span><text:span text:style-name="T1"> </text:span><text:span text:style-name="T30">ﮬ</text:span><text:span text:style-name="T1"> </text:span><text:span text:style-name="T30">ﮭ</text:span><text:span text:style-name="T1"> </text:span><text:span text:style-name="T30">ﮮ</text:span><text:span text:style-name="T1"> </text:span><text:span text:style-name="T30">ﮯ</text:span></text:p>
      <text:p text:style-name="P15"><text:span text:style-name="T1"><text:s/></text:span><text:span text:style-name="T30">ﮰ</text:span><text:span text:style-name="T1"> </text:span><text:span text:style-name="T30">ﮱ</text:span><text:span text:style-name="T1"> </text:span><text:span text:style-name="T30">ﯓ</text:span><text:span text:style-name="T1"> </text:span><text:span text:style-name="T30">ﯔ</text:span><text:span text:style-name="T1"> </text:span><text:span text:style-name="T30">ﯕ</text:span><text:span text:style-name="T1"> </text:span><text:span text:style-name="T30">ﯖ</text:span><text:span text:style-name="T1"> </text:span><text:span text:style-name="T30">ﯗﯘ</text:span><text:span text:style-name="T1"> </text:span><text:span text:style-name="T30">ﯙ</text:span><text:span text:style-name="T1"> </text:span><text:span text:style-name="T30">ﯚ</text:span></text:p>
      <text:p text:style-name="P15"><text:span text:style-name="T1"><text:s/></text:span><text:span text:style-name="T30">ﯛ</text:span><text:span text:style-name="T1"> </text:span><text:span text:style-name="T30">ﯜ</text:span><text:span text:style-name="T1"> </text:span><text:span text:style-name="T30">ﯝ</text:span><text:span text:style-name="T1"> </text:span><text:span text:style-name="T30">ﯞ</text:span><text:span text:style-name="T1"> </text:span><text:span text:style-name="T30">ﯟ</text:span><text:span text:style-name="T1"> </text:span><text:span text:style-name="T30">ﯠ</text:span><text:span text:style-name="T1"> </text:span><text:span text:style-name="T30">ﯡ</text:span><text:span text:style-name="T1"> </text:span><text:span text:style-name="T30">ﯢ</text:span><text:span text:style-name="T1"> </text:span><text:span text:style-name="T30">ﯣ</text:span><text:span text:style-name="T1"> </text:span><text:span text:style-name="T30">ﯤ</text:span></text:p>
      <text:p text:style-name="P15"><text:span text:style-name="T1"><text:s/></text:span><text:span text:style-name="T30">ﯥ</text:span><text:span text:style-name="T1"> </text:span><text:span text:style-name="T30">ﯦ</text:span><text:span text:style-name="T1"> </text:span><text:span text:style-name="T30">ﯧ</text:span><text:span text:style-name="T1"> </text:span><text:span text:style-name="T30">ﯨ</text:span><text:span text:style-name="T1"> </text:span><text:span text:style-name="T30">ﯩ</text:span><text:span text:style-name="T1"> </text:span><text:span text:style-name="T30">ﯪ</text:span><text:span text:style-name="T1"> </text:span><text:span text:style-name="T30">ﯫ</text:span><text:span text:style-name="T1"> </text:span><text:span text:style-name="T30">ﯬ</text:span><text:span text:style-name="T1"> </text:span><text:span text:style-name="T30">ﯭ</text:span><text:span text:style-name="T1"> </text:span><text:span text:style-name="T30">ﯮ</text:span></text:p>
      <text:p text:style-name="P15"><text:span text:style-name="T1"><text:s/></text:span><text:span text:style-name="T30">ﯯ</text:span><text:span text:style-name="T1"> </text:span><text:span text:style-name="T30">ﯰ</text:span><text:span text:style-name="T1"> </text:span><text:span text:style-name="T30">ﯱ</text:span><text:span text:style-name="T1"> </text:span><text:span text:style-name="T30">ﯲ</text:span><text:span text:style-name="T1"> </text:span><text:span text:style-name="T30">ﯳ</text:span><text:span text:style-name="T1"> </text:span><text:span text:style-name="T30">ﯴ</text:span><text:span text:style-name="T1"> </text:span><text:span text:style-name="T30">ﯵ</text:span><text:span text:style-name="T1"> </text:span><text:span text:style-name="T30">ﯶ</text:span><text:span text:style-name="T1"> </text:span><text:span text:style-name="T30">ﯷ</text:span></text:p>
      <text:p text:style-name="P15"><text:span text:style-name="T30">ﯸ</text:span><text:span text:style-name="T1"> </text:span><text:span text:style-name="T30">ﯹ</text:span><text:span text:style-name="T1"> </text:span><text:span text:style-name="T30">ﯺ</text:span><text:span text:style-name="T1"> </text:span><text:span text:style-name="T30">ﯻ</text:span><text:span text:style-name="T1"> </text:span><text:span text:style-name="T30">ﯼ</text:span><text:span text:style-name="T1"> </text:span><text:span text:style-name="T30">ﯽ</text:span><text:span text:style-name="T1"> </text:span><text:span text:style-name="T30">ﯾ</text:span><text:span text:style-name="T1"> </text:span><text:span text:style-name="T30">ﯿ</text:span><text:span text:style-name="T1"> </text:span><text:span text:style-name="T30">ﰀ</text:span><text:span text:style-name="T1"> </text:span><text:span text:style-name="T30">ﰁ</text:span></text:p>
      <text:p text:style-name="P15"><text:span text:style-name="T30">ﰂ</text:span><text:span text:style-name="T1"> </text:span><text:span text:style-name="T30">ﰃ</text:span><text:span text:style-name="T1"> </text:span><text:span text:style-name="T30">ﰄ</text:span><text:span text:style-name="T1"> </text:span><text:span text:style-name="T30">ﰅ</text:span><text:span text:style-name="T1"> </text:span><text:span text:style-name="T30">ﰆ</text:span><text:span text:style-name="T1"> </text:span><text:span text:style-name="T30">ﰇ</text:span><text:span text:style-name="T1"> </text:span><text:span text:style-name="T30">ﰈ</text:span><text:span text:style-name="T1"> </text:span><text:span text:style-name="T30">ﰉ</text:span><text:span text:style-name="T1"> </text:span><text:span text:style-name="T30">ﰊ</text:span></text:p>
      <text:p text:style-name="P37"><text:span text:style-name="T31">ﭑ</text:span><text:span text:style-name="T1"> </text:span><text:span text:style-name="T31">ﭒ</text:span><text:span text:style-name="T1"> </text:span><text:span text:style-name="T31">ﭓ</text:span><text:span text:style-name="T1"> </text:span><text:span text:style-name="T31">ﭔ</text:span><text:span text:style-name="T1"> </text:span><text:span text:style-name="T31">ﭕ</text:span><text:span text:style-name="T1"> </text:span><text:span text:style-name="T31">ﭖ</text:span><text:span text:style-name="T1"> </text:span><text:span text:style-name="T31">ﭗ</text:span><text:span text:style-name="T1"> </text:span><text:span text:style-name="T31">ﭘ</text:span></text:p>
      <text:p text:style-name="P16"><text:span text:style-name="T1"><text:s/></text:span><text:span text:style-name="T31">ﭙ</text:span><text:span text:style-name="T1"> </text:span><text:span text:style-name="T31">ﭚ</text:span><text:span text:style-name="T1"> </text:span><text:span text:style-name="T31">ﭛ</text:span><text:span text:style-name="T1"> </text:span><text:span text:style-name="T31">ﭜ</text:span><text:span text:style-name="T1"> </text:span><text:span text:style-name="T31">ﭝ</text:span><text:span text:style-name="T1"> </text:span><text:span text:style-name="T31">ﭞ</text:span><text:span text:style-name="T1"> </text:span><text:span text:style-name="T31">ﭟ</text:span><text:span text:style-name="T1"> </text:span><text:span text:style-name="T31">ﭠ</text:span><text:span text:style-name="T1"> </text:span><text:span text:style-name="T31">ﭡ</text:span><text:span text:style-name="T1"> </text:span><text:span text:style-name="T31">ﭢ</text:span></text:p>
      <text:p text:style-name="P16"><text:span text:style-name="T1"><text:s/></text:span><text:span text:style-name="T31">ﭣ</text:span><text:span text:style-name="T1"> </text:span><text:span text:style-name="T31">ﭤ</text:span><text:span text:style-name="T1"> </text:span><text:span text:style-name="T31">ﭥ</text:span><text:span text:style-name="T1"> </text:span><text:span text:style-name="T31">ﭦ</text:span><text:span text:style-name="T1"> </text:span><text:span text:style-name="T31">ﭧ</text:span><text:span text:style-name="T1"> </text:span><text:span text:style-name="T31">ﭨ</text:span><text:span text:style-name="T1"> </text:span><text:span text:style-name="T31">ﭩ</text:span><text:span text:style-name="T1"> </text:span><text:span text:style-name="T31">ﭪ</text:span><text:span text:style-name="T1"> </text:span><text:span text:style-name="T31">ﭫ</text:span><text:span text:style-name="T1"> </text:span><text:span text:style-name="T31">ﭬ</text:span><text:span text:style-name="T1"> </text:span><text:span text:style-name="T31">ﭭ</text:span></text:p>
      <text:p text:style-name="P16"><text:span text:style-name="T1"><text:s/></text:span><text:span text:style-name="T31">ﭮ</text:span><text:span text:style-name="T1"> </text:span><text:span text:style-name="T31">ﭯ</text:span><text:span text:style-name="T1"> </text:span><text:span text:style-name="T31">ﭰ</text:span><text:span text:style-name="T1"> </text:span><text:span text:style-name="T31">ﭱ</text:span><text:span text:style-name="T1"> </text:span><text:span text:style-name="T31">ﭲ</text:span><text:span text:style-name="T1"> </text:span><text:span text:style-name="T31">ﭳ</text:span><text:span text:style-name="T1"> </text:span><text:span text:style-name="T31">ﭴ</text:span><text:span text:style-name="T1"> </text:span><text:span text:style-name="T31">ﭵ</text:span><text:span text:style-name="T1"> </text:span><text:span text:style-name="T31">ﭶ</text:span><text:span text:style-name="T1"> </text:span><text:span text:style-name="T31">ﭷ</text:span><text:span text:style-name="T1"> </text:span><text:span text:style-name="T31">ﭸ</text:span></text:p>
      <text:p text:style-name="P16"><text:span text:style-name="T1"><text:s/></text:span><text:span text:style-name="T31">ﭹ</text:span><text:span text:style-name="T1"> </text:span><text:span text:style-name="T31">ﭺ</text:span><text:span text:style-name="T1"> </text:span><text:span text:style-name="T31">ﭻ</text:span><text:span text:style-name="T1"> </text:span><text:span text:style-name="T31">ﭼ</text:span><text:span text:style-name="T1"> </text:span><text:span text:style-name="T31">ﭽ</text:span><text:span text:style-name="T1"> </text:span><text:span text:style-name="T31">ﭾ</text:span><text:span text:style-name="T1"> </text:span><text:span text:style-name="T31">ﭿ</text:span><text:span text:style-name="T1"> </text:span><text:span text:style-name="T31">ﮀ</text:span><text:span text:style-name="T1"> </text:span><text:span text:style-name="T31">ﮁ</text:span><text:span text:style-name="T1"> </text:span><text:span text:style-name="T31">ﮂ</text:span><text:span text:style-name="T1"> </text:span><text:span text:style-name="T31">ﮃ</text:span></text:p>
      <text:p text:style-name="P16"><text:span text:style-name="T1"><text:s/></text:span><text:span text:style-name="T31">ﮄ</text:span><text:span text:style-name="T1"> </text:span><text:span text:style-name="T31">ﮅ</text:span><text:span text:style-name="T1"> </text:span><text:span text:style-name="T31">ﮆ</text:span><text:span text:style-name="T1"> </text:span><text:span text:style-name="T31">ﮇ</text:span><text:span text:style-name="T1"> </text:span><text:span text:style-name="T31">ﮈ</text:span><text:span text:style-name="T1"> </text:span><text:span text:style-name="T31">ﮉ</text:span><text:span text:style-name="T1"> </text:span><text:span text:style-name="T31">ﮊ</text:span><text:span text:style-name="T1"> </text:span><text:span text:style-name="T31">ﮋ</text:span><text:span text:style-name="T1"> </text:span><text:span text:style-name="T31">ﮌ</text:span><text:span text:style-name="T1"> </text:span><text:span text:style-name="T31">ﮍ</text:span><text:span text:style-name="T1"> </text:span><text:span text:style-name="T31">ﮎ</text:span></text:p>
      <text:p text:style-name="P16"><text:span text:style-name="T1"><text:s/></text:span><text:span text:style-name="T31">ﮏ</text:span><text:span text:style-name="T1"> </text:span><text:span text:style-name="T31">ﮐ</text:span><text:span text:style-name="T1"> </text:span><text:span text:style-name="T31">ﮑ</text:span><text:span text:style-name="T1"> </text:span><text:span text:style-name="T31">ﮒ</text:span><text:span text:style-name="T1"> </text:span><text:span text:style-name="T31">ﮓ</text:span><text:span text:style-name="T1"> </text:span><text:span text:style-name="T31">ﮔ</text:span><text:span text:style-name="T1"> </text:span><text:span text:style-name="T31">ﮕ</text:span><text:span text:style-name="T1"> </text:span><text:span text:style-name="T31">ﮖ</text:span><text:span text:style-name="T1"> </text:span><text:span text:style-name="T31">ﮗ</text:span><text:span text:style-name="T1"> </text:span><text:span text:style-name="T31">ﮘ</text:span></text:p>
      <text:p text:style-name="P16"><text:span text:style-name="T1"><text:s/></text:span><text:span text:style-name="T31">ﮙ</text:span><text:span text:style-name="T1"> </text:span><text:span text:style-name="T31">ﮚ</text:span><text:span text:style-name="T1"> </text:span><text:span text:style-name="T31">ﮛﮜ</text:span><text:span text:style-name="T1"> </text:span><text:span text:style-name="T31">ﮝ</text:span><text:span text:style-name="T1"> </text:span><text:span text:style-name="T31">ﮞ</text:span><text:span text:style-name="T1"> </text:span><text:span text:style-name="T31">ﮟ</text:span><text:span text:style-name="T1"> </text:span><text:span text:style-name="T31">ﮠ</text:span><text:span text:style-name="T1"> </text:span><text:span text:style-name="T31">ﮡ</text:span><text:span text:style-name="T1"> </text:span><text:span text:style-name="T31">ﮢ</text:span><text:span text:style-name="T1"> </text:span><text:span text:style-name="T31">ﮣ</text:span></text:p>
      <text:p text:style-name="P16"><text:span text:style-name="T1"><text:s/></text:span><text:span text:style-name="T31">ﮤ</text:span><text:span text:style-name="T1"> </text:span><text:span text:style-name="T31">ﮥ</text:span><text:span text:style-name="T1"> </text:span><text:span text:style-name="T31">ﮦ</text:span><text:span text:style-name="T1"> </text:span><text:span text:style-name="T31">ﮧ</text:span><text:span text:style-name="T1"> </text:span><text:span text:style-name="T31">ﮨ</text:span><text:span text:style-name="T1"> </text:span><text:span text:style-name="T31">ﮩ</text:span><text:span text:style-name="T1"> </text:span><text:span text:style-name="T31">ﮪ</text:span><text:span text:style-name="T1"> </text:span><text:span text:style-name="T31">ﮫ</text:span><text:span text:style-name="T1"> </text:span><text:span text:style-name="T31">ﮬ</text:span></text:p>
      <text:p text:style-name="P16"><text:span text:style-name="T1"><text:s/></text:span><text:span text:style-name="T31">ﮭ</text:span><text:span text:style-name="T1"> </text:span><text:span text:style-name="T31">ﮮ</text:span><text:span text:style-name="T1"> </text:span><text:span text:style-name="T31">ﮯ</text:span><text:span text:style-name="T1"> </text:span><text:span text:style-name="T31">ﮰ</text:span><text:span text:style-name="T1"> </text:span><text:span text:style-name="T31">ﮱ</text:span><text:span text:style-name="T1"> </text:span><text:span text:style-name="T31">ﯓ</text:span><text:span text:style-name="T1"> </text:span><text:span text:style-name="T31">ﯔ</text:span><text:span text:style-name="T1"> </text:span><text:span text:style-name="T31">ﯕ</text:span><text:span text:style-name="T1"> </text:span><text:span text:style-name="T31">ﯖ</text:span><text:span text:style-name="T1"> </text:span><text:span text:style-name="T31">ﯗ</text:span></text:p>
      <text:p text:style-name="P16"><text:span text:style-name="T1"><text:s/></text:span><text:span text:style-name="T31">ﯘ</text:span><text:span text:style-name="T1"> </text:span><text:span text:style-name="T31">ﯙ</text:span><text:span text:style-name="T1"> </text:span><text:span text:style-name="T31">ﯚ</text:span><text:span text:style-name="T1"> </text:span><text:span text:style-name="T31">ﯛ</text:span><text:span text:style-name="T1"> </text:span><text:span text:style-name="T31">ﯜ</text:span><text:span text:style-name="T1"> </text:span><text:span text:style-name="T31">ﯝ</text:span><text:span text:style-name="T1"> </text:span><text:span text:style-name="T31">ﯞ</text:span><text:span text:style-name="T1"> </text:span><text:span text:style-name="T31">ﯟ</text:span><text:span text:style-name="T1"> </text:span><text:span text:style-name="T31">ﯠ</text:span></text:p>
      <text:p text:style-name="P16"><text:span text:style-name="T1"><text:s/></text:span><text:span text:style-name="T31">ﯡ</text:span><text:span text:style-name="T1"> </text:span><text:span text:style-name="T31">ﯢ</text:span><text:span text:style-name="T1"> </text:span><text:span text:style-name="T31">ﯣ</text:span><text:span text:style-name="T1"> </text:span><text:span text:style-name="T31">ﯤ</text:span><text:span text:style-name="T1"> </text:span><text:span text:style-name="T31">ﯥ</text:span><text:span text:style-name="T1"> </text:span><text:span text:style-name="T31">ﯦ</text:span><text:span text:style-name="T1"> </text:span><text:span text:style-name="T31">ﯧ</text:span><text:span text:style-name="T1"> </text:span><text:span text:style-name="T31">ﯨ</text:span><text:span text:style-name="T1"> </text:span><text:span text:style-name="T31">ﯩ</text:span></text:p>
      <text:p text:style-name="P16"><text:span text:style-name="T1"><text:s/></text:span><text:span text:style-name="T31">ﯪ</text:span><text:span text:style-name="T1"> </text:span><text:span text:style-name="T31">ﯫ</text:span><text:span text:style-name="T1"> </text:span><text:span text:style-name="T31">ﯬ</text:span><text:span text:style-name="T1"> </text:span><text:span text:style-name="T31">ﯭ</text:span><text:span text:style-name="T1"> </text:span><text:span text:style-name="T31">ﯮ</text:span><text:span text:style-name="T1"> </text:span><text:span text:style-name="T31">ﯯ</text:span><text:span text:style-name="T1"> </text:span><text:span text:style-name="T31">ﯰ</text:span><text:span text:style-name="T1"> </text:span><text:span text:style-name="T31">ﯱ</text:span><text:span text:style-name="T1"> </text:span><text:span text:style-name="T31">ﯲ</text:span></text:p>
      <text:p text:style-name="P16"><text:span text:style-name="T1"><text:s/></text:span><text:span text:style-name="T31">ﯳ</text:span><text:span text:style-name="T1"> </text:span><text:span text:style-name="T31">ﯴ</text:span><text:span text:style-name="T1"> </text:span><text:span text:style-name="T31">ﯵ</text:span><text:span text:style-name="T1"> </text:span><text:span text:style-name="T31">ﯶ</text:span><text:span text:style-name="T1"> </text:span><text:span text:style-name="T31">ﯷ</text:span><text:span text:style-name="T1"> </text:span><text:span text:style-name="T31">ﯸ</text:span><text:span text:style-name="T1"> </text:span><text:span text:style-name="T31">ﯹ</text:span><text:span text:style-name="T1"> </text:span><text:span text:style-name="T31">ﯺ</text:span></text:p>
      <text:p text:style-name="P16"><text:span text:style-name="T31">ﯻ</text:span><text:span text:style-name="T1"> </text:span><text:span text:style-name="T31">ﯼ</text:span><text:span text:style-name="T1"> </text:span><text:span text:style-name="T31">ﯽ</text:span><text:span text:style-name="T1"> </text:span><text:span text:style-name="T31">ﯾ</text:span><text:span text:style-name="T1"> </text:span><text:span text:style-name="T31">ﯿ</text:span><text:span text:style-name="T1"> </text:span><text:span text:style-name="T31">ﰀ</text:span><text:span text:style-name="T1"> </text:span><text:span text:style-name="T31">ﰁ</text:span><text:span text:style-name="T1"> </text:span><text:span text:style-name="T31">ﰂ</text:span></text:p>
      <text:p text:style-name="P55">ﭑ<text:span text:style-name="T1"> </text:span>ﭒ<text:span text:style-name="T1"> </text:span>ﭓ<text:span text:style-name="T1"> </text:span>ﭔ<text:span text:style-name="T1"> </text:span>ﭕ<text:span text:style-name="T1"> </text:span>ﭖ<text:span text:style-name="T1"> </text:span>ﭗ<text:span text:style-name="T1"> </text:span>ﭘ<text:span text:style-name="T1"> </text:span>ﭙ<text:span text:style-name="T1"> </text:span>ﭚ</text:p>
      <text:p text:style-name="P30"><text:span text:style-name="T1"><text:s/></text:span>ﭛ<text:span text:style-name="T1"> </text:span>ﭜ<text:span text:style-name="T1"> </text:span>ﭝ<text:span text:style-name="T1"> </text:span>ﭞ<text:span text:style-name="T1"> </text:span>ﭟ<text:span text:style-name="T1"> </text:span>ﭠ<text:span text:style-name="T1"> </text:span>ﭡ<text:span text:style-name="T1"> </text:span>ﭢ<text:span text:style-name="T1"> </text:span>ﭣ<text:span text:style-name="T1"> </text:span>ﭤ</text:p>
      <text:p text:style-name="P30"><text:span text:style-name="T1"><text:s/></text:span>ﭥ<text:span text:style-name="T1"> </text:span>ﭦ<text:span text:style-name="T1"> </text:span>ﭧ<text:span text:style-name="T1"> </text:span>ﭨ<text:span text:style-name="T1"> </text:span>ﭩ<text:span text:style-name="T1"> </text:span>ﭪ<text:span text:style-name="T1"> </text:span>ﭫ<text:span text:style-name="T1"> </text:span>ﭬ<text:span text:style-name="T1"> </text:span>ﭭ</text:p>
      <text:p text:style-name="P30">ﭮ<text:span text:style-name="T1"> </text:span>ﭯ<text:span text:style-name="T1"> </text:span>ﭰ<text:span text:style-name="T1"> </text:span>ﭱ<text:span text:style-name="T1"> </text:span>ﭲ<text:span text:style-name="T1"> </text:span>ﭳ<text:span text:style-name="T1"> </text:span>ﭴ<text:span text:style-name="T1"> </text:span>ﭵ<text:span text:style-name="T1"> </text:span>ﭶ<text:span text:style-name="T1"> </text:span>ﭷ<text:span text:style-name="T1"> </text:span>ﭸ</text:p>
      <text:p text:style-name="P30"><text:span text:style-name="T1"><text:s/></text:span>ﭹ<text:span text:style-name="T1"> </text:span>ﭺ<text:span text:style-name="T1"> </text:span>ﭻ<text:span text:style-name="T1"> </text:span>ﭼ<text:span text:style-name="T1"> </text:span>ﭽ<text:span text:style-name="T1"> </text:span>ﭾ<text:span text:style-name="T1"> </text:span>ﭿ<text:span text:style-name="T1"> </text:span>ﮀ<text:span text:style-name="T1"> </text:span>ﮁ</text:p>
      <text:p text:style-name="P30"><text:span text:style-name="T1"><text:s/></text:span>ﮂ<text:span text:style-name="T1"> </text:span>ﮃ<text:span text:style-name="T1"> </text:span>ﮄ<text:span text:style-name="T1"> </text:span>ﮅ<text:span text:style-name="T1"> </text:span>ﮆ<text:span text:style-name="T1"> </text:span>ﮇ<text:span text:style-name="T1"> </text:span>ﮈ<text:span text:style-name="T1"> </text:span>ﮉ<text:span text:style-name="T1"> </text:span>ﮊ<text:span text:style-name="T1"> </text:span>ﮋ<text:span text:style-name="T1"> </text:span>ﮌ</text:p>
      <text:p text:style-name="P51">ﮌﯥ</text:p>
      <text:p text:style-name="P51">ﭤﭥﭦ</text:p>
      <text:p text:style-name="P14"><text:span text:style-name="T26"><text:s/></text:span><text:span text:style-name="T32">ﮍ</text:span><text:span text:style-name="T1"> </text:span><text:span text:style-name="T32">ﮎ</text:span><text:span text:style-name="T1"> </text:span><text:span text:style-name="T32">ﮏ</text:span><text:span text:style-name="T1"> </text:span><text:span text:style-name="T32">ﮐ</text:span><text:span text:style-name="T1"> </text:span><text:span text:style-name="T32">ﮑ</text:span><text:span text:style-name="T1"> </text:span><text:span text:style-name="T32">ﮒ</text:span><text:span text:style-name="T1"> </text:span><text:span text:style-name="T32">ﮓ</text:span><text:span text:style-name="T1"> </text:span><text:span text:style-name="T32">ﮔ</text:span><text:span text:style-name="T1"> </text:span><text:span text:style-name="T32">ﮕ</text:span><text:span text:style-name="T1"> </text:span><text:span text:style-name="T32">ﮖ</text:span></text:p>
      <text:p text:style-name="P14"><text:span text:style-name="T1"><text:s/></text:span><text:span text:style-name="T32">ﮗ</text:span><text:span text:style-name="T1"> </text:span><text:span text:style-name="T32">ﮘ</text:span><text:span text:style-name="T1"> </text:span><text:span text:style-name="T32">ﮙ</text:span><text:span text:style-name="T1"> </text:span><text:span text:style-name="T32">ﮚ</text:span><text:span text:style-name="T1"> </text:span><text:span text:style-name="T32">ﮛ</text:span><text:span text:style-name="T1"> </text:span><text:span text:style-name="T32">ﮜ</text:span><text:span text:style-name="T1"> </text:span><text:span text:style-name="T32">ﮝ</text:span><text:span text:style-name="T1"> </text:span><text:span text:style-name="T32">ﮞ</text:span><text:span text:style-name="T1"> </text:span><text:span text:style-name="T32">ﮟ</text:span><text:span text:style-name="T1"> </text:span><text:span text:style-name="T32">ﮠ</text:span><text:span text:style-name="T1"> </text:span><text:span text:style-name="T32">ﮡ</text:span></text:p>
      <text:p text:style-name="P14"><text:span text:style-name="T1"><text:s/></text:span><text:span text:style-name="T32">ﮢ</text:span><text:span text:style-name="T1"> </text:span><text:span text:style-name="T32">ﮣ</text:span><text:span text:style-name="T1"> </text:span><text:span text:style-name="T32">ﮤ</text:span><text:span text:style-name="T1"> </text:span><text:span text:style-name="T32">ﮥ</text:span><text:span text:style-name="T1"> </text:span><text:span text:style-name="T32">ﮦ</text:span><text:span text:style-name="T1"> </text:span><text:span text:style-name="T32">ﮧ</text:span><text:span text:style-name="T1"> </text:span><text:span text:style-name="T32">ﮨ</text:span><text:span text:style-name="T1"> </text:span><text:span text:style-name="T32">ﮩ</text:span><text:span text:style-name="T1"> </text:span><text:span text:style-name="T32">ﮪ</text:span></text:p>
      <text:p text:style-name="P14"><text:span text:style-name="T1"><text:s/></text:span><text:span text:style-name="T32">ﮫ</text:span><text:span text:style-name="T1"> </text:span><text:span text:style-name="T32">ﮬ</text:span><text:span text:style-name="T1"> </text:span><text:span text:style-name="T32">ﮭ</text:span><text:span text:style-name="T1"> </text:span><text:span text:style-name="T32">ﮮ</text:span><text:span text:style-name="T1"> </text:span><text:span text:style-name="T32">ﮯ</text:span><text:span text:style-name="T1"> </text:span><text:span text:style-name="T32">ﮰ</text:span><text:span text:style-name="T1"> </text:span><text:span text:style-name="T32">ﮱ</text:span><text:span text:style-name="T1"> </text:span><text:span text:style-name="T32">ﯓ</text:span></text:p>
      <text:p text:style-name="P14"><text:span text:style-name="T1"><text:s/></text:span><text:span text:style-name="T32">ﯔ</text:span><text:span text:style-name="T1"> </text:span><text:span text:style-name="T32">ﯕ</text:span><text:span text:style-name="T1"> </text:span><text:span text:style-name="T32">ﯖ</text:span><text:span text:style-name="T1"> </text:span><text:span text:style-name="T32">ﯗ</text:span><text:span text:style-name="T1"> </text:span><text:span text:style-name="T32">ﯘ</text:span><text:span text:style-name="T1"> </text:span><text:span text:style-name="T32">ﯙ</text:span><text:span text:style-name="T1"> </text:span><text:span text:style-name="T32">ﯚ</text:span><text:span text:style-name="T1"> </text:span><text:span text:style-name="T32">ﯛ</text:span></text:p>
      <text:p text:style-name="P14"><text:span text:style-name="T1"><text:s/></text:span><text:span text:style-name="T32">ﯜ</text:span><text:span text:style-name="T1"> </text:span><text:span text:style-name="T32">ﯝ</text:span><text:span text:style-name="T1"> </text:span><text:span text:style-name="T32">ﯞ</text:span><text:span text:style-name="T1"> </text:span><text:span text:style-name="T32">ﯟ</text:span><text:span text:style-name="T1"> </text:span><text:span text:style-name="T32">ﯠ</text:span><text:span text:style-name="T1"> </text:span><text:span text:style-name="T32">ﯡ</text:span><text:span text:style-name="T1"> </text:span><text:span text:style-name="T32">ﯢ</text:span><text:span text:style-name="T1"> </text:span><text:span text:style-name="T32">ﯣ</text:span><text:span text:style-name="T1"> </text:span><text:span text:style-name="T32">ﯤ</text:span><text:span text:style-name="T1"> </text:span><text:span text:style-name="T32">ﯥ</text:span><text:span text:style-name="T1"> </text:span><text:span text:style-name="T32">ﯦ</text:span></text:p>
      <text:p text:style-name="P14"><text:span text:style-name="T1"><text:s/></text:span><text:span text:style-name="T32">ﯧ</text:span><text:span text:style-name="T1"> </text:span><text:span text:style-name="T32">ﯨ</text:span><text:span text:style-name="T1"> </text:span><text:span text:style-name="T32">ﯩ</text:span><text:span text:style-name="T1"> </text:span><text:span text:style-name="T32">ﯪ</text:span><text:span text:style-name="T1"> </text:span><text:span text:style-name="T32">ﯫ</text:span><text:span text:style-name="T1"> </text:span><text:span text:style-name="T32">ﯬ</text:span><text:span text:style-name="T1"> </text:span><text:span text:style-name="T32">ﯭ</text:span><text:span text:style-name="T1"> </text:span><text:span text:style-name="T32">ﯮ</text:span><text:span text:style-name="T1"> </text:span><text:span text:style-name="T32">ﯯ</text:span></text:p>
      <text:p text:style-name="P38"><text:span text:style-name="T33">ﭑ</text:span><text:span text:style-name="T1"> </text:span><text:span text:style-name="T33">ﭒ</text:span><text:span text:style-name="T1"> </text:span><text:span text:style-name="T33">ﭓ</text:span><text:span text:style-name="T1"> </text:span><text:span text:style-name="T33">ﭔ</text:span><text:span text:style-name="T1"> </text:span><text:span text:style-name="T33">ﭕ</text:span><text:span text:style-name="T1"> </text:span><text:span text:style-name="T33">ﭖ</text:span><text:span text:style-name="T1"> </text:span><text:span text:style-name="T33">ﭗ</text:span><text:span text:style-name="T1"> </text:span><text:span text:style-name="T33">ﭘ</text:span><text:span text:style-name="T1"> </text:span><text:span text:style-name="T33">ﭙ</text:span><text:span text:style-name="T1"> </text:span><text:span text:style-name="T33">ﭚ</text:span></text:p>
      <text:p text:style-name="P17"><text:span text:style-name="T1"><text:s/></text:span><text:span text:style-name="T33">ﭛ</text:span><text:span text:style-name="T1"> </text:span><text:span text:style-name="T33">ﭜ</text:span><text:span text:style-name="T1"> </text:span><text:span text:style-name="T33">ﭝ</text:span><text:span text:style-name="T1"> </text:span><text:span text:style-name="T33">ﭞ</text:span><text:span text:style-name="T1"> </text:span><text:span text:style-name="T33">ﭟ</text:span><text:span text:style-name="T1"> </text:span><text:span text:style-name="T33">ﭠ</text:span><text:span text:style-name="T1"> </text:span><text:span text:style-name="T33">ﭡ</text:span><text:span text:style-name="T1"> </text:span><text:span text:style-name="T33">ﭢ</text:span><text:span text:style-name="T1"> </text:span><text:span text:style-name="T33">ﭣ</text:span><text:span text:style-name="T1"> </text:span><text:span text:style-name="T33">ﭤ</text:span></text:p>
      <text:p text:style-name="P17"><text:span text:style-name="T1"><text:s/></text:span><text:span text:style-name="T33">ﭥ</text:span><text:span text:style-name="T1"> </text:span><text:span text:style-name="T33">ﭦ</text:span><text:span text:style-name="T1"> </text:span><text:span text:style-name="T33">ﭧ</text:span><text:span text:style-name="T1"> </text:span><text:span text:style-name="T33">ﭨ</text:span><text:span text:style-name="T1"> </text:span><text:span text:style-name="T33">ﭩ</text:span><text:span text:style-name="T1"> </text:span><text:span text:style-name="T33">ﭪ</text:span><text:span text:style-name="T1"> </text:span><text:span text:style-name="T33">ﭫ</text:span><text:span text:style-name="T1"> </text:span><text:span text:style-name="T33">ﭬ</text:span><text:span text:style-name="T1"> </text:span><text:span text:style-name="T33">ﭭ</text:span><text:span text:style-name="T1"> </text:span><text:span text:style-name="T33">ﭮ</text:span><text:span text:style-name="T1"> </text:span><text:span text:style-name="T33">ﭯ</text:span></text:p>
      <text:p text:style-name="P17"><text:span text:style-name="T1"><text:s/></text:span><text:span text:style-name="T33">ﭰ</text:span><text:span text:style-name="T1"> </text:span><text:span text:style-name="T33">ﭱ</text:span><text:span text:style-name="T1"> </text:span><text:span text:style-name="T33">ﭲ</text:span><text:span text:style-name="T1"> </text:span><text:span text:style-name="T33">ﭳ</text:span><text:span text:style-name="T1"> </text:span><text:span text:style-name="T33">ﭴ</text:span><text:span text:style-name="T1"> </text:span><text:span text:style-name="T33">ﭵ</text:span><text:span text:style-name="T1"> </text:span><text:span text:style-name="T33">ﭶ</text:span><text:span text:style-name="T1"> </text:span><text:span text:style-name="T33">ﭷ</text:span><text:span text:style-name="T1"> </text:span><text:span text:style-name="T33">ﭸ</text:span><text:span text:style-name="T1"> </text:span><text:span text:style-name="T33">ﭹ</text:span><text:span text:style-name="T1"> </text:span><text:span text:style-name="T33">ﭺ</text:span></text:p>
      <text:p text:style-name="P17"><text:span text:style-name="T1"><text:s/></text:span><text:span text:style-name="T33">ﭻ</text:span><text:span text:style-name="T1"> </text:span><text:span text:style-name="T33">ﭼ</text:span><text:span text:style-name="T1"> </text:span><text:span text:style-name="T33">ﭽ</text:span><text:span text:style-name="T1"> </text:span><text:span text:style-name="T33">ﭾ</text:span><text:span text:style-name="T1"> </text:span><text:span text:style-name="T33">ﭿ</text:span><text:span text:style-name="T1"> </text:span><text:span text:style-name="T33">ﮀ</text:span><text:span text:style-name="T1"> </text:span><text:span text:style-name="T33">ﮁ</text:span><text:span text:style-name="T1"> </text:span><text:span text:style-name="T33">ﮂ</text:span><text:span text:style-name="T1"> </text:span><text:span text:style-name="T33">ﮃ</text:span><text:span text:style-name="T1"> </text:span><text:span text:style-name="T33">ﮄ</text:span><text:span text:style-name="T1"> </text:span><text:span text:style-name="T33">ﮅ</text:span><text:span text:style-name="T1"> </text:span><text:span text:style-name="T33">ﮆ</text:span></text:p>
      <text:p text:style-name="P17"><text:span text:style-name="T1"><text:s/></text:span><text:span text:style-name="T33">ﮇ</text:span><text:span text:style-name="T1"> </text:span><text:span text:style-name="T33">ﮈ</text:span><text:span text:style-name="T1"> </text:span><text:span text:style-name="T33">ﮉ</text:span><text:span text:style-name="T1"> </text:span><text:span text:style-name="T33">ﮊ</text:span><text:span text:style-name="T1"> </text:span><text:span text:style-name="T33">ﮋ</text:span><text:span text:style-name="T1"> </text:span><text:span text:style-name="T33">ﮌ</text:span><text:span text:style-name="T1"> </text:span><text:span text:style-name="T33">ﮍ</text:span><text:span text:style-name="T1"> </text:span><text:span text:style-name="T33">ﮎ</text:span><text:span text:style-name="T1"> </text:span><text:span text:style-name="T33">ﮏﮐﮑ</text:span></text:p>
      <text:p text:style-name="P53"><text:span text:style-name="T33">ﮒﮓﮔﮕﮖﮗ</text:span><text:span text:style-name="T1"> <text:s/></text:span><text:span text:style-name="T33">ﮘ</text:span><text:span text:style-name="T1"> </text:span><text:span text:style-name="T33">ﮙ</text:span><text:span text:style-name="T1"> </text:span><text:span text:style-name="T33">ﮚ</text:span><text:span text:style-name="T1"> </text:span><text:span text:style-name="T33">ﮛ</text:span><text:span text:style-name="T1"> </text:span><text:span text:style-name="T33">ﮜ</text:span></text:p>
      <text:p text:style-name="P53"><text:span text:style-name="T33">ﮝ</text:span><text:span text:style-name="T1"> </text:span><text:span text:style-name="T33">ﮞ</text:span><text:span text:style-name="T1"> </text:span><text:span text:style-name="T33">ﮟ</text:span><text:span text:style-name="T1"> </text:span><text:span text:style-name="T33">ﮠ</text:span><text:span text:style-name="T1"> </text:span><text:span text:style-name="T33">ﮡ</text:span><text:span text:style-name="T1"> </text:span><text:span text:style-name="T33">ﮢ</text:span><text:span text:style-name="T1"> </text:span><text:span text:style-name="T33">ﮣ</text:span><text:span text:style-name="T1"> </text:span><text:span text:style-name="T33">ﮤ</text:span><text:span text:style-name="T1"> </text:span><text:span text:style-name="T33">ﮥ</text:span><text:span text:style-name="T1"> </text:span><text:span text:style-name="T33">ﮦ</text:span></text:p>
      <text:p text:style-name="P17"><text:span text:style-name="T33">ﮧ</text:span><text:span text:style-name="T1"> </text:span><text:span text:style-name="T33">ﮨ</text:span><text:span text:style-name="T1"> </text:span><text:span text:style-name="T33">ﮩ</text:span><text:span text:style-name="T1"> </text:span><text:span text:style-name="T33">ﮪ</text:span><text:span text:style-name="T1"> </text:span><text:span text:style-name="T33">ﮫ</text:span><text:span text:style-name="T1"> </text:span><text:span text:style-name="T33">ﮬ</text:span><text:span text:style-name="T1"> </text:span><text:span text:style-name="T33">ﮭ</text:span><text:span text:style-name="T1"> </text:span><text:span text:style-name="T33">ﮮ</text:span><text:span text:style-name="T1"> </text:span><text:span text:style-name="T33">ﮯﮰ</text:span><text:span text:style-name="T1"> </text:span><text:span text:style-name="T33">ﮱ</text:span></text:p>
      <text:p text:style-name="P18"><text:span text:style-name="T33">ﯓ</text:span><text:span text:style-name="T1"> </text:span><text:span text:style-name="T33">ﯔ</text:span><text:span text:style-name="T1"> </text:span><text:span text:style-name="T33">ﯕ</text:span><text:span text:style-name="T1"> </text:span><text:span text:style-name="T33">ﯖ</text:span><text:span text:style-name="T1"> </text:span><text:span text:style-name="T33">ﯗ</text:span><text:span text:style-name="T1"> </text:span><text:span text:style-name="T33">ﯘ</text:span><text:span text:style-name="T1"> </text:span><text:span text:style-name="T33">ﯙ</text:span><text:span text:style-name="T1"> </text:span><text:span text:style-name="T33">ﯚ</text:span><text:span text:style-name="T1"> </text:span><text:span text:style-name="T33">ﯛ</text:span><text:span text:style-name="T1"> </text:span><text:span text:style-name="T33">ﯜ</text:span><text:span text:style-name="T1"> </text:span><text:span text:style-name="T33">ﯝ</text:span><text:span text:style-name="T1"> </text:span><text:span text:style-name="T33">ﯞ</text:span><text:span text:style-name="T1"> </text:span><text:span text:style-name="T33">ﯟ</text:span><text:span text:style-name="T1"> </text:span><text:span text:style-name="T33">ﯠ</text:span><text:span text:style-name="T1"> </text:span><text:span text:style-name="T33">ﯡ</text:span><text:span text:style-name="T1"> </text:span><text:span text:style-name="T33">ﯢ</text:span><text:span text:style-name="T1"> </text:span><text:span text:style-name="T33">ﯣ</text:span><text:span text:style-name="T1"> </text:span><text:span text:style-name="T33">ﯤ</text:span><text:span text:style-name="T1"> </text:span><text:span text:style-name="T33">ﯥ</text:span><text:span text:style-name="T1"> </text:span><text:span text:style-name="T33">ﯦ</text:span></text:p>
      <text:p text:style-name="P18"><text:span text:style-name="T33">ﯧ</text:span><text:span text:style-name="T1"> </text:span><text:span text:style-name="T33">ﯨ</text:span><text:span text:style-name="T1"> </text:span><text:span text:style-name="T33">ﯩ</text:span><text:span text:style-name="T1"> </text:span><text:span text:style-name="T33">ﯪ</text:span><text:span text:style-name="T1"> </text:span><text:span text:style-name="T33">ﯫ</text:span><text:span text:style-name="T1"> </text:span><text:span text:style-name="T33">ﯬ</text:span><text:span text:style-name="T1"> </text:span><text:span text:style-name="T33">ﯭ</text:span><text:span text:style-name="T1"> </text:span><text:span text:style-name="T33">ﯮ</text:span><text:span text:style-name="T1"> </text:span><text:span text:style-name="T33">ﯯ</text:span><text:span text:style-name="T1"> </text:span><text:span text:style-name="T33">ﯰ</text:span></text:p>
      <text:p text:style-name="P18"><text:span text:style-name="T1"><text:s/></text:span><text:span text:style-name="T33">ﯱ</text:span><text:span text:style-name="T1"> </text:span><text:span text:style-name="T33">ﯲ</text:span><text:span text:style-name="T1"> </text:span><text:span text:style-name="T33">ﯳ</text:span><text:span text:style-name="T1"> </text:span><text:span text:style-name="T33">ﯴ</text:span><text:span text:style-name="T1"> </text:span><text:span text:style-name="T33">ﯵ</text:span><text:span text:style-name="T1"> </text:span><text:span text:style-name="T33">ﯶ</text:span><text:span text:style-name="T1"> </text:span><text:span text:style-name="T33">ﯷ</text:span><text:span text:style-name="T1"> </text:span><text:span text:style-name="T33">ﯸ</text:span><text:span text:style-name="T1"> </text:span><text:span text:style-name="T33">ﯹ</text:span><text:span text:style-name="T1"> </text:span><text:span text:style-name="T33">ﯺ</text:span></text:p>
      <text:p text:style-name="P18"><text:span text:style-name="T1"><text:s/></text:span><text:span text:style-name="T33">ﯻ</text:span><text:span text:style-name="T1"> </text:span><text:span text:style-name="T33">ﯼ</text:span><text:span text:style-name="T1"> </text:span><text:span text:style-name="T33">ﯽ</text:span><text:span text:style-name="T1"> </text:span><text:span text:style-name="T33">ﯾ</text:span><text:span text:style-name="T1"> </text:span><text:span text:style-name="T33">ﯿ</text:span><text:span text:style-name="T1"> </text:span><text:span text:style-name="T33">ﰀ</text:span><text:span text:style-name="T1"> </text:span><text:span text:style-name="T33">ﰁ</text:span><text:span text:style-name="T1"> </text:span><text:span text:style-name="T33">ﰂ</text:span><text:span text:style-name="T1"> </text:span><text:span text:style-name="T33">ﰃ</text:span><text:span text:style-name="T1"> </text:span><text:span text:style-name="T33">ﰄ</text:span></text:p>
      <text:p text:style-name="P18"><text:span text:style-name="T1"><text:s/></text:span><text:span text:style-name="T33">ﰅ</text:span><text:span text:style-name="T1"> </text:span><text:span text:style-name="T33">ﰆ</text:span><text:span text:style-name="T1"> </text:span><text:span text:style-name="T33">ﰇ</text:span><text:span text:style-name="T1"> </text:span><text:span text:style-name="T33">ﰈ</text:span><text:span text:style-name="T1"> </text:span><text:span text:style-name="T33">ﰉ</text:span><text:span text:style-name="T1"> </text:span><text:span text:style-name="T33">ﰊ</text:span><text:span text:style-name="T1"> </text:span><text:span text:style-name="T33">ﰋ</text:span><text:span text:style-name="T1"> </text:span><text:span text:style-name="T33">ﰌ</text:span><text:span text:style-name="T1"> </text:span><text:span text:style-name="T33">ﰍ</text:span></text:p>
      <text:p text:style-name="P39"><text:span text:style-name="T34">ﭑ</text:span><text:span text:style-name="T1"> </text:span><text:span text:style-name="T34">ﭒ</text:span><text:span text:style-name="T1"> </text:span><text:span text:style-name="T34">ﭓ</text:span><text:span text:style-name="T1"> </text:span><text:span text:style-name="T34">ﭔ</text:span><text:span text:style-name="T1"> </text:span><text:span text:style-name="T34">ﭕ</text:span><text:span text:style-name="T1"> </text:span><text:span text:style-name="T34">ﭖﭗﭘﭙﭚﭛﭜ</text:span></text:p>
      <text:p text:style-name="P19"><text:span text:style-name="T1"><text:s/></text:span><text:span text:style-name="T34">ﭝ</text:span><text:span text:style-name="T1"> </text:span><text:span text:style-name="T34">ﭞ</text:span><text:span text:style-name="T1"> </text:span><text:span text:style-name="T34">ﭟ</text:span><text:span text:style-name="T1"> </text:span><text:span text:style-name="T34">ﭠ</text:span><text:span text:style-name="T1"> </text:span><text:span text:style-name="T34">ﭡ</text:span><text:span text:style-name="T1"> </text:span><text:span text:style-name="T34">ﭢ</text:span><text:span text:style-name="T1"> </text:span><text:span text:style-name="T34">ﭣ</text:span><text:span text:style-name="T1"> </text:span><text:span text:style-name="T34">ﭤ</text:span><text:span text:style-name="T1"> </text:span><text:span text:style-name="T34">ﭥ</text:span><text:span text:style-name="T1"> </text:span><text:span text:style-name="T34">ﭦ</text:span></text:p>
      <text:p text:style-name="P19"><text:span text:style-name="T1"><text:s/></text:span><text:span text:style-name="T34">ﭧ</text:span><text:span text:style-name="T1"> </text:span><text:span text:style-name="T34">ﭨ</text:span><text:span text:style-name="T1"> </text:span><text:span text:style-name="T34">ﭩ</text:span><text:span text:style-name="T1"> </text:span><text:span text:style-name="T34">ﭪ</text:span><text:span text:style-name="T1"> </text:span><text:span text:style-name="T34">ﭫ</text:span><text:span text:style-name="T1"> </text:span><text:span text:style-name="T34">ﭬ</text:span><text:span text:style-name="T1"> </text:span><text:span text:style-name="T34">ﭭ</text:span><text:span text:style-name="T1"> </text:span><text:span text:style-name="T34">ﭮ</text:span><text:span text:style-name="T1"> </text:span><text:span text:style-name="T34">ﭯ</text:span><text:span text:style-name="T1"> </text:span><text:span text:style-name="T34">ﭰ</text:span><text:span text:style-name="T1"> </text:span><text:span text:style-name="T34">ﭱ</text:span></text:p>
      <text:p text:style-name="P19"><text:span text:style-name="T1"><text:s/></text:span><text:span text:style-name="T34">ﭲ</text:span><text:span text:style-name="T1"> </text:span><text:span text:style-name="T34">ﭳ</text:span><text:span text:style-name="T1"> </text:span><text:span text:style-name="T34">ﭴ</text:span><text:span text:style-name="T1"> </text:span><text:span text:style-name="T34">ﭵ</text:span><text:span text:style-name="T1"> </text:span><text:span text:style-name="T34">ﭶ</text:span><text:span text:style-name="T1"> </text:span><text:span text:style-name="T34">ﭷ</text:span><text:span text:style-name="T1"> </text:span><text:span text:style-name="T34">ﭸ</text:span><text:span text:style-name="T1"> </text:span><text:span text:style-name="T34">ﭹ</text:span><text:span text:style-name="T1"> </text:span><text:span text:style-name="T34">ﭺ</text:span><text:span text:style-name="T1"> </text:span><text:span text:style-name="T34">ﭻ</text:span></text:p>
      <text:p text:style-name="P19"><text:span text:style-name="T1"><text:s/></text:span><text:span text:style-name="T34">ﭼ</text:span><text:span text:style-name="T1"> </text:span><text:span text:style-name="T34">ﭽ</text:span><text:span text:style-name="T1"> </text:span><text:span text:style-name="T34">ﭾ</text:span><text:span text:style-name="T1"> </text:span><text:span text:style-name="T34">ﭿ</text:span><text:span text:style-name="T1"> </text:span><text:span text:style-name="T34">ﮀ</text:span><text:span text:style-name="T1"> </text:span><text:span text:style-name="T34">ﮁ</text:span><text:span text:style-name="T1"> </text:span><text:span text:style-name="T34">ﮂ</text:span><text:span text:style-name="T1"> </text:span><text:span text:style-name="T34">ﮃ</text:span><text:span text:style-name="T1"> </text:span><text:span text:style-name="T34">ﮄ</text:span><text:span text:style-name="T1"> </text:span><text:span text:style-name="T34">ﮅ</text:span></text:p>
      <text:p text:style-name="P19"><text:span text:style-name="T1"><text:s/></text:span><text:span text:style-name="T34">ﮆ</text:span><text:span text:style-name="T1"> </text:span><text:span text:style-name="T34">ﮇ</text:span><text:span text:style-name="T1"> </text:span><text:span text:style-name="T34">ﮈ</text:span><text:span text:style-name="T1"> </text:span><text:span text:style-name="T34">ﮉ</text:span><text:span text:style-name="T1"> </text:span><text:span text:style-name="T34">ﮊ</text:span><text:span text:style-name="T1"> </text:span><text:span text:style-name="T34">ﮋ</text:span><text:span text:style-name="T1"> </text:span><text:span text:style-name="T34">ﮌ</text:span><text:span text:style-name="T1"> </text:span><text:span text:style-name="T34">ﮍ</text:span><text:span text:style-name="T1"> </text:span><text:span text:style-name="T34">ﮎ</text:span><text:span text:style-name="T1"> </text:span><text:span text:style-name="T34">ﮏ</text:span><text:span text:style-name="T1"> </text:span><text:span text:style-name="T34">ﮐ</text:span></text:p>
      <text:p text:style-name="P19"><text:span text:style-name="T1"><text:s/></text:span><text:span text:style-name="T34">ﮑ</text:span><text:span text:style-name="T1"> </text:span><text:span text:style-name="T34">ﮒ</text:span><text:span text:style-name="T1"> </text:span><text:span text:style-name="T34">ﮓ</text:span><text:span text:style-name="T1"> </text:span><text:span text:style-name="T34">ﮔ</text:span><text:span text:style-name="T1"> </text:span><text:span text:style-name="T34">ﮕ</text:span><text:span text:style-name="T1"> </text:span><text:span text:style-name="T34">ﮖ</text:span><text:span text:style-name="T1"> </text:span><text:span text:style-name="T34">ﮗ</text:span><text:span text:style-name="T1"> </text:span><text:span text:style-name="T34">ﮘ</text:span><text:span text:style-name="T1"> </text:span><text:span text:style-name="T34">ﮙ</text:span></text:p>
      <text:p text:style-name="P19"><text:span text:style-name="T1"><text:s/></text:span><text:span text:style-name="T34">ﮚ</text:span><text:span text:style-name="T1"> </text:span><text:span text:style-name="T34">ﮛ</text:span><text:span text:style-name="T1"> </text:span><text:span text:style-name="T34">ﮜ</text:span><text:span text:style-name="T1"> </text:span><text:span text:style-name="T34">ﮝ</text:span><text:span text:style-name="T1"> </text:span><text:span text:style-name="T34">ﮞ</text:span><text:span text:style-name="T1"> </text:span><text:span text:style-name="T34">ﮟ</text:span><text:span text:style-name="T1"> </text:span><text:span text:style-name="T34">ﮠ</text:span><text:span text:style-name="T1"> </text:span><text:span text:style-name="T34">ﮡ</text:span><text:span text:style-name="T1"> </text:span><text:span text:style-name="T34">ﮢ</text:span><text:span text:style-name="T1"> </text:span><text:span text:style-name="T34">ﮣ</text:span></text:p>
      <text:p text:style-name="P19"><text:span text:style-name="T1"><text:s/></text:span><text:span text:style-name="T34">ﮤ</text:span><text:span text:style-name="T1"> </text:span><text:span text:style-name="T34">ﮥ</text:span><text:span text:style-name="T1"> </text:span><text:span text:style-name="T34">ﮦ</text:span><text:span text:style-name="T1"> </text:span><text:span text:style-name="T34">ﮧ</text:span><text:span text:style-name="T1"> </text:span><text:span text:style-name="T34">ﮨ</text:span><text:span text:style-name="T1"> </text:span><text:span text:style-name="T34">ﮩ</text:span><text:span text:style-name="T1"> </text:span><text:span text:style-name="T34">ﮪ</text:span><text:span text:style-name="T1"> </text:span><text:span text:style-name="T34">ﮫ</text:span><text:span text:style-name="T1"> </text:span><text:span text:style-name="T34">ﮬ</text:span></text:p>
      <text:p text:style-name="P19"><text:span text:style-name="T1"><text:s/></text:span><text:span text:style-name="T34">ﮭ</text:span><text:span text:style-name="T1"> </text:span><text:span text:style-name="T34">ﮮ</text:span><text:span text:style-name="T1"> </text:span><text:span text:style-name="T34">ﮯ</text:span><text:span text:style-name="T1"> </text:span><text:span text:style-name="T34">ﮰ</text:span><text:span text:style-name="T1"> </text:span><text:span text:style-name="T34">ﮱ</text:span><text:span text:style-name="T1"> </text:span><text:span text:style-name="T34">ﯓ</text:span><text:span text:style-name="T1"> </text:span><text:span text:style-name="T34">ﯔ</text:span><text:span text:style-name="T1"> </text:span><text:span text:style-name="T34">ﯕ</text:span><text:span text:style-name="T1"> </text:span><text:span text:style-name="T34">ﯖ</text:span></text:p>
      <text:p text:style-name="P19"><text:span text:style-name="T1"><text:s/></text:span><text:span text:style-name="T34">ﯗ</text:span><text:span text:style-name="T1"> </text:span><text:span text:style-name="T34">ﯘ</text:span><text:span text:style-name="T1"> </text:span><text:span text:style-name="T34">ﯙ</text:span><text:span text:style-name="T1"> </text:span><text:span text:style-name="T34">ﯚ</text:span><text:span text:style-name="T1"> </text:span><text:span text:style-name="T34">ﯛ</text:span><text:span text:style-name="T1"> </text:span><text:span text:style-name="T34">ﯜ</text:span><text:span text:style-name="T1"> </text:span><text:span text:style-name="T34">ﯝ</text:span><text:span text:style-name="T1"> </text:span><text:span text:style-name="T34">ﯞ</text:span><text:span text:style-name="T1"> </text:span><text:span text:style-name="T34">ﯟ</text:span><text:span text:style-name="T1"> </text:span><text:span text:style-name="T34">ﯠ</text:span><text:span text:style-name="T1"> </text:span><text:span text:style-name="T34">ﯡ</text:span></text:p>
      <text:p text:style-name="P19"><text:span text:style-name="T1"><text:s/></text:span><text:span text:style-name="T34">ﯢ</text:span><text:span text:style-name="T1"> </text:span><text:span text:style-name="T34">ﯣ</text:span><text:span text:style-name="T1"> </text:span><text:span text:style-name="T34">ﯤ</text:span><text:span text:style-name="T1"> </text:span><text:span text:style-name="T34">ﯥ</text:span><text:span text:style-name="T1"> </text:span><text:span text:style-name="T34">ﯦ</text:span><text:span text:style-name="T1"> </text:span><text:span text:style-name="T34">ﯧ</text:span><text:span text:style-name="T1"> </text:span><text:span text:style-name="T34">ﯨ</text:span><text:span text:style-name="T1"> </text:span><text:span text:style-name="T34">ﯩ</text:span><text:span text:style-name="T1"> </text:span><text:span text:style-name="T34">ﯪ</text:span></text:p>
      <text:p text:style-name="P19"><text:span text:style-name="T1"><text:s/></text:span><text:span text:style-name="T34">ﯫ</text:span><text:span text:style-name="T1"> </text:span><text:span text:style-name="T34">ﯬ</text:span><text:span text:style-name="T1"> </text:span><text:span text:style-name="T34">ﯭ</text:span><text:span text:style-name="T1"> </text:span><text:span text:style-name="T34">ﯮ</text:span><text:span text:style-name="T1"> </text:span><text:span text:style-name="T34">ﯯ</text:span><text:span text:style-name="T1"> </text:span><text:span text:style-name="T34">ﯰ</text:span><text:span text:style-name="T1"> </text:span><text:span text:style-name="T34">ﯱ</text:span><text:span text:style-name="T1"> </text:span><text:span text:style-name="T34">ﯲ</text:span><text:span text:style-name="T1"> </text:span><text:span text:style-name="T34">ﯳ</text:span></text:p>
      <text:p text:style-name="P19"><text:span text:style-name="T1"><text:s/></text:span><text:span text:style-name="T34">ﯴ</text:span><text:span text:style-name="T1"> </text:span><text:span text:style-name="T34">ﯵ</text:span><text:span text:style-name="T1"> </text:span><text:span text:style-name="T34">ﯶ</text:span><text:span text:style-name="T1"> </text:span><text:span text:style-name="T34">ﯷ</text:span><text:span text:style-name="T1"> </text:span><text:span text:style-name="T34">ﯸ</text:span><text:span text:style-name="T1"> </text:span><text:span text:style-name="T34">ﯹ</text:span><text:span text:style-name="T1"> </text:span><text:span text:style-name="T34">ﯺ</text:span><text:span text:style-name="T1"> </text:span><text:span text:style-name="T34">ﯻ</text:span><text:span text:style-name="T1"> </text:span><text:span text:style-name="T34">ﯼ</text:span><text:span text:style-name="T1"> </text:span><text:span text:style-name="T34">ﯽ</text:span></text:p>
      <text:p text:style-name="P19"><text:span text:style-name="T1"><text:s/></text:span><text:span text:style-name="T34">ﯾ</text:span><text:span text:style-name="T1"> </text:span><text:span text:style-name="T34">ﯿ</text:span><text:span text:style-name="T1"> </text:span><text:span text:style-name="T34">ﰀ</text:span><text:span text:style-name="T1"> </text:span><text:span text:style-name="T34">ﰁ</text:span><text:span text:style-name="T1"> </text:span><text:span text:style-name="T34">ﰂ</text:span><text:span text:style-name="T1"> </text:span><text:span text:style-name="T34">ﰃ</text:span><text:span text:style-name="T1"> </text:span><text:span text:style-name="T34">ﰄ</text:span><text:span text:style-name="T1"> </text:span><text:span text:style-name="T34">ﰅ</text:span><text:span text:style-name="T1"> </text:span><text:span text:style-name="T34">ﰆ</text:span></text:p>
      <text:p text:style-name="P56">ﭑ<text:span text:style-name="T1"> </text:span>ﭒ<text:span text:style-name="T1"> </text:span>ﭓ<text:span text:style-name="T1"> </text:span>ﭔ<text:span text:style-name="T1"> </text:span>ﭕ<text:span text:style-name="T1"> </text:span>ﭖ<text:span text:style-name="T1"> </text:span>ﭗ<text:span text:style-name="T1"> </text:span>ﭘ<text:span text:style-name="T1"> </text:span>ﭙ<text:span text:style-name="T1"> </text:span>ﭚ<text:span text:style-name="T1"> </text:span>ﭛ</text:p>
      <text:p text:style-name="P31"><text:span text:style-name="T1"><text:s/></text:span>ﭜ<text:span text:style-name="T1"> </text:span>ﭝ<text:span text:style-name="T1"> </text:span>ﭞ<text:span text:style-name="T1"> </text:span>ﭟ<text:span text:style-name="T1"> </text:span>ﭠ<text:span text:style-name="T1"> </text:span>ﭡ<text:span text:style-name="T1"> </text:span>ﭢ<text:span text:style-name="T1"> </text:span>ﭣ<text:span text:style-name="T1"> </text:span>ﭤ</text:p>
      <text:p text:style-name="P31"><text:span text:style-name="T1"><text:s/></text:span>ﭥ<text:span text:style-name="T1"> </text:span>ﭦ<text:span text:style-name="T1"> </text:span>ﭧ<text:span text:style-name="T1"> </text:span>ﭨ<text:span text:style-name="T1"> </text:span>ﭩ<text:span text:style-name="T1"> </text:span>ﭪ<text:span text:style-name="T1"> </text:span>ﭫ<text:span text:style-name="T1"> </text:span>ﭬ<text:span text:style-name="T1"> </text:span>ﭭ</text:p>
      <text:p text:style-name="P31"><text:span text:style-name="T1"><text:s/></text:span>ﭮ<text:span text:style-name="T1"> </text:span>ﭯ<text:span text:style-name="T1"> </text:span>ﭰ<text:span text:style-name="T1"> </text:span>ﭱ<text:span text:style-name="T1"> </text:span>ﭲ<text:span text:style-name="T1"> </text:span>ﭳ<text:span text:style-name="T1"> </text:span>ﭴ<text:span text:style-name="T1"> </text:span>ﭵ<text:span text:style-name="T1"> </text:span>ﭶ<text:span text:style-name="T1"> </text:span>ﭷ</text:p>
      <text:p text:style-name="P31"><text:span text:style-name="T1"><text:s/></text:span>ﭸ<text:span text:style-name="T1"> </text:span>ﭹ<text:span text:style-name="T1"> </text:span>ﭺ<text:span text:style-name="T1"> </text:span>ﭻ<text:span text:style-name="T1"> </text:span>ﭼ<text:span text:style-name="T1"> </text:span>ﭽ<text:span text:style-name="T1"> </text:span>ﭾ<text:span text:style-name="T1"> </text:span>ﭿ<text:span text:style-name="T1"> </text:span>ﮀ<text:span text:style-name="T1"> </text:span>ﮁ<text:span text:style-name="T1"> </text:span>ﮂ</text:p>
      <text:p text:style-name="P31"><text:span text:style-name="T1"><text:s/></text:span>ﮃ<text:span text:style-name="T1"> </text:span>ﮄ<text:span text:style-name="T1"> </text:span>ﮅ<text:span text:style-name="T1"> </text:span>ﮆ<text:span text:style-name="T1"> </text:span>ﮇ<text:span text:style-name="T1"> </text:span>ﮈ<text:span text:style-name="T1"> </text:span>ﮉ<text:span text:style-name="T1"> </text:span>ﮊ<text:span text:style-name="T1"> </text:span>ﮋ<text:span text:style-name="T1"> </text:span>ﮌ<text:span text:style-name="T1"> </text:span>ﮍ</text:p>
      <text:p text:style-name="P31"><text:span text:style-name="T1"><text:s/></text:span>ﮎ<text:span text:style-name="T1"> </text:span>ﮏ<text:span text:style-name="T1"> </text:span>ﮐ<text:span text:style-name="T1"> </text:span>ﮑ<text:span text:style-name="T1"> </text:span>ﮒ<text:span text:style-name="T1"> </text:span>ﮓ<text:span text:style-name="T1"> </text:span>ﮔ<text:span text:style-name="T1"> </text:span>ﮕ<text:span text:style-name="T1"> </text:span>ﮖ<text:span text:style-name="T1"> </text:span>ﮗ<text:span text:style-name="T1"> </text:span>ﮘ</text:p>
      <text:p text:style-name="P31"><text:span text:style-name="T1"><text:s/></text:span>ﮙ<text:span text:style-name="T1"> </text:span>ﮚ<text:span text:style-name="T1"> </text:span>ﮛ<text:span text:style-name="T1"> </text:span>ﮜ<text:span text:style-name="T1"> </text:span>ﮝ<text:span text:style-name="T1"> </text:span>ﮞ<text:span text:style-name="T1"> </text:span>ﮟ<text:span text:style-name="T1"> </text:span>ﮠ<text:span text:style-name="T1"> </text:span>ﮡ<text:span text:style-name="T1"> </text:span>ﮢ<text:span text:style-name="T1"> </text:span>ﮣ<text:span text:style-name="T1"> </text:span>ﮤ</text:p>
      <text:p text:style-name="P31"><text:span text:style-name="T1"><text:s/></text:span>ﮥ<text:span text:style-name="T1"> </text:span>ﮦ<text:span text:style-name="T1"> </text:span>ﮧ<text:span text:style-name="T1"> </text:span>ﮨ<text:span text:style-name="T1"> </text:span>ﮩ<text:span text:style-name="T1"> </text:span>ﮪ<text:span text:style-name="T1"> </text:span>ﮫ<text:span text:style-name="T1"> </text:span>ﮬ<text:span text:style-name="T1"> </text:span>ﮭ</text:p>
      <text:p text:style-name="P31"><text:span text:style-name="T1"><text:s/></text:span>ﮮ<text:span text:style-name="T1"> </text:span>ﮯ<text:span text:style-name="T1"> </text:span>ﮰ<text:span text:style-name="T1"> </text:span>ﮱ<text:span text:style-name="T1"> </text:span>ﯓ<text:span text:style-name="T1"> </text:span>ﯔ<text:span text:style-name="T1"> </text:span>ﯕ<text:span text:style-name="T1"> </text:span>ﯖ<text:span text:style-name="T1"> </text:span>ﯗ<text:span text:style-name="T1"> </text:span>ﯘ<text:span text:style-name="T1"> </text:span>ﯙ<text:span text:style-name="T1"> </text:span>ﯚ</text:p>
      <text:p text:style-name="P52">ﮌﯦ</text:p>
      <text:p text:style-name="P52">ﭤﭥﭦ</text:p>
      <text:p text:style-name="P20"><text:span text:style-name="T35">ﯛ</text:span><text:span text:style-name="T1"> </text:span><text:span text:style-name="T35">ﯜ</text:span><text:span text:style-name="T1"> </text:span><text:span text:style-name="T35">ﯝ</text:span><text:span text:style-name="T1"> </text:span><text:span text:style-name="T35">ﯞ</text:span><text:span text:style-name="T1"> </text:span><text:span text:style-name="T35">ﯟ</text:span><text:span text:style-name="T1"> </text:span><text:span text:style-name="T35">ﯠﯡ</text:span><text:span text:style-name="T1"> </text:span><text:span text:style-name="T35">ﯢ</text:span><text:span text:style-name="T1"> </text:span><text:span text:style-name="T35">ﯣ</text:span><text:span text:style-name="T1"> </text:span><text:span text:style-name="T35">ﯤ</text:span><text:span text:style-name="T1"> </text:span><text:span text:style-name="T35">ﯥ</text:span><text:span text:style-name="T1"> </text:span><text:span text:style-name="T35">ﯦ</text:span><text:span text:style-name="T1"> </text:span><text:span text:style-name="T35">ﯧ</text:span></text:p>
      <text:p text:style-name="P20"><text:span text:style-name="T1"><text:s/></text:span><text:span text:style-name="T35">ﯨ ﯩﯪ</text:span><text:span text:style-name="T1"> </text:span><text:span text:style-name="T35">ﯫ</text:span><text:span text:style-name="T1"> </text:span><text:span text:style-name="T35">ﯬﯭ</text:span><text:span text:style-name="T1"> </text:span><text:span text:style-name="T35">ﯮ</text:span><text:span text:style-name="T1"> </text:span><text:span text:style-name="T35">ﯯ</text:span><text:span text:style-name="T1"> </text:span><text:span text:style-name="T35">ﯰ</text:span><text:span text:style-name="T1"> </text:span><text:span text:style-name="T35">ﯱ</text:span><text:span text:style-name="T1"> </text:span><text:span text:style-name="T35">ﯲ</text:span><text:span text:style-name="T1"> </text:span><text:span text:style-name="T35">ﯳ</text:span><text:span text:style-name="T1"> </text:span><text:span text:style-name="T35">ﯴ</text:span></text:p>
      <text:p text:style-name="P20"><text:span text:style-name="T1"><text:s/></text:span><text:span text:style-name="T35">ﯵ</text:span><text:span text:style-name="T1"> </text:span><text:span text:style-name="T35">ﯶ</text:span><text:span text:style-name="T1"> </text:span><text:span text:style-name="T35">ﯷ</text:span><text:span text:style-name="T1"> </text:span><text:span text:style-name="T35">ﯸﯹ</text:span><text:span text:style-name="T1"> </text:span><text:span text:style-name="T35">ﯺ</text:span><text:span text:style-name="T1"> </text:span><text:span text:style-name="T35">ﯻ</text:span><text:span text:style-name="T1"> </text:span><text:span text:style-name="T35">ﯼ</text:span><text:span text:style-name="T1"> </text:span><text:span text:style-name="T35">ﯽ</text:span><text:span text:style-name="T1"> </text:span><text:span text:style-name="T35">ﯾ</text:span></text:p>
      <text:p text:style-name="P40"><text:span text:style-name="T36">ﭑ</text:span><text:span text:style-name="T1"> </text:span><text:span text:style-name="T36">ﭒ</text:span><text:span text:style-name="T1"> </text:span><text:span text:style-name="T36">ﭓ</text:span><text:span text:style-name="T1"> </text:span><text:span text:style-name="T36">ﭔ</text:span><text:span text:style-name="T1"> </text:span><text:span text:style-name="T36">ﭕ</text:span><text:span text:style-name="T1"> </text:span><text:span text:style-name="T36">ﭖ</text:span><text:span text:style-name="T1"> </text:span><text:span text:style-name="T36">ﭗ</text:span><text:span text:style-name="T1"> </text:span><text:span text:style-name="T36">ﭘ</text:span><text:span text:style-name="T1"> </text:span><text:span text:style-name="T36">ﭙ</text:span><text:span text:style-name="T1"> </text:span><text:span text:style-name="T36">ﭚ</text:span></text:p>
      <text:p text:style-name="P21"><text:span text:style-name="T1"><text:s/></text:span><text:span text:style-name="T36">ﭛ</text:span><text:span text:style-name="T1"> </text:span><text:span text:style-name="T36">ﭜﭝ</text:span><text:span text:style-name="T1"> </text:span><text:span text:style-name="T36">ﭞ</text:span><text:span text:style-name="T1"> </text:span><text:span text:style-name="T36">ﭟ</text:span><text:span text:style-name="T1"> </text:span><text:span text:style-name="T36">ﭠ</text:span><text:span text:style-name="T1"> </text:span><text:span text:style-name="T36">ﭡ</text:span><text:span text:style-name="T1"> </text:span><text:span text:style-name="T36">ﭢ</text:span><text:span text:style-name="T1"> </text:span><text:span text:style-name="T36">ﭣ</text:span><text:span text:style-name="T1"> </text:span><text:span text:style-name="T36">ﭤ</text:span><text:span text:style-name="T1"> </text:span><text:span text:style-name="T36">ﭥ</text:span><text:span text:style-name="T1"> </text:span><text:span text:style-name="T36">ﭦ</text:span><text:span text:style-name="T1"> </text:span><text:span text:style-name="T36">ﭧ</text:span><text:span text:style-name="T1"> </text:span><text:span text:style-name="T36">ﭨ</text:span></text:p>
      <text:p text:style-name="P21"><text:span text:style-name="T1"><text:s/></text:span><text:span text:style-name="T36">ﭩ</text:span><text:span text:style-name="T1"> </text:span><text:span text:style-name="T36">ﭪ</text:span><text:span text:style-name="T1"> </text:span><text:span text:style-name="T36">ﭫ</text:span><text:span text:style-name="T1"> </text:span><text:span text:style-name="T36">ﭬﭭ</text:span><text:span text:style-name="T1"> </text:span><text:span text:style-name="T36">ﭮ</text:span><text:span text:style-name="T1"> </text:span><text:span text:style-name="T36">ﭯ</text:span><text:span text:style-name="T1"> </text:span><text:span text:style-name="T36">ﭰ</text:span><text:span text:style-name="T1"> </text:span><text:span text:style-name="T36">ﭱ</text:span><text:span text:style-name="T1"> </text:span><text:span text:style-name="T36">ﭲﭳ</text:span><text:span text:style-name="T1"> </text:span><text:span text:style-name="T36">ﭴ</text:span><text:span text:style-name="T1"> </text:span><text:span text:style-name="T36">ﭵ</text:span><text:span text:style-name="T1"> </text:span><text:span text:style-name="T36">ﭶ</text:span></text:p>
      <text:p text:style-name="P21"><text:span text:style-name="T1"><text:s/></text:span><text:span text:style-name="T36">ﭷ</text:span><text:span text:style-name="T1"> </text:span><text:span text:style-name="T36">ﭸ</text:span><text:span text:style-name="T1"> </text:span><text:span text:style-name="T36">ﭹ</text:span><text:span text:style-name="T1"> </text:span><text:span text:style-name="T36">ﭺ</text:span><text:span text:style-name="T1"> </text:span><text:span text:style-name="T36">ﭻ</text:span><text:span text:style-name="T1"> </text:span><text:span text:style-name="T36">ﭼﭽ</text:span><text:span text:style-name="T1"> </text:span><text:span text:style-name="T36">ﭾ</text:span><text:span text:style-name="T1"> </text:span><text:span text:style-name="T36">ﭿ</text:span><text:span text:style-name="T1"> </text:span><text:span text:style-name="T36">ﮀ</text:span><text:span text:style-name="T1"> </text:span><text:span text:style-name="T36">ﮁ</text:span></text:p>
      <text:p text:style-name="P21"><text:span text:style-name="T1"><text:s/></text:span><text:span text:style-name="T36">ﮂ</text:span><text:span text:style-name="T1"> </text:span><text:span text:style-name="T36">ﮃ</text:span><text:span text:style-name="T1"> </text:span><text:span text:style-name="T36">ﮄ</text:span><text:span text:style-name="T1"> </text:span><text:span text:style-name="T36">ﮅ</text:span><text:span text:style-name="T1"> </text:span><text:span text:style-name="T36">ﮆ</text:span><text:span text:style-name="T1"> </text:span><text:span text:style-name="T36">ﮇ</text:span><text:span text:style-name="T1"> </text:span><text:span text:style-name="T36">ﮈ</text:span><text:span text:style-name="T1"> </text:span><text:span text:style-name="T36">ﮉ</text:span><text:span text:style-name="T1"> </text:span><text:span text:style-name="T36">ﮊﮋ</text:span><text:span text:style-name="T1"> </text:span><text:span text:style-name="T36">ﮌ</text:span><text:span text:style-name="T1"> </text:span><text:span text:style-name="T36">ﮍ</text:span><text:span text:style-name="T1"> </text:span><text:span text:style-name="T36">ﮎ</text:span></text:p>
      <text:p text:style-name="P21"><text:span text:style-name="T1"><text:s/></text:span><text:span text:style-name="T36">ﮏ</text:span><text:span text:style-name="T1"> </text:span><text:span text:style-name="T36">ﮐ</text:span><text:span text:style-name="T1"> </text:span><text:span text:style-name="T36">ﮑ</text:span><text:span text:style-name="T1"> </text:span><text:span text:style-name="T36">ﮒ</text:span><text:span text:style-name="T1"> </text:span><text:span text:style-name="T36">ﮓ</text:span><text:span text:style-name="T1"> </text:span><text:span text:style-name="T36">ﮔ</text:span><text:span text:style-name="T1"> </text:span><text:span text:style-name="T36">ﮕ</text:span><text:span text:style-name="T1"> </text:span><text:span text:style-name="T36">ﮖ</text:span></text:p>
      <text:p text:style-name="P21"><text:span text:style-name="T1"><text:s/></text:span><text:span text:style-name="T36">ﮗ</text:span><text:span text:style-name="T1"> </text:span><text:span text:style-name="T36">ﮘﮙ</text:span><text:span text:style-name="T1"> </text:span><text:span text:style-name="T36">ﮚ</text:span><text:span text:style-name="T1"> </text:span><text:span text:style-name="T36">ﮛ</text:span><text:span text:style-name="T1"> </text:span><text:span text:style-name="T36">ﮜ</text:span><text:span text:style-name="T1"> </text:span><text:span text:style-name="T36">ﮝ</text:span><text:span text:style-name="T1"> </text:span><text:span text:style-name="T36">ﮞ</text:span><text:span text:style-name="T1"> </text:span><text:span text:style-name="T36">ﮟ</text:span><text:span text:style-name="T1"> </text:span><text:span text:style-name="T36">ﮠ</text:span><text:span text:style-name="T1"> </text:span><text:span text:style-name="T36">ﮡ</text:span></text:p>
      <text:p text:style-name="P21"><text:span text:style-name="T1"><text:s/></text:span><text:span text:style-name="T36">ﮢ</text:span><text:span text:style-name="T1"> </text:span><text:span text:style-name="T36">ﮣ</text:span><text:span text:style-name="T1"> </text:span><text:span text:style-name="T36">ﮤ</text:span><text:span text:style-name="T1"> </text:span><text:span text:style-name="T36">ﮥ</text:span><text:span text:style-name="T1"> </text:span><text:span text:style-name="T36">ﮦﮧ</text:span><text:span text:style-name="T1"> </text:span><text:span text:style-name="T36">ﮨ</text:span><text:span text:style-name="T1"> </text:span><text:span text:style-name="T36">ﮩ</text:span><text:span text:style-name="T1"> </text:span><text:span text:style-name="T36">ﮪ</text:span><text:span text:style-name="T1"> </text:span><text:span text:style-name="T36">ﮫ</text:span><text:span text:style-name="T1"> </text:span><text:span text:style-name="T36">ﮬ</text:span></text:p>
      <text:p text:style-name="P21"><text:span text:style-name="T1"><text:s/></text:span><text:span text:style-name="T36">ﮭ</text:span><text:span text:style-name="T1"> </text:span><text:span text:style-name="T36">ﮮ</text:span><text:span text:style-name="T1"> </text:span><text:span text:style-name="T36">ﮯ</text:span><text:span text:style-name="T1"> </text:span><text:span text:style-name="T36">ﮰ</text:span><text:span text:style-name="T1"> </text:span><text:span text:style-name="T36">ﮱ</text:span><text:span text:style-name="T1"> </text:span><text:span text:style-name="T36">ﯓ</text:span><text:span text:style-name="T1"> </text:span><text:span text:style-name="T36">ﯔ</text:span><text:span text:style-name="T1"> </text:span><text:span text:style-name="T36">ﯕ</text:span><text:span text:style-name="T1"> </text:span><text:span text:style-name="T36">ﯖ</text:span><text:span text:style-name="T1"> </text:span><text:span text:style-name="T36">ﯗ</text:span><text:span text:style-name="T1"> </text:span><text:span text:style-name="T36">ﯘ</text:span></text:p>
      <text:p text:style-name="P21"><text:span text:style-name="T1"><text:s/></text:span><text:span text:style-name="T36">ﯙ</text:span><text:span text:style-name="T1"> </text:span><text:span text:style-name="T36">ﯚ</text:span><text:span text:style-name="T1"> </text:span><text:span text:style-name="T36">ﯛ</text:span><text:span text:style-name="T1"> </text:span><text:span text:style-name="T36">ﯜ</text:span><text:span text:style-name="T1"> </text:span><text:span text:style-name="T36">ﯝ</text:span><text:span text:style-name="T1"> </text:span><text:span text:style-name="T36">ﯞ</text:span><text:span text:style-name="T1"> </text:span><text:span text:style-name="T36">ﯟﯠ</text:span><text:span text:style-name="T1"> </text:span><text:span text:style-name="T36">ﯡ</text:span><text:span text:style-name="T1"> </text:span><text:span text:style-name="T36">ﯢ</text:span><text:span text:style-name="T1"> </text:span><text:span text:style-name="T36">ﯣ</text:span></text:p>
      <text:p text:style-name="P21"><text:span text:style-name="T1"><text:s/></text:span><text:span text:style-name="T36">ﯤ</text:span><text:span text:style-name="T1"> </text:span><text:span text:style-name="T36">ﯥ</text:span><text:span text:style-name="T1"> </text:span><text:span text:style-name="T36">ﯦ</text:span><text:span text:style-name="T1"> </text:span><text:span text:style-name="T36">ﯧ</text:span><text:span text:style-name="T1"> </text:span><text:span text:style-name="T36">ﯨ</text:span><text:span text:style-name="T1"> </text:span><text:span text:style-name="T36">ﯩ</text:span><text:span text:style-name="T1"> </text:span><text:span text:style-name="T36">ﯪ</text:span><text:span text:style-name="T1"> </text:span><text:span text:style-name="T36">ﯫ</text:span><text:span text:style-name="T1"> </text:span><text:span text:style-name="T36">ﯬ</text:span><text:span text:style-name="T1"> </text:span><text:span text:style-name="T36">ﯭ</text:span><text:span text:style-name="T1"> </text:span><text:span text:style-name="T36">ﯮ</text:span><text:span text:style-name="T1"> </text:span><text:span text:style-name="T36">ﯯ</text:span></text:p>
      <text:p text:style-name="P21"><text:span text:style-name="T1"><text:s/></text:span><text:span text:style-name="T36">ﯰ</text:span><text:span text:style-name="T1"> </text:span><text:span text:style-name="T36">ﯱﯲ</text:span><text:span text:style-name="T1"> </text:span><text:span text:style-name="T36">ﯳ</text:span><text:span text:style-name="T1"> </text:span><text:span text:style-name="T36">ﯴ</text:span><text:span text:style-name="T1"> </text:span><text:span text:style-name="T36">ﯵ</text:span><text:span text:style-name="T1"> </text:span><text:span text:style-name="T36">ﯶ</text:span><text:span text:style-name="T1"> </text:span><text:span text:style-name="T36">ﯷ</text:span><text:span text:style-name="T1"> </text:span><text:span text:style-name="T36">ﯸ</text:span><text:span text:style-name="T1"> </text:span><text:span text:style-name="T36">ﯹ</text:span><text:span text:style-name="T1"> </text:span><text:span text:style-name="T36">ﯺ</text:span></text:p>
      <text:p text:style-name="P21"><text:span text:style-name="T1"><text:s/></text:span><text:span text:style-name="T36">ﯻﯼ</text:span><text:span text:style-name="T1"> </text:span><text:span text:style-name="T36">ﯽ</text:span><text:span text:style-name="T1"> </text:span><text:span text:style-name="T36">ﯾ</text:span><text:span text:style-name="T1"> </text:span><text:span text:style-name="T36">ﯿ</text:span><text:span text:style-name="T1"> </text:span><text:span text:style-name="T36">ﰀ</text:span><text:span text:style-name="T1"> </text:span><text:span text:style-name="T36">ﰁ</text:span><text:span text:style-name="T1"> </text:span><text:span text:style-name="T36">ﰂ</text:span><text:span text:style-name="T1"> </text:span><text:span text:style-name="T36">ﰃ</text:span><text:span text:style-name="T1"> </text:span><text:span text:style-name="T36">ﰄ</text:span><text:span text:style-name="T1"> </text:span><text:span text:style-name="T36">ﰅﰆ</text:span></text:p>
      <text:p text:style-name="P21"><text:span text:style-name="T1"><text:s/></text:span><text:span text:style-name="T36">ﰇ</text:span><text:span text:style-name="T1"> </text:span><text:span text:style-name="T36">ﰈ</text:span><text:span text:style-name="T1"> </text:span><text:span text:style-name="T36">ﰉ</text:span><text:span text:style-name="T1"> </text:span><text:span text:style-name="T36">ﰊﰋ</text:span><text:span text:style-name="T1"> </text:span><text:span text:style-name="T36">ﰌ</text:span><text:span text:style-name="T1"> </text:span><text:span text:style-name="T36">ﰍ</text:span><text:span text:style-name="T1"> </text:span><text:span text:style-name="T36">ﰎ</text:span><text:span text:style-name="T1"> </text:span><text:span text:style-name="T36">ﰏ</text:span><text:span text:style-name="T1"> </text:span><text:span text:style-name="T36">ﰐ</text:span><text:span text:style-name="T1"> </text:span><text:span text:style-name="T36">ﰑ</text:span><text:span text:style-name="T1"> </text:span><text:span text:style-name="T36">ﰒ</text:span></text:p>
      <text:p text:style-name="P21"><text:span text:style-name="T1"><text:s/></text:span><text:span text:style-name="T36">ﰓ</text:span><text:span text:style-name="T1"> </text:span><text:span text:style-name="T36">ﰔ</text:span><text:span text:style-name="T1"> </text:span><text:span text:style-name="T36">ﰕ</text:span><text:span text:style-name="T1"> </text:span><text:span text:style-name="T36">ﰖ</text:span><text:span text:style-name="T1"> </text:span><text:span text:style-name="T36">ﰗ</text:span><text:span text:style-name="T1"> </text:span><text:span text:style-name="T36">ﰘ</text:span><text:span text:style-name="T1"> </text:span><text:span text:style-name="T36">ﰙ</text:span><text:span text:style-name="T1"> </text:span><text:span text:style-name="T36">ﰚ</text:span><text:span text:style-name="T1"> </text:span><text:span text:style-name="T36">ﰛ</text:span><text:span text:style-name="T1"> </text:span><text:span text:style-name="T36">ﰜ</text:span><text:span text:style-name="T1"> </text:span><text:span text:style-name="T36">ﰝ</text:span></text:p>
      <text:p text:style-name="P41"><text:span text:style-name="T37">ﭑ</text:span><text:span text:style-name="T1"> </text:span><text:span text:style-name="T37">ﭒ</text:span><text:span text:style-name="T1"> </text:span><text:span text:style-name="T37">ﭓ</text:span><text:span text:style-name="T1"> </text:span><text:span text:style-name="T37">ﭔ</text:span><text:span text:style-name="T1"> </text:span><text:span text:style-name="T37">ﭕ</text:span><text:span text:style-name="T1"> </text:span><text:span text:style-name="T37">ﭖ</text:span><text:span text:style-name="T1"> </text:span><text:span text:style-name="T37">ﭗ</text:span><text:span text:style-name="T1"> </text:span><text:span text:style-name="T37">ﭘ</text:span></text:p>
      <text:p text:style-name="P22"><text:span text:style-name="T1"><text:s/></text:span><text:span text:style-name="T37">ﭙ</text:span><text:span text:style-name="T1"> </text:span><text:span text:style-name="T37">ﭚ</text:span><text:span text:style-name="T1"> </text:span><text:span text:style-name="T37">ﭛ</text:span><text:span text:style-name="T1"> </text:span><text:span text:style-name="T37">ﭜ</text:span><text:span text:style-name="T1"> </text:span><text:span text:style-name="T37">ﭝ</text:span><text:span text:style-name="T1"> </text:span><text:span text:style-name="T37">ﭞ</text:span><text:span text:style-name="T1"> </text:span><text:span text:style-name="T37">ﭟ</text:span><text:span text:style-name="T1"> </text:span><text:span text:style-name="T37">ﭠ</text:span><text:span text:style-name="T1"> </text:span><text:span text:style-name="T37">ﭡ</text:span></text:p>
      <text:p text:style-name="P22"><text:span text:style-name="T1"><text:s/></text:span><text:span text:style-name="T37">ﭢﭣ</text:span><text:span text:style-name="T1"> </text:span><text:span text:style-name="T37">ﭤ</text:span><text:span text:style-name="T1"> </text:span><text:span text:style-name="T37">ﭥ</text:span><text:span text:style-name="T1"> </text:span><text:span text:style-name="T37">ﭦ</text:span><text:span text:style-name="T1"> </text:span><text:span text:style-name="T37">ﭧ</text:span><text:span text:style-name="T1"> </text:span><text:span text:style-name="T37">ﭨ</text:span><text:span text:style-name="T1"> </text:span><text:span text:style-name="T37">ﭩ</text:span><text:span text:style-name="T1"> </text:span><text:span text:style-name="T37">ﭪ</text:span><text:span text:style-name="T1"> </text:span><text:span text:style-name="T37">ﭫ</text:span><text:span text:style-name="T1"> </text:span><text:span text:style-name="T37">ﭬ</text:span></text:p>
      <text:p text:style-name="P22"><text:span text:style-name="T1"><text:s/></text:span><text:span text:style-name="T37">ﭭ</text:span><text:span text:style-name="T1"> </text:span><text:span text:style-name="T37">ﭮ</text:span><text:span text:style-name="T1"> </text:span><text:span text:style-name="T37">ﭯ</text:span><text:span text:style-name="T1"> </text:span><text:span text:style-name="T37">ﭰ</text:span><text:span text:style-name="T1"> </text:span><text:span text:style-name="T37">ﭱ</text:span><text:span text:style-name="T1"> </text:span><text:span text:style-name="T37">ﭲ</text:span><text:span text:style-name="T1"> </text:span><text:span text:style-name="T37">ﭳ</text:span><text:span text:style-name="T1"> </text:span><text:span text:style-name="T37">ﭴ</text:span><text:span text:style-name="T1"> </text:span><text:span text:style-name="T37">ﭵ</text:span></text:p>
      <text:p text:style-name="P22"><text:span text:style-name="T1"><text:s/></text:span><text:span text:style-name="T37">ﭶ</text:span><text:span text:style-name="T1"> </text:span><text:span text:style-name="T37">ﭷ</text:span><text:span text:style-name="T1"> </text:span><text:span text:style-name="T37">ﭸ</text:span><text:span text:style-name="T1"> </text:span><text:span text:style-name="T37">ﭹ</text:span><text:span text:style-name="T1"> </text:span><text:span text:style-name="T37">ﭺ</text:span><text:span text:style-name="T1"> </text:span><text:span text:style-name="T37">ﭻ</text:span><text:span text:style-name="T1"> </text:span><text:span text:style-name="T37">ﭼ</text:span><text:span text:style-name="T1"> </text:span><text:span text:style-name="T37">ﭽ</text:span><text:span text:style-name="T1"> </text:span><text:span text:style-name="T37">ﭾ</text:span><text:span text:style-name="T1"> </text:span><text:span text:style-name="T37">ﭿ</text:span></text:p>
      <text:p text:style-name="P22"><text:span text:style-name="T1"><text:s/></text:span><text:span text:style-name="T37">ﮀ</text:span><text:span text:style-name="T1"> </text:span><text:span text:style-name="T37">ﮁ</text:span><text:span text:style-name="T1"> </text:span><text:span text:style-name="T37">ﮂ</text:span><text:span text:style-name="T1"> </text:span><text:span text:style-name="T37">ﮃ</text:span><text:span text:style-name="T1"> </text:span><text:span text:style-name="T37">ﮄ</text:span><text:span text:style-name="T1"> </text:span><text:span text:style-name="T37">ﮅ</text:span><text:span text:style-name="T1"> </text:span><text:span text:style-name="T37">ﮆ</text:span><text:span text:style-name="T1"> </text:span><text:span text:style-name="T37">ﮇ</text:span><text:span text:style-name="T1"> </text:span><text:span text:style-name="T37">ﮈﮉ</text:span><text:span text:style-name="T1"> </text:span><text:span text:style-name="T37">ﮊ</text:span><text:span text:style-name="T1"> </text:span><text:span text:style-name="T37">ﮋ</text:span></text:p>
      <text:p text:style-name="P22"><text:span text:style-name="T1"><text:s/></text:span><text:span text:style-name="T37">ﮌ</text:span><text:span text:style-name="T1"> </text:span><text:span text:style-name="T37">ﮍ</text:span><text:span text:style-name="T1"> </text:span><text:span text:style-name="T37">ﮎ</text:span><text:span text:style-name="T1"> </text:span><text:span text:style-name="T37">ﮏ</text:span><text:span text:style-name="T1"> </text:span><text:span text:style-name="T37">ﮐ</text:span><text:span text:style-name="T1"> </text:span><text:span text:style-name="T37">ﮑ</text:span><text:span text:style-name="T1"> </text:span><text:span text:style-name="T37">ﮒ</text:span></text:p>
      <text:p text:style-name="P22"><text:span text:style-name="T1"><text:s/></text:span><text:span text:style-name="T37">ﮓ</text:span><text:span text:style-name="T1"> </text:span><text:span text:style-name="T37">ﮔ</text:span><text:span text:style-name="T1"> </text:span><text:span text:style-name="T37">ﮕ</text:span><text:span text:style-name="T1"> </text:span><text:span text:style-name="T37">ﮖ</text:span><text:span text:style-name="T1"> </text:span><text:span text:style-name="T37">ﮗ</text:span><text:span text:style-name="T1"> </text:span><text:span text:style-name="T37">ﮘ</text:span><text:span text:style-name="T1"> </text:span><text:span text:style-name="T37">ﮙ</text:span><text:span text:style-name="T1"> </text:span><text:span text:style-name="T37">ﮚ</text:span><text:span text:style-name="T1"> </text:span><text:span text:style-name="T37">ﮛ</text:span><text:span text:style-name="T1"> </text:span><text:span text:style-name="T37">ﮜ</text:span><text:span text:style-name="T1"> </text:span><text:span text:style-name="T37">ﮝ</text:span><text:span text:style-name="T1"> </text:span><text:span text:style-name="T37">ﮞ</text:span></text:p>
      <text:p text:style-name="P22"><text:span text:style-name="T1"><text:s/></text:span><text:span text:style-name="T37">ﮟ</text:span><text:span text:style-name="T1"> </text:span><text:span text:style-name="T37">ﮠ</text:span><text:span text:style-name="T1"> </text:span><text:span text:style-name="T37">ﮡ</text:span><text:span text:style-name="T1"> </text:span><text:span text:style-name="T37">ﮢ</text:span><text:span text:style-name="T1"> </text:span><text:span text:style-name="T37">ﮣﮤ</text:span><text:span text:style-name="T1"> </text:span><text:span text:style-name="T37">ﮥ</text:span><text:span text:style-name="T1"> </text:span><text:span text:style-name="T37">ﮦﮧ</text:span><text:span text:style-name="T1"> </text:span><text:span text:style-name="T37">ﮨ</text:span><text:span text:style-name="T1"> </text:span><text:span text:style-name="T37">ﮩﮪ</text:span></text:p>
      <text:p text:style-name="P22"><text:span text:style-name="T1"><text:s/></text:span><text:span text:style-name="T37">ﮫ</text:span><text:span text:style-name="T1"> </text:span><text:span text:style-name="T37">ﮬ</text:span><text:span text:style-name="T1"> </text:span><text:span text:style-name="T37">ﮭ</text:span><text:span text:style-name="T1"> </text:span><text:span text:style-name="T37">ﮮ</text:span><text:span text:style-name="T1"> </text:span><text:span text:style-name="T37">ﮯ</text:span><text:span text:style-name="T1"> </text:span><text:span text:style-name="T37">ﮰ</text:span><text:span text:style-name="T1"> </text:span><text:span text:style-name="T37">ﮱ</text:span><text:span text:style-name="T1"> </text:span><text:span text:style-name="T37">ﯓ</text:span><text:span text:style-name="T1"> </text:span><text:span text:style-name="T37">ﯔ</text:span><text:span text:style-name="T1"> </text:span><text:span text:style-name="T37">ﯕ</text:span></text:p>
      <text:p text:style-name="P22"><text:span text:style-name="T1"><text:s/></text:span><text:span text:style-name="T37">ﯖ</text:span><text:span text:style-name="T1"> </text:span><text:span text:style-name="T37">ﯗ</text:span><text:span text:style-name="T1"> </text:span><text:span text:style-name="T37">ﯘ</text:span><text:span text:style-name="T1"> </text:span><text:span text:style-name="T37">ﯙ</text:span><text:span text:style-name="T1"> </text:span><text:span text:style-name="T37">ﯚ</text:span><text:span text:style-name="T1"> </text:span><text:span text:style-name="T37">ﯛ</text:span><text:span text:style-name="T1"> </text:span><text:span text:style-name="T37">ﯜ</text:span><text:span text:style-name="T1"> </text:span><text:span text:style-name="T37">ﯝ</text:span><text:span text:style-name="T1"> </text:span><text:span text:style-name="T37">ﯞ</text:span><text:span text:style-name="T1"> </text:span><text:span text:style-name="T37">ﯟ</text:span></text:p>
      <text:p text:style-name="P22"><text:span text:style-name="T1"><text:s/></text:span><text:span text:style-name="T37">ﯠ</text:span><text:span text:style-name="T1"> </text:span><text:span text:style-name="T37">ﯡ</text:span><text:span text:style-name="T1"> </text:span><text:span text:style-name="T37">ﯢ</text:span><text:span text:style-name="T1"> </text:span><text:span text:style-name="T37">ﯣ</text:span><text:span text:style-name="T1"> </text:span><text:span text:style-name="T37">ﯤ</text:span><text:span text:style-name="T1"> </text:span><text:span text:style-name="T37">ﯥ</text:span><text:span text:style-name="T1"> </text:span><text:span text:style-name="T37">ﯦ</text:span><text:span text:style-name="T1"> </text:span><text:span text:style-name="T37">ﯧ</text:span><text:span text:style-name="T1"> </text:span><text:span text:style-name="T37">ﯨﯩ</text:span><text:span text:style-name="T1"> </text:span><text:span text:style-name="T37">ﯪ</text:span></text:p>
      <text:p text:style-name="P22"><text:span text:style-name="T1"><text:s/></text:span><text:span text:style-name="T37">ﯫ</text:span><text:span text:style-name="T1"> </text:span><text:span text:style-name="T37">ﯬ</text:span><text:span text:style-name="T1"> </text:span><text:span text:style-name="T37">ﯭ</text:span><text:span text:style-name="T1"> </text:span><text:span text:style-name="T37">ﯮ</text:span><text:span text:style-name="T1"> </text:span><text:span text:style-name="T37">ﯯ</text:span><text:span text:style-name="T1"> </text:span><text:span text:style-name="T37">ﯰ</text:span><text:span text:style-name="T1"> </text:span><text:span text:style-name="T37">ﯱ</text:span><text:span text:style-name="T1"> </text:span><text:span text:style-name="T37">ﯲ</text:span><text:span text:style-name="T1"> </text:span><text:span text:style-name="T37">ﯳ</text:span><text:span text:style-name="T1"> </text:span><text:span text:style-name="T37">ﯴﯵ</text:span><text:span text:style-name="T1"> </text:span><text:span text:style-name="T37">ﯶ</text:span><text:span text:style-name="T1"> </text:span><text:span text:style-name="T37">ﯷ</text:span></text:p>
      <text:p text:style-name="P22"><text:span text:style-name="T1"><text:s/></text:span><text:span text:style-name="T37">ﯸ</text:span><text:span text:style-name="T1"> </text:span><text:span text:style-name="T37">ﯹ</text:span><text:span text:style-name="T1"> </text:span><text:span text:style-name="T37">ﯺ</text:span><text:span text:style-name="T1"> </text:span><text:span text:style-name="T37">ﯻ</text:span><text:span text:style-name="T1"> </text:span><text:span text:style-name="T37">ﯼ</text:span><text:span text:style-name="T1"> </text:span><text:span text:style-name="T37">ﯽ</text:span><text:span text:style-name="T1"> </text:span><text:span text:style-name="T37">ﯾ</text:span><text:span text:style-name="T1"> </text:span><text:span text:style-name="T37">ﯿ</text:span></text:p>
      <text:p text:style-name="P22"><text:span text:style-name="T1"><text:s/></text:span><text:span text:style-name="T37">ﰀ</text:span><text:span text:style-name="T1"> </text:span><text:span text:style-name="T37">ﰁ</text:span><text:span text:style-name="T1"> </text:span><text:span text:style-name="T37">ﰂ</text:span><text:span text:style-name="T1"> </text:span><text:span text:style-name="T37">ﰃ</text:span><text:span text:style-name="T1"> </text:span><text:span text:style-name="T37">ﰄ</text:span><text:span text:style-name="T1"> </text:span><text:span text:style-name="T37">ﰅ</text:span><text:span text:style-name="T1"> </text:span><text:span text:style-name="T37">ﰆ</text:span><text:span text:style-name="T1"> </text:span><text:span text:style-name="T37">ﰇ</text:span><text:span text:style-name="T1"> </text:span><text:span text:style-name="T37">ﰈ</text:span><text:span text:style-name="T1"> </text:span><text:span text:style-name="T37">ﰉ</text:span></text:p>
      <text:p text:style-name="P42"><text:span text:style-name="T38">ﭑ</text:span><text:span text:style-name="T1"> </text:span><text:span text:style-name="T38">ﭒ</text:span><text:span text:style-name="T1"> </text:span><text:span text:style-name="T38">ﭓ</text:span><text:span text:style-name="T1"> </text:span><text:span text:style-name="T38">ﭔ</text:span><text:span text:style-name="T1"> </text:span><text:span text:style-name="T38">ﭕ</text:span><text:span text:style-name="T1"> </text:span><text:span text:style-name="T38">ﭖ</text:span><text:span text:style-name="T1"> </text:span><text:span text:style-name="T38">ﭗﭘ</text:span><text:span text:style-name="T1"> </text:span><text:span text:style-name="T38">ﭙ</text:span></text:p>
      <text:p text:style-name="P23"><text:span text:style-name="T1"><text:s/></text:span><text:span text:style-name="T38">ﭚ</text:span><text:span text:style-name="T1"> </text:span><text:span text:style-name="T38">ﭛ</text:span><text:span text:style-name="T1"> </text:span><text:span text:style-name="T38">ﭜ</text:span><text:span text:style-name="T1"> </text:span><text:span text:style-name="T38">ﭝ</text:span><text:span text:style-name="T1"> </text:span><text:span text:style-name="T38">ﭞﭟ</text:span><text:span text:style-name="T1"> </text:span><text:span text:style-name="T38">ﭠ</text:span><text:span text:style-name="T1"> </text:span><text:span text:style-name="T38">ﭡ</text:span><text:span text:style-name="T1"> </text:span><text:span text:style-name="T38">ﭢ</text:span></text:p>
      <text:p text:style-name="P23"><text:span text:style-name="T1"><text:s/></text:span><text:span text:style-name="T38">ﭣ</text:span><text:span text:style-name="T1"> </text:span><text:span text:style-name="T38">ﭤ</text:span><text:span text:style-name="T1"> </text:span><text:span text:style-name="T38">ﭥ</text:span><text:span text:style-name="T1"> </text:span><text:span text:style-name="T38">ﭦ</text:span><text:span text:style-name="T1"> </text:span><text:span text:style-name="T38">ﭧ</text:span><text:span text:style-name="T1"> </text:span><text:span text:style-name="T38">ﭨ</text:span><text:span text:style-name="T1"> </text:span><text:span text:style-name="T38">ﭩ</text:span><text:span text:style-name="T1"> </text:span><text:span text:style-name="T38">ﭪ</text:span></text:p>
      <text:p text:style-name="P23"><text:span text:style-name="T1"><text:s/></text:span><text:span text:style-name="T38">ﭫ</text:span><text:span text:style-name="T1"> </text:span><text:span text:style-name="T38">ﭬ</text:span><text:span text:style-name="T1"> </text:span><text:span text:style-name="T38">ﭭ</text:span><text:span text:style-name="T1"> </text:span><text:span text:style-name="T38">ﭮ</text:span><text:span text:style-name="T1"> </text:span><text:span text:style-name="T38">ﭯ</text:span><text:span text:style-name="T1"> </text:span><text:span text:style-name="T38">ﭰ</text:span><text:span text:style-name="T1"> </text:span><text:span text:style-name="T38">ﭱ</text:span><text:span text:style-name="T1"> </text:span><text:span text:style-name="T38">ﭲ</text:span><text:span text:style-name="T1"> </text:span><text:span text:style-name="T38">ﭳ</text:span></text:p>
      <text:p text:style-name="P23"><text:span text:style-name="T1"><text:s/></text:span><text:span text:style-name="T38">ﭴﭵ</text:span><text:span text:style-name="T1"> </text:span><text:span text:style-name="T38">ﭶ</text:span><text:span text:style-name="T1"> </text:span><text:span text:style-name="T38">ﭷ</text:span><text:span text:style-name="T1"> </text:span><text:span text:style-name="T38">ﭸ</text:span><text:span text:style-name="T1"> </text:span><text:span text:style-name="T38">ﭹ</text:span><text:span text:style-name="T1"> </text:span><text:span text:style-name="T38">ﭺ</text:span><text:span text:style-name="T1"> </text:span><text:span text:style-name="T38">ﭻ</text:span><text:span text:style-name="T1"> </text:span><text:span text:style-name="T38">ﭼ</text:span><text:span text:style-name="T1"> </text:span><text:span text:style-name="T38">ﭽ</text:span></text:p>
      <text:p text:style-name="P23"><text:span text:style-name="T1"><text:s/></text:span><text:span text:style-name="T38">ﭾ</text:span><text:span text:style-name="T1"> </text:span><text:span text:style-name="T38">ﭿ</text:span><text:span text:style-name="T1"> </text:span><text:span text:style-name="T38">ﮀ</text:span><text:span text:style-name="T1"> </text:span><text:span text:style-name="T38">ﮁﮂ</text:span><text:span text:style-name="T1"> </text:span><text:span text:style-name="T38">ﮃ</text:span><text:span text:style-name="T1"> </text:span><text:span text:style-name="T38">ﮄ</text:span><text:span text:style-name="T1"> </text:span><text:span text:style-name="T38">ﮅ</text:span><text:span text:style-name="T1"> </text:span><text:span text:style-name="T38">ﮆ</text:span><text:span text:style-name="T1"> </text:span><text:span text:style-name="T38">ﮇ</text:span></text:p>
      <text:p text:style-name="P23"><text:span text:style-name="T1"><text:s/></text:span><text:span text:style-name="T38">ﮈ</text:span><text:span text:style-name="T1"> </text:span><text:span text:style-name="T38">ﮉ</text:span><text:span text:style-name="T1"> </text:span><text:span text:style-name="T38">ﮊﮋ</text:span><text:span text:style-name="T1"> </text:span><text:span text:style-name="T38">ﮌ</text:span><text:span text:style-name="T1"> </text:span><text:span text:style-name="T38">ﮍ</text:span><text:span text:style-name="T1"> </text:span><text:span text:style-name="T38">ﮎ</text:span><text:span text:style-name="T1"> </text:span><text:span text:style-name="T38">ﮏ</text:span><text:span text:style-name="T1"> </text:span><text:span text:style-name="T38">ﮐ</text:span><text:span text:style-name="T1"> </text:span><text:span text:style-name="T38">ﮑ</text:span><text:span text:style-name="T1"> </text:span><text:span text:style-name="T38">ﮒ</text:span></text:p>
      <text:p text:style-name="P23"><text:span text:style-name="T1"><text:s/></text:span><text:span text:style-name="T38">ﮓ</text:span><text:span text:style-name="T1"> </text:span><text:span text:style-name="T38">ﮔ</text:span><text:span text:style-name="T1"> </text:span><text:span text:style-name="T38">ﮕ</text:span><text:span text:style-name="T1"> </text:span><text:span text:style-name="T38">ﮖ</text:span><text:span text:style-name="T1"> </text:span><text:span text:style-name="T38">ﮗ</text:span><text:span text:style-name="T1"> </text:span><text:span text:style-name="T38">ﮘ</text:span><text:span text:style-name="T1"> </text:span><text:span text:style-name="T38">ﮙ</text:span><text:span text:style-name="T1"> </text:span><text:span text:style-name="T38">ﮚ</text:span><text:span text:style-name="T1"> </text:span><text:span text:style-name="T38">ﮛ</text:span></text:p>
      <text:p text:style-name="P23"><text:span text:style-name="T1"><text:s/></text:span><text:span text:style-name="T38">ﮜ</text:span><text:span text:style-name="T1"> </text:span><text:span text:style-name="T38">ﮝ</text:span><text:span text:style-name="T1"> </text:span><text:span text:style-name="T38">ﮞ</text:span><text:span text:style-name="T1"> </text:span><text:span text:style-name="T38">ﮟ</text:span><text:span text:style-name="T1"> </text:span><text:span text:style-name="T38">ﮠ</text:span><text:span text:style-name="T1"> </text:span><text:span text:style-name="T38">ﮡﮢ</text:span><text:span text:style-name="T1"> </text:span><text:span text:style-name="T38">ﮣ</text:span><text:span text:style-name="T1"> </text:span><text:span text:style-name="T38">ﮤ</text:span></text:p>
      <text:p text:style-name="P23"><text:span text:style-name="T38">ﮥ</text:span><text:span text:style-name="T1"> </text:span><text:span text:style-name="T38">ﮦ</text:span><text:span text:style-name="T1"> </text:span><text:span text:style-name="T38">ﮧ</text:span><text:span text:style-name="T1"> </text:span><text:span text:style-name="T38">ﮨﮩ</text:span><text:span text:style-name="T1"> </text:span><text:span text:style-name="T38">ﮪ</text:span><text:span text:style-name="T1"> </text:span><text:span text:style-name="T38">ﮫ</text:span><text:span text:style-name="T1"> </text:span><text:span text:style-name="T38">ﮬ</text:span><text:span text:style-name="T1"> </text:span><text:span text:style-name="T38">ﮭ</text:span><text:span text:style-name="T1"> </text:span><text:span text:style-name="T38">ﮮ</text:span><text:span text:style-name="T1"> </text:span><text:span text:style-name="T38">ﮯ</text:span><text:span text:style-name="T1"> </text:span><text:span text:style-name="T38">ﮰ</text:span></text:p>
      <text:p text:style-name="P23"><text:span text:style-name="T1"><text:s/></text:span><text:span text:style-name="T38">ﮱ</text:span><text:span text:style-name="T1"> </text:span><text:span text:style-name="T38">ﯓ</text:span><text:span text:style-name="T1"> </text:span><text:span text:style-name="T38">ﯔ</text:span><text:span text:style-name="T1"> </text:span><text:span text:style-name="T38">ﯕ</text:span><text:span text:style-name="T1"> </text:span><text:span text:style-name="T38">ﯖ</text:span><text:span text:style-name="T1"> </text:span><text:span text:style-name="T38">ﯗ</text:span><text:span text:style-name="T1"> </text:span><text:span text:style-name="T38">ﯘ</text:span><text:span text:style-name="T1"> </text:span><text:span text:style-name="T38">ﯙ</text:span><text:span text:style-name="T1"> </text:span><text:span text:style-name="T38">ﯚ</text:span><text:span text:style-name="T1"> </text:span><text:span text:style-name="T38">ﯛ</text:span><text:span text:style-name="T1"> </text:span><text:span text:style-name="T38">ﯜ</text:span></text:p>
      <text:p text:style-name="P23"><text:span text:style-name="T1"><text:s/></text:span><text:span text:style-name="T38">ﯝ</text:span><text:span text:style-name="T1"> </text:span><text:span text:style-name="T38">ﯞ</text:span><text:span text:style-name="T1"> </text:span><text:span text:style-name="T38">ﯟﯠ</text:span><text:span text:style-name="T1"> </text:span><text:span text:style-name="T38">ﯡ</text:span><text:span text:style-name="T1"> </text:span><text:span text:style-name="T38">ﯢ</text:span><text:span text:style-name="T1"> </text:span><text:span text:style-name="T38">ﯣ</text:span><text:span text:style-name="T1"> </text:span><text:span text:style-name="T38">ﯤ</text:span><text:span text:style-name="T1"> </text:span><text:span text:style-name="T38">ﯥ</text:span><text:span text:style-name="T1"> </text:span><text:span text:style-name="T38">ﯦ</text:span><text:span text:style-name="T1"> </text:span><text:span text:style-name="T38">ﯧ</text:span></text:p>
      <text:p text:style-name="P23"><text:span text:style-name="T1"><text:s/></text:span><text:span text:style-name="T38">ﯨ</text:span><text:span text:style-name="T1"> </text:span><text:span text:style-name="T38">ﯩ</text:span><text:span text:style-name="T1"> </text:span><text:span text:style-name="T38">ﯪ</text:span><text:span text:style-name="T1"> </text:span><text:span text:style-name="T38">ﯫ</text:span><text:span text:style-name="T1"> </text:span><text:span text:style-name="T38">ﯬ</text:span><text:span text:style-name="T1"> </text:span><text:span text:style-name="T38">ﯭ</text:span><text:span text:style-name="T1"> </text:span><text:span text:style-name="T38">ﯮ</text:span><text:span text:style-name="T1"> </text:span><text:span text:style-name="T38">ﯯﯰ</text:span><text:span text:style-name="T1"> </text:span><text:span text:style-name="T38">ﯱ</text:span></text:p>
      <text:p text:style-name="P23"><text:span text:style-name="T38">ﯲ</text:span><text:span text:style-name="T1"> </text:span><text:span text:style-name="T38">ﯳ</text:span><text:span text:style-name="T1"> </text:span><text:span text:style-name="T38">ﯴ</text:span><text:span text:style-name="T1"> </text:span><text:span text:style-name="T38">ﯵ</text:span><text:span text:style-name="T1"> </text:span><text:span text:style-name="T38">ﯶ</text:span><text:span text:style-name="T1"> </text:span><text:span text:style-name="T38">ﯷ</text:span><text:span text:style-name="T1"> </text:span><text:span text:style-name="T38">ﯸ</text:span><text:span text:style-name="T1"> </text:span><text:span text:style-name="T38">ﯹ</text:span><text:span text:style-name="T1"> </text:span><text:span text:style-name="T38">ﯺ</text:span></text:p>
      <text:p text:style-name="P23"><text:span text:style-name="T1"><text:s/></text:span><text:span text:style-name="T38">ﯻ</text:span><text:span text:style-name="T1"> </text:span><text:span text:style-name="T38">ﯼﯽ</text:span><text:span text:style-name="T1"> </text:span><text:span text:style-name="T38">ﯾ</text:span><text:span text:style-name="T1"> </text:span><text:span text:style-name="T38">ﯿ</text:span><text:span text:style-name="T1"> </text:span><text:span text:style-name="T38">ﰀ</text:span><text:span text:style-name="T1"> </text:span><text:span text:style-name="T38">ﰁ</text:span><text:span text:style-name="T1"> </text:span><text:span text:style-name="T38">ﰂ</text:span><text:span text:style-name="T1"> </text:span><text:span text:style-name="T38">ﰃ</text:span><text:span text:style-name="T1"> </text:span><text:span text:style-name="T38">ﰄ</text:span><text:span text:style-name="T1"> </text:span><text:span text:style-name="T38">ﰅ</text:span></text:p>
      <text:p text:style-name="P43"><text:span text:style-name="T39">ﭑ</text:span><text:span text:style-name="T1"> </text:span><text:span text:style-name="T39">ﭒ</text:span><text:span text:style-name="T1"> </text:span><text:span text:style-name="T39">ﭓ</text:span><text:span text:style-name="T1"> </text:span><text:span text:style-name="T39">ﭔ</text:span><text:span text:style-name="T1"> </text:span><text:span text:style-name="T39">ﭕ</text:span><text:span text:style-name="T1"> </text:span><text:span text:style-name="T39">ﭖ</text:span><text:span text:style-name="T1"> </text:span><text:span text:style-name="T39">ﭗ</text:span></text:p>
      <text:p text:style-name="P24"><text:span text:style-name="T1"><text:s/></text:span><text:span text:style-name="T39">ﭘ</text:span><text:span text:style-name="T1"> </text:span><text:span text:style-name="T39">ﭙ</text:span><text:span text:style-name="T1"> </text:span><text:span text:style-name="T39">ﭚ</text:span><text:span text:style-name="T1"> </text:span><text:span text:style-name="T39">ﭛﭜ</text:span><text:span text:style-name="T1"> </text:span><text:span text:style-name="T39">ﭝ</text:span><text:span text:style-name="T1"> </text:span><text:span text:style-name="T39">ﭞ</text:span><text:span text:style-name="T1"> </text:span><text:span text:style-name="T39">ﭟ</text:span></text:p>
      <text:p text:style-name="P24"><text:span text:style-name="T1"><text:s/></text:span><text:span text:style-name="T39">ﭠ</text:span><text:span text:style-name="T1"> </text:span><text:span text:style-name="T39">ﭡ</text:span><text:span text:style-name="T1"> </text:span><text:span text:style-name="T39">ﭢ</text:span><text:span text:style-name="T1"> </text:span><text:span text:style-name="T39">ﭣ</text:span><text:span text:style-name="T1"> </text:span><text:span text:style-name="T39">ﭤ</text:span><text:span text:style-name="T1"> </text:span><text:span text:style-name="T39">ﭥ</text:span><text:span text:style-name="T1"> </text:span><text:span text:style-name="T39">ﭦ</text:span><text:span text:style-name="T1"> </text:span><text:span text:style-name="T39">ﭧ</text:span><text:span text:style-name="T1"> </text:span><text:span text:style-name="T39">ﭨ</text:span></text:p>
      <text:p text:style-name="P24"><text:span text:style-name="T1"><text:s/></text:span><text:span text:style-name="T39">ﭩﭪ</text:span><text:span text:style-name="T1"> </text:span><text:span text:style-name="T39">ﭫ</text:span><text:span text:style-name="T1"> </text:span><text:span text:style-name="T39">ﭬ</text:span><text:span text:style-name="T1"> </text:span><text:span text:style-name="T39">ﭭ</text:span><text:span text:style-name="T1"> </text:span><text:span text:style-name="T39">ﭮ</text:span><text:span text:style-name="T1"> </text:span><text:span text:style-name="T39">ﭯ</text:span><text:span text:style-name="T1"> </text:span><text:span text:style-name="T39">ﭰ</text:span><text:span text:style-name="T1"> </text:span><text:span text:style-name="T39">ﭱ</text:span><text:span text:style-name="T1"> </text:span><text:span text:style-name="T39">ﭲ</text:span><text:span text:style-name="T1"> </text:span><text:span text:style-name="T39">ﭳ</text:span></text:p>
      <text:p text:style-name="P24"><text:span text:style-name="T1"><text:s/></text:span><text:span text:style-name="T39">ﭴ</text:span><text:span text:style-name="T1"> </text:span><text:span text:style-name="T39">ﭵ</text:span><text:span text:style-name="T1"> </text:span><text:span text:style-name="T39">ﭶ</text:span><text:span text:style-name="T1"> </text:span><text:span text:style-name="T39">ﭷ</text:span><text:span text:style-name="T1"> </text:span><text:span text:style-name="T39">ﭸﭹ</text:span><text:span text:style-name="T1"> </text:span><text:span text:style-name="T39">ﭺ</text:span><text:span text:style-name="T1"> </text:span><text:span text:style-name="T39">ﭻﭼ</text:span></text:p>
      <text:p text:style-name="P24"><text:span text:style-name="T1"><text:s/></text:span><text:span text:style-name="T39">ﭽ</text:span><text:span text:style-name="T1"> </text:span><text:span text:style-name="T39">ﭾ</text:span><text:span text:style-name="T1"> </text:span><text:span text:style-name="T39">ﭿ</text:span><text:span text:style-name="T1"> </text:span><text:span text:style-name="T39">ﮀ</text:span><text:span text:style-name="T1"> </text:span><text:span text:style-name="T39">ﮁ</text:span><text:span text:style-name="T1"> </text:span><text:span text:style-name="T39">ﮂ</text:span><text:span text:style-name="T1"> </text:span><text:span text:style-name="T39">ﮃ</text:span><text:span text:style-name="T1"> </text:span><text:span text:style-name="T39">ﮄ</text:span></text:p>
      <text:p text:style-name="P24"><text:span text:style-name="T1"><text:s/></text:span><text:span text:style-name="T39">ﮅ</text:span><text:span text:style-name="T1"> </text:span><text:span text:style-name="T39">ﮆ</text:span><text:span text:style-name="T1"> </text:span><text:span text:style-name="T39">ﮇ</text:span><text:span text:style-name="T1"> </text:span><text:span text:style-name="T39">ﮈ</text:span><text:span text:style-name="T1"> </text:span><text:span text:style-name="T39">ﮉ</text:span><text:span text:style-name="T1"> </text:span><text:span text:style-name="T39">ﮊ</text:span><text:span text:style-name="T1"> </text:span><text:span text:style-name="T39">ﮋ</text:span><text:span text:style-name="T1"> </text:span><text:span text:style-name="T39">ﮌ</text:span></text:p>
      <text:p text:style-name="P24"><text:span text:style-name="T39">ﮍ</text:span><text:span text:style-name="T1"> </text:span><text:span text:style-name="T39">ﮎ</text:span><text:span text:style-name="T1"> </text:span><text:span text:style-name="T39">ﮏ</text:span><text:span text:style-name="T1"> </text:span><text:span text:style-name="T39">ﮐ</text:span><text:span text:style-name="T1"> </text:span><text:span text:style-name="T39">ﮑ</text:span><text:span text:style-name="T1"> </text:span><text:span text:style-name="T39">ﮒ</text:span><text:span text:style-name="T1"> </text:span><text:span text:style-name="T39">ﮓ</text:span></text:p>
      <text:p text:style-name="P24"><text:span text:style-name="T1"><text:s/></text:span><text:span text:style-name="T39">ﮔ</text:span><text:span text:style-name="T1"> </text:span><text:span text:style-name="T39">ﮕ</text:span><text:span text:style-name="T1"> </text:span><text:span text:style-name="T39">ﮖ</text:span><text:span text:style-name="T1"> </text:span><text:span text:style-name="T39">ﮗ</text:span><text:span text:style-name="T1"> </text:span><text:span text:style-name="T39">ﮘ</text:span><text:span text:style-name="T1"> </text:span><text:span text:style-name="T39">ﮙ</text:span><text:span text:style-name="T1"> </text:span><text:span text:style-name="T39">ﮚ</text:span><text:span text:style-name="T1"> </text:span><text:span text:style-name="T39">ﮛ</text:span></text:p>
      <text:p text:style-name="P24"><text:span text:style-name="T39">ﮜ</text:span><text:span text:style-name="T1"> </text:span><text:span text:style-name="T39">ﮝ</text:span><text:span text:style-name="T1"> </text:span><text:span text:style-name="T39">ﮞ</text:span><text:span text:style-name="T1"> </text:span><text:span text:style-name="T39">ﮟﮠ</text:span><text:span text:style-name="T1"> </text:span><text:span text:style-name="T39">ﮡ</text:span><text:span text:style-name="T1"> </text:span><text:span text:style-name="T39">ﮢ</text:span><text:span text:style-name="T1"> </text:span><text:span text:style-name="T39">ﮣ</text:span><text:span text:style-name="T1"> </text:span><text:span text:style-name="T39">ﮤ</text:span><text:span text:style-name="T1"> </text:span><text:span text:style-name="T39">ﮥﮦ</text:span></text:p>
      <text:p text:style-name="P24"><text:span text:style-name="T1"><text:s/></text:span><text:span text:style-name="T39">ﮧ</text:span><text:span text:style-name="T1"> </text:span><text:span text:style-name="T39">ﮨ</text:span><text:span text:style-name="T1"> </text:span><text:span text:style-name="T39">ﮩ</text:span><text:span text:style-name="T1"> </text:span><text:span text:style-name="T39">ﮪ</text:span><text:span text:style-name="T1"> </text:span><text:span text:style-name="T39">ﮫ</text:span><text:span text:style-name="T1"> </text:span><text:span text:style-name="T39">ﮬ</text:span><text:span text:style-name="T1"> </text:span><text:span text:style-name="T39">ﮭ</text:span><text:span text:style-name="T1"> </text:span><text:span text:style-name="T39">ﮮ</text:span><text:span text:style-name="T1"> </text:span><text:span text:style-name="T39">ﮯ</text:span></text:p>
      <text:p text:style-name="P24"><text:span text:style-name="T1"><text:s/></text:span><text:span text:style-name="T39">ﮰ</text:span><text:span text:style-name="T1"> </text:span><text:span text:style-name="T39">ﮱ</text:span><text:span text:style-name="T1"> </text:span><text:span text:style-name="T39">ﯓ</text:span><text:span text:style-name="T1"> </text:span><text:span text:style-name="T39">ﯔ</text:span><text:span text:style-name="T1"> </text:span><text:span text:style-name="T39">ﯕ</text:span><text:span text:style-name="T1"> </text:span><text:span text:style-name="T39">ﯖ</text:span><text:span text:style-name="T1"> </text:span><text:span text:style-name="T39">ﯗ</text:span><text:span text:style-name="T1"> </text:span><text:span text:style-name="T39">ﯘ</text:span><text:span text:style-name="T1"> </text:span><text:span text:style-name="T39">ﯙ</text:span></text:p>
      <text:p text:style-name="P24"><text:span text:style-name="T1"><text:s/></text:span><text:span text:style-name="T39">ﯚ</text:span><text:span text:style-name="T1"> </text:span><text:span text:style-name="T39">ﯛ</text:span><text:span text:style-name="T1"> </text:span><text:span text:style-name="T39">ﯜ</text:span><text:span text:style-name="T1"> </text:span><text:span text:style-name="T39">ﯝﯞ</text:span><text:span text:style-name="T1"> </text:span><text:span text:style-name="T39">ﯟ</text:span><text:span text:style-name="T1"> </text:span><text:span text:style-name="T39">ﯠ</text:span><text:span text:style-name="T1"> </text:span><text:span text:style-name="T39">ﯡ</text:span><text:span text:style-name="T1"> </text:span><text:span text:style-name="T39">ﯢ</text:span><text:span text:style-name="T1"> </text:span><text:span text:style-name="T39">ﯣ</text:span><text:span text:style-name="T1"> </text:span><text:span text:style-name="T39">ﯤ</text:span></text:p>
      <text:p text:style-name="P24"><text:span text:style-name="T1"><text:s/></text:span><text:span text:style-name="T39">ﯥ</text:span><text:span text:style-name="T1"> </text:span><text:span text:style-name="T39">ﯦ</text:span><text:span text:style-name="T1"> </text:span><text:span text:style-name="T39">ﯧ</text:span><text:span text:style-name="T1"> </text:span><text:span text:style-name="T39">ﯨ</text:span><text:span text:style-name="T1"> </text:span><text:span text:style-name="T39">ﯩ</text:span><text:span text:style-name="T1"> </text:span><text:span text:style-name="T39">ﯪ</text:span><text:span text:style-name="T1"> </text:span><text:span text:style-name="T39">ﯫ</text:span><text:span text:style-name="T1"> </text:span><text:span text:style-name="T39">ﯬ</text:span><text:span text:style-name="T1"> </text:span><text:span text:style-name="T39">ﯭﯮ</text:span><text:span text:style-name="T1"> </text:span><text:span text:style-name="T39">ﯯ</text:span></text:p>
      <text:p text:style-name="P24"><text:span text:style-name="T1"><text:s/></text:span><text:span text:style-name="T39">ﯰ</text:span><text:span text:style-name="T1"> </text:span><text:span text:style-name="T39">ﯱ</text:span><text:span text:style-name="T1"> </text:span><text:span text:style-name="T39">ﯲ</text:span><text:span text:style-name="T1"> </text:span><text:span text:style-name="T39">ﯳ</text:span><text:span text:style-name="T1"> </text:span><text:span text:style-name="T39">ﯴ</text:span><text:span text:style-name="T1"> </text:span><text:span text:style-name="T39">ﯵﯶ</text:span><text:span text:style-name="T1"> </text:span><text:span text:style-name="T39">ﯷ</text:span><text:span text:style-name="T1"> </text:span><text:span text:style-name="T39">ﯸ</text:span><text:span text:style-name="T1"> </text:span><text:span text:style-name="T39">ﯹ</text:span><text:span text:style-name="T1"> </text:span><text:span text:style-name="T39">ﯺ</text:span><text:span text:style-name="T1"> </text:span><text:span text:style-name="T39">ﯻ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MSI_BASMALAH" svg:font-family="MSI_BASMALAH"/>
    <style:font-face style:name="MSI_Z522" svg:font-family="MSI_Z522" style:font-pitch="variable"/>
    <style:font-face style:name="MSI_Z523" svg:font-family="MSI_Z523" style:font-pitch="variable"/>
    <style:font-face style:name="MSI_Z524" svg:font-family="MSI_Z524" style:font-pitch="variable"/>
    <style:font-face style:name="MSI_Z525" svg:font-family="MSI_Z525" style:font-pitch="variable"/>
    <style:font-face style:name="MSI_Z526" svg:font-family="MSI_Z526" style:font-pitch="variable"/>
    <style:font-face style:name="MSI_Z527" svg:font-family="MSI_Z527" style:font-pitch="variable"/>
    <style:font-face style:name="MSI_Z528" svg:font-family="MSI_Z528" style:font-pitch="variable"/>
    <style:font-face style:name="MSI_Z529" svg:font-family="MSI_Z529" style:font-pitch="variable"/>
    <style:font-face style:name="MSI_Z530" svg:font-family="MSI_Z530" style:font-pitch="variable"/>
    <style:font-face style:name="MSI_Z531" svg:font-family="MSI_Z531" style:font-pitch="variable"/>
    <style:font-face style:name="MSI_Z532" svg:font-family="MSI_Z532" style:font-pitch="variable"/>
    <style:font-face style:name="MSI_Z533" svg:font-family="MSI_Z533" style:font-pitch="variable"/>
    <style:font-face style:name="MSI_Z534" svg:font-family="MSI_Z534" style:font-pitch="variable"/>
    <style:font-face style:name="MSI_Z535" svg:font-family="MSI_Z535" style:font-pitch="variable"/>
    <style:font-face style:name="MSI_Z536" svg:font-family="MSI_Z536" style:font-pitch="variable"/>
    <style:font-face style:name="MSI_Z537" svg:font-family="MSI_Z537" style:font-pitch="variable"/>
    <style:font-face style:name="MSI_Z539" svg:font-family="MSI_Z539" style:font-pitch="variable"/>
    <style:font-face style:name="MSI_Z540" svg:font-family="MSI_Z540" style:font-pitch="variable"/>
    <style:font-face style:name="MSI_Z541" svg:font-family="MSI_Z541" style:font-pitch="variable"/>
    <style:font-face style:name="msi_z538" svg:font-family="msi_z538" style:font-pitch="variable"/>
    <style:font-face style:name="Liberation Serif" svg:font-family="'Liberation Serif'" style:font-family-generic="roman" style:font-pitch="variable"/>
    <style:font-face style:name="QCF_BSML" svg:font-family="QCF_BSML" style:font-family-generic="roman" style:font-pitch="variable"/>
    <style:font-face style:name="QCF_P521" svg:font-family="QCF_P521" style:font-family-generic="roman" style:font-pitch="variable"/>
    <style:font-face style:name="QCF_P522" svg:font-family="QCF_P522" style:font-family-generic="roman" style:font-pitch="variable"/>
    <style:font-face style:name="QCF_P523" svg:font-family="QCF_P523" style:font-family-generic="roman" style:font-pitch="variable"/>
    <style:font-face style:name="QCF_P524" svg:font-family="QCF_P524" style:font-family-generic="roman" style:font-pitch="variable"/>
    <style:font-face style:name="QCF_P525" svg:font-family="QCF_P525" style:font-family-generic="roman" style:font-pitch="variable"/>
    <style:font-face style:name="QCF_P526" svg:font-family="QCF_P526" style:font-family-generic="roman" style:font-pitch="variable"/>
    <style:font-face style:name="QCF_P527" svg:font-family="QCF_P527" style:font-family-generic="roman" style:font-pitch="variable"/>
    <style:font-face style:name="QCF_P528" svg:font-family="QCF_P528" style:font-family-generic="roman" style:font-pitch="variable"/>
    <style:font-face style:name="QCF_P529" svg:font-family="QCF_P529" style:font-family-generic="roman" style:font-pitch="variable"/>
    <style:font-face style:name="QCF_P530" svg:font-family="QCF_P530" style:font-family-generic="roman" style:font-pitch="variable"/>
    <style:font-face style:name="QCF_P531" svg:font-family="QCF_P531" style:font-family-generic="roman" style:font-pitch="variable"/>
    <style:font-face style:name="QCF_P532" svg:font-family="QCF_P532" style:font-family-generic="roman" style:font-pitch="variable"/>
    <style:font-face style:name="QCF_P533" svg:font-family="QCF_P533" style:font-family-generic="roman" style:font-pitch="variable"/>
    <style:font-face style:name="QCF_P534" svg:font-family="QCF_P534" style:font-family-generic="roman" style:font-pitch="variable"/>
    <style:font-face style:name="QCF_P535" svg:font-family="QCF_P535" style:font-family-generic="roman" style:font-pitch="variable"/>
    <style:font-face style:name="QCF_P536" svg:font-family="QCF_P536" style:font-family-generic="roman" style:font-pitch="variable"/>
    <style:font-face style:name="QCF_P537" svg:font-family="QCF_P537" style:font-family-generic="roman" style:font-pitch="variable"/>
    <style:font-face style:name="QCF_P538" svg:font-family="QCF_P538" style:font-family-generic="roman" style:font-pitch="variable"/>
    <style:font-face style:name="QCF_P539" svg:font-family="QCF_P539" style:font-family-generic="roman" style:font-pitch="variable"/>
    <style:font-face style:name="QCF_P540" svg:font-family="QCF_P540" style:font-family-generic="roman" style:font-pitch="variable"/>
    <style:font-face style:name="QCF_P541" svg:font-family="QCF_P541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5281" svg:font-family="QCF_P528" style:font-family-generic="system" style:font-pitch="variable"/>
    <style:font-face style:name="QCF_P5341" svg:font-family="QCF_P534" style:font-family-generic="system" style:font-pitch="variable"/>
    <style:font-face style:name="QCF_P5371" svg:font-family="QCF_P537" style:font-family-generic="system" style:font-pitch="variable"/>
    <style:font-face style:name="QCF_P5381" svg:font-family="QCF_P538" style:font-family-generic="system" style:font-pitch="variable"/>
    <style:font-face style:name="QCF_P5391" svg:font-family="QCF_P539" style:font-family-generic="system" style:font-pitch="variable"/>
    <style:font-face style:name="QCF_P5401" svg:font-family="QCF_P540" style:font-family-generic="system" style:font-pitch="variable"/>
    <style:font-face style:name="QCF_P5411" svg:font-family="QCF_P541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paragraph-rsid="0075019c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officeooo:paragraph-rsid="00c359f2"/>
    </style:style>
    <style:style style:name="MT1" style:family="text">
      <style:text-properties style:font-name="Liberation Sans Narrow" fo:font-size="10pt" officeooo:rsid="0075019c" style:font-size-asian="8pt" style:font-size-complex="8pt"/>
    </style:style>
    <style:style style:name="MT2" style:family="text">
      <style:text-properties style:font-name="Liberation Sans Narrow" fo:font-size="10pt" officeooo:rsid="01dabfa1" style:font-size-asian="8pt" style:font-size-complex="8pt"/>
    </style:style>
    <style:style style:name="MT3" style:family="text">
      <style:text-properties style:font-name="Liberation Sans Narrow" fo:font-size="10pt" officeooo:rsid="01f67100" style:font-size-asian="8pt" style:font-size-complex="8pt"/>
    </style:style>
    <style:style style:name="MT4" style:family="text">
      <style:text-properties style:font-name="Liberation Sans Narrow" fo:font-size="10pt" officeooo:rsid="015e6cbb" style:font-size-asian="8pt" style:font-size-complex="8pt"/>
    </style:style>
    <style:style style:name="MT5" style:family="text">
      <style:text-properties style:font-name="Liberation Sans Narrow" fo:font-size="10pt" officeooo:rsid="0075019c" style:font-size-asian="10pt" style:font-size-complex="10pt"/>
    </style:style>
    <style:style style:name="MT6" style:family="text">
      <style:text-properties style:font-name="Liberation Sans Narrow" fo:font-size="10pt" officeooo:rsid="01dff3d2" style:font-size-asian="10pt" style:font-size-complex="10pt"/>
    </style:style>
    <style:style style:name="MT7" style:family="text">
      <style:text-properties style:font-name="Liberation Sans Narrow" fo:font-size="10pt" officeooo:rsid="01f71ac8" style:font-size-asian="10pt" style:font-size-complex="10pt"/>
    </style:style>
    <style:style style:name="MT8" style:family="text">
      <style:text-properties style:font-name="Liberation Sans Narrow" fo:font-size="10pt" officeooo:rsid="016128c4" style:font-size-asian="10pt" style:font-size-complex="10pt"/>
    </style:style>
    <style:style style:name="MT9" style:family="text">
      <style:text-properties style:font-name="Liberation Sans Narrow" fo:font-size="10pt" officeooo:rsid="01c515fe" style:font-size-asian="10pt" style:font-size-complex="10pt"/>
    </style:style>
    <style:style style:name="MT10" style:family="text">
      <style:text-properties style:font-name="Liberation Sans Narrow" fo:font-size="10pt" officeooo:rsid="01f8c6f7" style:font-size-asian="10pt" style:font-size-complex="10pt"/>
    </style:style>
    <style:style style:name="MT11" style:family="text">
      <style:text-properties style:font-name="Liberation Sans Narrow" fo:font-size="10pt" officeooo:rsid="0163d1a8" style:font-size-asian="10pt" style:font-size-complex="10pt"/>
    </style:style>
    <style:style style:name="MT12" style:family="text">
      <style:text-properties style:font-name="Liberation Sans Narrow" fo:font-size="10pt" officeooo:rsid="019c7e8c" style:font-size-asian="8pt" style:font-size-complex="8pt"/>
    </style:style>
    <style:style style:name="MT13" style:family="text">
      <style:text-properties style:font-name="Liberation Sans Narrow" fo:font-size="10pt" officeooo:rsid="01fa2a46" style:font-size-asian="8pt" style:font-size-complex="8pt"/>
    </style:style>
    <style:style style:name="MT14" style:family="text">
      <style:text-properties style:font-name="Liberation Sans Narrow" fo:font-size="10pt" officeooo:rsid="01e3d5c0" style:font-size-asian="8pt" style:font-size-complex="8pt"/>
    </style:style>
    <style:style style:name="MT15" style:family="text">
      <style:text-properties style:font-name="Liberation Sans Narrow" fo:font-size="10pt" officeooo:rsid="01fad878" style:font-size-asian="8pt" style:font-size-complex="8pt"/>
    </style:style>
    <style:style style:name="MT16" style:family="text">
      <style:text-properties style:font-name="Liberation Sans Narrow" fo:font-size="10pt" officeooo:rsid="01faf2ff" style:font-size-asian="8pt" style:font-size-complex="8pt"/>
    </style:style>
    <style:style style:name="MT17" style:family="text">
      <style:text-properties style:font-name="Liberation Sans Narrow" fo:font-size="10pt" officeooo:rsid="01c0fc98" style:font-size-asian="8pt" style:font-size-complex="8pt"/>
    </style:style>
    <style:style style:name="MT18" style:family="text">
      <style:text-properties style:font-name="Liberation Sans Narrow" fo:font-size="10pt" officeooo:rsid="01fbef86" style:font-size-asian="8pt" style:font-size-complex="8pt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47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4701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span text:style-name="MT1">Surat </text:span><text:span text:style-name="MT2">Ad</text:span><text:span text:style-name="MT3">z Dzariyat</text:span><text:span text:style-name="MT1"><text:tab/><text:tab/>Juz </text:span><text:span text:style-name="MT4">27</text:span></text:p>
      </style:header>
      <style:footer>
        <text:p text:style-name="MP2"><text:page-number text:select-page="current">522</text:page-number></text:p>
      </style:footer>
    </style:master-page>
    <style:master-page style:name="Endnote" style:page-layout-name="Mpm2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2"/>
    <style:master-page style:name="Landscape" style:page-layout-name="Mpm8"/>
    <style:master-page style:name="ganti_20_surat" style:display-name="ganti surat" style:page-layout-name="Mpm9">
      <style:header>
        <text:p text:style-name="MP3"><text:span text:style-name="MT5">Surat </text:span><text:span text:style-name="MT6">A</text:span><text:span text:style-name="MT7">th Thur</text:span><text:span text:style-name="MT5"><text:tab/><text:tab/>Juz </text:span><text:span text:style-name="MT8">2</text:span><text:span text:style-name="MT7">7</text:span></text:p>
      </style:header>
      <style:footer>
        <text:p text:style-name="MP2"><text:page-number text:select-page="current">524</text:page-number></text:p>
      </style:footer>
    </style:master-page>
    <style:master-page style:name="ganti_20_surat2" style:display-name="ganti surat2" style:page-layout-name="Mpm9">
      <style:header>
        <text:p text:style-name="MP3"><text:span text:style-name="MT5">Surat </text:span><text:span text:style-name="MT9">An </text:span><text:span text:style-name="MT10">Najm</text:span><text:span text:style-name="MT9"><text:tab/><text:tab/></text:span><text:span text:style-name="MT5">Juz </text:span><text:span text:style-name="MT11">27</text:span></text:p>
      </style:header>
      <style:footer>
        <text:p text:style-name="MP2"><text:page-number text:select-page="current">527</text:page-number></text:p>
      </style:footer>
    </style:master-page>
    <style:master-page style:name="ganti_20_surat3" style:display-name="ganti surat3" style:page-layout-name="Mpm1">
      <style:header>
        <text:p text:style-name="MP1"><text:span text:style-name="MT1">Surat </text:span><text:span text:style-name="MT12">Al Q</text:span><text:span text:style-name="MT13">amar</text:span><text:span text:style-name="MT1"><text:tab/><text:tab/>Juz </text:span><text:span text:style-name="MT4">27</text:span></text:p>
      </style:header>
      <style:footer>
        <text:p text:style-name="MP2"><text:page-number text:select-page="current">530</text:page-number></text:p>
      </style:footer>
    </style:master-page>
    <style:master-page style:name="ganti_20_surat4" style:display-name="ganti surat4" style:page-layout-name="Mpm1">
      <style:header>
        <text:p text:style-name="MP1"><text:span text:style-name="MT1">Surat </text:span><text:span text:style-name="MT14">A</text:span><text:span text:style-name="MT15">r Rahman</text:span><text:span text:style-name="MT1"><text:tab/><text:tab/>Juz </text:span><text:span text:style-name="MT4">27</text:span></text:p>
      </style:header>
      <style:footer>
        <text:p text:style-name="MP2"><text:page-number text:select-page="current">533</text:page-number></text:p>
      </style:footer>
    </style:master-page>
    <style:master-page style:name="ganti_20_surat5" style:display-name="ganti surat5" style:page-layout-name="Mpm1">
      <style:header>
        <text:p text:style-name="MP1"><text:span text:style-name="MT1">Surat </text:span><text:span text:style-name="MT14">Al </text:span><text:span text:style-name="MT16">Waqi’ah</text:span><text:span text:style-name="MT1"><text:tab/><text:tab/>Juz </text:span><text:span text:style-name="MT4">27</text:span></text:p>
      </style:header>
      <style:footer>
        <text:p text:style-name="MP2"><text:page-number text:select-page="current">536</text:page-number></text:p>
      </style:footer>
    </style:master-page>
    <style:master-page style:name="ganti_20_surat6" style:display-name="ganti surat6" style:page-layout-name="Mpm1">
      <style:header>
        <text:p text:style-name="MP1"><text:span text:style-name="MT1">Surat </text:span><text:span text:style-name="MT17">A</text:span><text:span text:style-name="MT18">l Hadid</text:span><text:span text:style-name="MT1"><text:tab/><text:tab/>Juz </text:span><text:span text:style-name="MT4">27</text:span></text:p>
      </style:header>
      <style:footer>
        <text:p text:style-name="MP2"><text:page-number text:select-page="current">54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05T08:24:30.462285225</meta:creation-date>
    <dc:date>2020-04-15T00:29:06.335380578</dc:date>
    <meta:editing-duration>PT19H37M16S</meta:editing-duration>
    <meta:editing-cycles>445</meta:editing-cycles>
    <meta:generator>LibreOffice/6.4.2.2$Linux_X86_64 LibreOffice_project/4e471d8c02c9c90f512f7f9ead8875b57fcb1ec3</meta:generator>
    <meta:document-statistic meta:table-count="0" meta:image-count="0" meta:object-count="0" meta:page-count="20" meta:paragraph-count="313" meta:word-count="2971" meta:character-count="6099" meta:non-whitespace-character-count="3187"/>
  </office:meta>
</office:document-meta>
</file>